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1256in" svg:height="3.8799in" svg:x="5.4425in" svg:y="0.502in">
            <draw:object draw:notify-on-update-of-ranges="Sheet1.C2:Sheet1.C400 Sheet1.I2:Sheet1.I4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<text:s/>Processing_Time</text:p>
          </table:table-cell>
          <table:table-cell office:value-type="string" calcext:value-type="string">
            <text:p><text:s/>Distance</text:p>
          </table:table-cell>
          <table:table-cell office:value-type="string" calcext:value-type="string">
            <text:p><text:s/>Area</text:p>
          </table:table-cell>
          <table:table-cell office:value-type="string" calcext:value-type="string">
            <text:p><text:s/>LoopClosures 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maining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G$3]-[.D2]" office:value-type="float" office:value="262.468" calcext:value-type="float">
            <text:p>262.468</text:p>
          </table:table-cell>
          <table:table-cell table:formula="of:=ABS(100*[.H2]/[.$G$3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.526" calcext:value-type="float">
            <text:p>37.526</text:p>
          </table:table-cell>
          <table:table-cell office:value-type="float" office:value="0.550001" calcext:value-type="float">
            <text:p>0.550001</text:p>
          </table:table-cell>
          <table:table-cell office:value-type="float" office:value="8.44" calcext:value-type="float">
            <text:p>8.4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00]" office:value-type="float" office:value="262.468" calcext:value-type="float">
            <text:p>262.468</text:p>
          </table:table-cell>
          <table:table-cell table:formula="of:=[.$G$3]-[.D3]" office:value-type="float" office:value="254.028" calcext:value-type="float">
            <text:p>254.028</text:p>
          </table:table-cell>
          <table:table-cell table:formula="of:=ABS(100*[.H3]/[.$G$3])" office:value-type="float" office:value="96.7843699041407" calcext:value-type="float">
            <text:p>96.78436990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.172" calcext:value-type="float">
            <text:p>33.172</text:p>
          </table:table-cell>
          <table:table-cell office:value-type="float" office:value="0.75" calcext:value-type="float">
            <text:p>0.75</text:p>
          </table:table-cell>
          <table:table-cell office:value-type="float" office:value="13.515" calcext:value-type="float">
            <text:p>13.5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]" office:value-type="float" office:value="248.953" calcext:value-type="float">
            <text:p>248.953</text:p>
          </table:table-cell>
          <table:table-cell table:formula="of:=ABS(100*[.H4]/[.$G$3])" office:value-type="float" office:value="94.8508008595334" calcext:value-type="float">
            <text:p>94.85080085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.28" calcext:value-type="float">
            <text:p>31.28</text:p>
          </table:table-cell>
          <table:table-cell office:value-type="float" office:value="1.025" calcext:value-type="float">
            <text:p>1.025</text:p>
          </table:table-cell>
          <table:table-cell office:value-type="float" office:value="14.6375" calcext:value-type="float">
            <text:p>14.6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]" office:value-type="float" office:value="247.8305" calcext:value-type="float">
            <text:p>247.8305</text:p>
          </table:table-cell>
          <table:table-cell table:formula="of:=ABS(100*[.H5]/[.$G$3])" office:value-type="float" office:value="94.4231296767606" calcext:value-type="float">
            <text:p>94.4231296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.153" calcext:value-type="float">
            <text:p>36.153</text:p>
          </table:table-cell>
          <table:table-cell office:value-type="float" office:value="1.24861" calcext:value-type="float">
            <text:p>1.24861</text:p>
          </table:table-cell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]" office:value-type="float" office:value="247.868" calcext:value-type="float">
            <text:p>247.868</text:p>
          </table:table-cell>
          <table:table-cell table:formula="of:=ABS(100*[.H6]/[.$G$3])" office:value-type="float" office:value="94.4374171327552" calcext:value-type="float">
            <text:p>94.43741713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.625" calcext:value-type="float">
            <text:p>38.625</text:p>
          </table:table-cell>
          <table:table-cell office:value-type="float" office:value="1.55068" calcext:value-type="float">
            <text:p>1.55068</text:p>
          </table:table-cell>
          <table:table-cell office:value-type="float" office:value="14.9275" calcext:value-type="float">
            <text:p>14.9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]" office:value-type="float" office:value="247.5405" calcext:value-type="float">
            <text:p>247.5405</text:p>
          </table:table-cell>
          <table:table-cell table:formula="of:=ABS(100*[.H7]/[.$G$3])" office:value-type="float" office:value="94.3126400170688" calcext:value-type="float">
            <text:p>94.31264001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453" calcext:value-type="float">
            <text:p>35.453</text:p>
          </table:table-cell>
          <table:table-cell office:value-type="float" office:value="1.76428" calcext:value-type="float">
            <text:p>1.76428</text:p>
          </table:table-cell>
          <table:table-cell office:value-type="float" office:value="14.9275" calcext:value-type="float">
            <text:p>14.9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]" office:value-type="float" office:value="247.5405" calcext:value-type="float">
            <text:p>247.5405</text:p>
          </table:table-cell>
          <table:table-cell table:formula="of:=ABS(100*[.H8]/[.$G$3])" office:value-type="float" office:value="94.3126400170688" calcext:value-type="float">
            <text:p>94.31264001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.259" calcext:value-type="float">
            <text:p>35.259</text:p>
          </table:table-cell>
          <table:table-cell office:value-type="float" office:value="1.99067" calcext:value-type="float">
            <text:p>1.99067</text:p>
          </table:table-cell>
          <table:table-cell office:value-type="float" office:value="14.8825" calcext:value-type="float">
            <text:p>14.88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]" office:value-type="float" office:value="247.5855" calcext:value-type="float">
            <text:p>247.5855</text:p>
          </table:table-cell>
          <table:table-cell table:formula="of:=ABS(100*[.H9]/[.$G$3])" office:value-type="float" office:value="94.3297849642623" calcext:value-type="float">
            <text:p>94.32978496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.972" calcext:value-type="float">
            <text:p>51.972</text:p>
          </table:table-cell>
          <table:table-cell office:value-type="float" office:value="2.24067" calcext:value-type="float">
            <text:p>2.24067</text:p>
          </table:table-cell>
          <table:table-cell office:value-type="float" office:value="15.25" calcext:value-type="float">
            <text:p>15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]" office:value-type="float" office:value="247.218" calcext:value-type="float">
            <text:p>247.218</text:p>
          </table:table-cell>
          <table:table-cell table:formula="of:=ABS(100*[.H10]/[.$G$3])" office:value-type="float" office:value="94.1897678955149" calcext:value-type="float">
            <text:p>94.18976789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.906" calcext:value-type="float">
            <text:p>40.906</text:p>
          </table:table-cell>
          <table:table-cell office:value-type="float" office:value="2.51567" calcext:value-type="float">
            <text:p>2.51567</text:p>
          </table:table-cell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]" office:value-type="float" office:value="247.268" calcext:value-type="float">
            <text:p>247.268</text:p>
          </table:table-cell>
          <table:table-cell table:formula="of:=ABS(100*[.H11]/[.$G$3])" office:value-type="float" office:value="94.2088178368411" calcext:value-type="float">
            <text:p>94.20881783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462" calcext:value-type="float">
            <text:p>50.462</text:p>
          </table:table-cell>
          <table:table-cell office:value-type="float" office:value="2.81567" calcext:value-type="float">
            <text:p>2.81567</text:p>
          </table:table-cell>
          <table:table-cell office:value-type="float" office:value="15.42" calcext:value-type="float">
            <text:p>15.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]" office:value-type="float" office:value="247.048" calcext:value-type="float">
            <text:p>247.048</text:p>
          </table:table-cell>
          <table:table-cell table:formula="of:=ABS(100*[.H12]/[.$G$3])" office:value-type="float" office:value="94.1249980950059" calcext:value-type="float">
            <text:p>94.1249980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.31" calcext:value-type="float">
            <text:p>39.31</text:p>
          </table:table-cell>
          <table:table-cell office:value-type="float" office:value="3.31692" calcext:value-type="float">
            <text:p>3.31692</text:p>
          </table:table-cell>
          <table:table-cell office:value-type="float" office:value="17.285" calcext:value-type="float">
            <text:p>17.2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]" office:value-type="float" office:value="245.183" calcext:value-type="float">
            <text:p>245.183</text:p>
          </table:table-cell>
          <table:table-cell table:formula="of:=ABS(100*[.H13]/[.$G$3])" office:value-type="float" office:value="93.4144352835393" calcext:value-type="float">
            <text:p>93.41443528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.266" calcext:value-type="float">
            <text:p>44.266</text:p>
          </table:table-cell>
          <table:table-cell office:value-type="float" office:value="3.67486" calcext:value-type="float">
            <text:p>3.67486</text:p>
          </table:table-cell>
          <table:table-cell office:value-type="float" office:value="22.775" calcext:value-type="float">
            <text:p>22.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]" office:value-type="float" office:value="239.693" calcext:value-type="float">
            <text:p>239.693</text:p>
          </table:table-cell>
          <table:table-cell table:formula="of:=ABS(100*[.H14]/[.$G$3])" office:value-type="float" office:value="91.3227517259247" calcext:value-type="float">
            <text:p>91.32275172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.41" calcext:value-type="float">
            <text:p>43.41</text:p>
          </table:table-cell>
          <table:table-cell office:value-type="float" office:value="4.01027" calcext:value-type="float">
            <text:p>4.01027</text:p>
          </table:table-cell>
          <table:table-cell office:value-type="float" office:value="24.21" calcext:value-type="float">
            <text:p>24.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]" office:value-type="float" office:value="238.258" calcext:value-type="float">
            <text:p>238.258</text:p>
          </table:table-cell>
          <table:table-cell table:formula="of:=ABS(100*[.H15]/[.$G$3])" office:value-type="float" office:value="90.7760184098633" calcext:value-type="float">
            <text:p>90.77601840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.363" calcext:value-type="float">
            <text:p>43.363</text:p>
          </table:table-cell>
          <table:table-cell office:value-type="float" office:value="4.32352" calcext:value-type="float">
            <text:p>4.32352</text:p>
          </table:table-cell>
          <table:table-cell office:value-type="float" office:value="26.1475" calcext:value-type="float">
            <text:p>26.14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]" office:value-type="float" office:value="236.3205" calcext:value-type="float">
            <text:p>236.3205</text:p>
          </table:table-cell>
          <table:table-cell table:formula="of:=ABS(100*[.H16]/[.$G$3])" office:value-type="float" office:value="90.0378331834738" calcext:value-type="float">
            <text:p>90.03783318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.117" calcext:value-type="float">
            <text:p>45.117</text:p>
          </table:table-cell>
          <table:table-cell office:value-type="float" office:value="4.57477" calcext:value-type="float">
            <text:p>4.57477</text:p>
          </table:table-cell>
          <table:table-cell office:value-type="float" office:value="29.35" calcext:value-type="float">
            <text:p>29.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]" office:value-type="float" office:value="233.118" calcext:value-type="float">
            <text:p>233.118</text:p>
          </table:table-cell>
          <table:table-cell table:formula="of:=ABS(100*[.H17]/[.$G$3])" office:value-type="float" office:value="88.8176844415319" calcext:value-type="float">
            <text:p>88.81768444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.03" calcext:value-type="float">
            <text:p>50.03</text:p>
          </table:table-cell>
          <table:table-cell office:value-type="float" office:value="4.8509" calcext:value-type="float">
            <text:p>4.8509</text:p>
          </table:table-cell>
          <table:table-cell office:value-type="float" office:value="31.44" calcext:value-type="float">
            <text:p>31.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]" office:value-type="float" office:value="231.028" calcext:value-type="float">
            <text:p>231.028</text:p>
          </table:table-cell>
          <table:table-cell table:formula="of:=ABS(100*[.H18]/[.$G$3])" office:value-type="float" office:value="88.0213968940976" calcext:value-type="float">
            <text:p>88.02139689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.368" calcext:value-type="float">
            <text:p>46.368</text:p>
          </table:table-cell>
          <table:table-cell office:value-type="float" office:value="5.1759" calcext:value-type="float">
            <text:p>5.1759</text:p>
          </table:table-cell>
          <table:table-cell office:value-type="float" office:value="33.8575" calcext:value-type="float">
            <text:p>33.85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]" office:value-type="float" office:value="228.6105" calcext:value-type="float">
            <text:p>228.6105</text:p>
          </table:table-cell>
          <table:table-cell table:formula="of:=ABS(100*[.H19]/[.$G$3])" office:value-type="float" office:value="87.1003322309767" calcext:value-type="float">
            <text:p>87.1003322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.218" calcext:value-type="float">
            <text:p>46.218</text:p>
          </table:table-cell>
          <table:table-cell office:value-type="float" office:value="5.53385" calcext:value-type="float">
            <text:p>5.53385</text:p>
          </table:table-cell>
          <table:table-cell office:value-type="float" office:value="35.4725" calcext:value-type="float">
            <text:p>35.4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]" office:value-type="float" office:value="226.9955" calcext:value-type="float">
            <text:p>226.9955</text:p>
          </table:table-cell>
          <table:table-cell table:formula="of:=ABS(100*[.H20]/[.$G$3])" office:value-type="float" office:value="86.4850191261411" calcext:value-type="float">
            <text:p>86.48501912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.616" calcext:value-type="float">
            <text:p>43.616</text:p>
          </table:table-cell>
          <table:table-cell office:value-type="float" office:value="5.79486" calcext:value-type="float">
            <text:p>5.79486</text:p>
          </table:table-cell>
          <table:table-cell office:value-type="float" office:value="36.6" calcext:value-type="float">
            <text:p>36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]" office:value-type="float" office:value="225.868" calcext:value-type="float">
            <text:p>225.868</text:p>
          </table:table-cell>
          <table:table-cell table:formula="of:=ABS(100*[.H21]/[.$G$3])" office:value-type="float" office:value="86.0554429492357" calcext:value-type="float">
            <text:p>86.05544294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.755" calcext:value-type="float">
            <text:p>61.755</text:p>
          </table:table-cell>
          <table:table-cell office:value-type="float" office:value="6.099" calcext:value-type="float">
            <text:p>6.099</text:p>
          </table:table-cell>
          <table:table-cell office:value-type="float" office:value="37.5575" calcext:value-type="float">
            <text:p>37.55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]" office:value-type="float" office:value="224.9105" calcext:value-type="float">
            <text:p>224.9105</text:p>
          </table:table-cell>
          <table:table-cell table:formula="of:=ABS(100*[.H22]/[.$G$3])" office:value-type="float" office:value="85.6906365728394" calcext:value-type="float">
            <text:p>85.69063657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.256" calcext:value-type="float">
            <text:p>56.256</text:p>
          </table:table-cell>
          <table:table-cell office:value-type="float" office:value="6.42496" calcext:value-type="float">
            <text:p>6.42496</text:p>
          </table:table-cell>
          <table:table-cell office:value-type="float" office:value="38.47" calcext:value-type="float">
            <text:p>38.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]" office:value-type="float" office:value="223.998" calcext:value-type="float">
            <text:p>223.998</text:p>
          </table:table-cell>
          <table:table-cell table:formula="of:=ABS(100*[.H23]/[.$G$3])" office:value-type="float" office:value="85.3429751436366" calcext:value-type="float">
            <text:p>85.34297514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.314" calcext:value-type="float">
            <text:p>48.314</text:p>
          </table:table-cell>
          <table:table-cell office:value-type="float" office:value="6.67496" calcext:value-type="float">
            <text:p>6.67496</text:p>
          </table:table-cell>
          <table:table-cell office:value-type="float" office:value="39.6025" calcext:value-type="float">
            <text:p>39.6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]" office:value-type="float" office:value="222.8655" calcext:value-type="float">
            <text:p>222.8655</text:p>
          </table:table-cell>
          <table:table-cell table:formula="of:=ABS(100*[.H24]/[.$G$3])" office:value-type="float" office:value="84.9114939725986" calcext:value-type="float">
            <text:p>84.91149397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2.56" calcext:value-type="float">
            <text:p>72.56</text:p>
          </table:table-cell>
          <table:table-cell office:value-type="float" office:value="6.9262" calcext:value-type="float">
            <text:p>6.9262</text:p>
          </table:table-cell>
          <table:table-cell office:value-type="float" office:value="42.1675" calcext:value-type="float">
            <text:p>42.16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5]" office:value-type="float" office:value="220.3005" calcext:value-type="float">
            <text:p>220.3005</text:p>
          </table:table-cell>
          <table:table-cell table:formula="of:=ABS(100*[.H25]/[.$G$3])" office:value-type="float" office:value="83.9342319825655" calcext:value-type="float">
            <text:p>83.93423198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6.544" calcext:value-type="float">
            <text:p>76.544</text:p>
          </table:table-cell>
          <table:table-cell office:value-type="float" office:value="7.23544" calcext:value-type="float">
            <text:p>7.23544</text:p>
          </table:table-cell>
          <table:table-cell office:value-type="float" office:value="42.06" calcext:value-type="float">
            <text:p>42.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6]" office:value-type="float" office:value="220.408" calcext:value-type="float">
            <text:p>220.408</text:p>
          </table:table-cell>
          <table:table-cell table:formula="of:=ABS(100*[.H26]/[.$G$3])" office:value-type="float" office:value="83.9751893564168" calcext:value-type="float">
            <text:p>83.97518935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.462" calcext:value-type="float">
            <text:p>58.462</text:p>
          </table:table-cell>
          <table:table-cell office:value-type="float" office:value="7.56426" calcext:value-type="float">
            <text:p>7.56426</text:p>
          </table:table-cell>
          <table:table-cell office:value-type="float" office:value="42.67" calcext:value-type="float">
            <text:p>42.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7]" office:value-type="float" office:value="219.798" calcext:value-type="float">
            <text:p>219.798</text:p>
          </table:table-cell>
          <table:table-cell table:formula="of:=ABS(100*[.H27]/[.$G$3])" office:value-type="float" office:value="83.7427800722374" calcext:value-type="float">
            <text:p>83.74278007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.62" calcext:value-type="float">
            <text:p>54.62</text:p>
          </table:table-cell>
          <table:table-cell office:value-type="float" office:value="7.77786" calcext:value-type="float">
            <text:p>7.77786</text:p>
          </table:table-cell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8]" office:value-type="float" office:value="219.328" calcext:value-type="float">
            <text:p>219.328</text:p>
          </table:table-cell>
          <table:table-cell table:formula="of:=ABS(100*[.H28]/[.$G$3])" office:value-type="float" office:value="83.5637106237713" calcext:value-type="float">
            <text:p>83.56371062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.599" calcext:value-type="float">
            <text:p>57.599</text:p>
          </table:table-cell>
          <table:table-cell office:value-type="float" office:value="8.10382" calcext:value-type="float">
            <text:p>8.10382</text:p>
          </table:table-cell>
          <table:table-cell office:value-type="float" office:value="43.11" calcext:value-type="float">
            <text:p>43.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9]" office:value-type="float" office:value="219.358" calcext:value-type="float">
            <text:p>219.358</text:p>
          </table:table-cell>
          <table:table-cell table:formula="of:=ABS(100*[.H29]/[.$G$3])" office:value-type="float" office:value="83.575140588567" calcext:value-type="float">
            <text:p>83.57514058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.271" calcext:value-type="float">
            <text:p>69.271</text:p>
          </table:table-cell>
          <table:table-cell office:value-type="float" office:value="8.37308" calcext:value-type="float">
            <text:p>8.37308</text:p>
          </table:table-cell>
          <table:table-cell office:value-type="float" office:value="43.725" calcext:value-type="float">
            <text:p>43.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0]" office:value-type="float" office:value="218.743" calcext:value-type="float">
            <text:p>218.743</text:p>
          </table:table-cell>
          <table:table-cell table:formula="of:=ABS(100*[.H30]/[.$G$3])" office:value-type="float" office:value="83.340826310255" calcext:value-type="float">
            <text:p>83.34082631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.607" calcext:value-type="float">
            <text:p>60.607</text:p>
          </table:table-cell>
          <table:table-cell office:value-type="float" office:value="8.69808" calcext:value-type="float">
            <text:p>8.69808</text:p>
          </table:table-cell>
          <table:table-cell office:value-type="float" office:value="43.975" calcext:value-type="float">
            <text:p>43.9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1]" office:value-type="float" office:value="218.493" calcext:value-type="float">
            <text:p>218.493</text:p>
          </table:table-cell>
          <table:table-cell table:formula="of:=ABS(100*[.H31]/[.$G$3])" office:value-type="float" office:value="83.2455766036241" calcext:value-type="float">
            <text:p>83.24557660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.645" calcext:value-type="float">
            <text:p>50.645</text:p>
          </table:table-cell>
          <table:table-cell office:value-type="float" office:value="8.92308" calcext:value-type="float">
            <text:p>8.92308</text:p>
          </table:table-cell>
          <table:table-cell office:value-type="float" office:value="43.6925" calcext:value-type="float">
            <text:p>43.69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2]" office:value-type="float" office:value="218.7755" calcext:value-type="float">
            <text:p>218.7755</text:p>
          </table:table-cell>
          <table:table-cell table:formula="of:=ABS(100*[.H32]/[.$G$3])" office:value-type="float" office:value="83.353208772117" calcext:value-type="float">
            <text:p>83.35320877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8.302" calcext:value-type="float">
            <text:p>58.302</text:p>
          </table:table-cell>
          <table:table-cell office:value-type="float" office:value="9.32308" calcext:value-type="float">
            <text:p>9.32308</text:p>
          </table:table-cell>
          <table:table-cell office:value-type="float" office:value="44.7525" calcext:value-type="float">
            <text:p>44.7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3]" office:value-type="float" office:value="217.7155" calcext:value-type="float">
            <text:p>217.7155</text:p>
          </table:table-cell>
          <table:table-cell table:formula="of:=ABS(100*[.H33]/[.$G$3])" office:value-type="float" office:value="82.949350016002" calcext:value-type="float">
            <text:p>82.9493500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.352" calcext:value-type="float">
            <text:p>59.352</text:p>
          </table:table-cell>
          <table:table-cell office:value-type="float" office:value="9.64904" calcext:value-type="float">
            <text:p>9.64904</text:p>
          </table:table-cell>
          <table:table-cell office:value-type="float" office:value="44.685" calcext:value-type="float">
            <text:p>44.6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4]" office:value-type="float" office:value="217.783" calcext:value-type="float">
            <text:p>217.783</text:p>
          </table:table-cell>
          <table:table-cell table:formula="of:=ABS(100*[.H34]/[.$G$3])" office:value-type="float" office:value="82.9750674367923" calcext:value-type="float">
            <text:p>82.97506743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.43" calcext:value-type="float">
            <text:p>60.43</text:p>
          </table:table-cell>
          <table:table-cell office:value-type="float" office:value="9.89904" calcext:value-type="float">
            <text:p>9.89904</text:p>
          </table:table-cell>
          <table:table-cell office:value-type="float" office:value="46.0525" calcext:value-type="float">
            <text:p>46.0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5]" office:value-type="float" office:value="216.4155" calcext:value-type="float">
            <text:p>216.4155</text:p>
          </table:table-cell>
          <table:table-cell table:formula="of:=ABS(100*[.H35]/[.$G$3])" office:value-type="float" office:value="82.4540515415212" calcext:value-type="float">
            <text:p>82.45405154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4.396" calcext:value-type="float">
            <text:p>64.396</text:p>
          </table:table-cell>
          <table:table-cell office:value-type="float" office:value="10.124" calcext:value-type="float">
            <text:p>10.124</text:p>
          </table:table-cell>
          <table:table-cell office:value-type="float" office:value="45.93" calcext:value-type="float">
            <text:p>45.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6]" office:value-type="float" office:value="216.538" calcext:value-type="float">
            <text:p>216.538</text:p>
          </table:table-cell>
          <table:table-cell table:formula="of:=ABS(100*[.H36]/[.$G$3])" office:value-type="float" office:value="82.5007238977704" calcext:value-type="float">
            <text:p>82.50072389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.088" calcext:value-type="float">
            <text:p>59.088</text:p>
          </table:table-cell>
          <table:table-cell office:value-type="float" office:value="10.4002" calcext:value-type="float">
            <text:p>10.4002</text:p>
          </table:table-cell>
          <table:table-cell office:value-type="float" office:value="46.0875" calcext:value-type="float">
            <text:p>46.08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7]" office:value-type="float" office:value="216.3805" calcext:value-type="float">
            <text:p>216.3805</text:p>
          </table:table-cell>
          <table:table-cell table:formula="of:=ABS(100*[.H37]/[.$G$3])" office:value-type="float" office:value="82.4407165825929" calcext:value-type="float">
            <text:p>82.44071658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9.693" calcext:value-type="float">
            <text:p>59.693</text:p>
          </table:table-cell>
          <table:table-cell office:value-type="float" office:value="10.7511" calcext:value-type="float">
            <text:p>10.7511</text:p>
          </table:table-cell>
          <table:table-cell office:value-type="float" office:value="46.8775" calcext:value-type="float">
            <text:p>46.8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8]" office:value-type="float" office:value="215.5905" calcext:value-type="float">
            <text:p>215.5905</text:p>
          </table:table-cell>
          <table:table-cell table:formula="of:=ABS(100*[.H38]/[.$G$3])" office:value-type="float" office:value="82.1397275096393" calcext:value-type="float">
            <text:p>82.13972750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.59" calcext:value-type="float">
            <text:p>54.59</text:p>
          </table:table-cell>
          <table:table-cell office:value-type="float" office:value="11.0521" calcext:value-type="float">
            <text:p>11.0521</text:p>
          </table:table-cell>
          <table:table-cell office:value-type="float" office:value="47.4525" calcext:value-type="float">
            <text:p>47.4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9]" office:value-type="float" office:value="215.0155" calcext:value-type="float">
            <text:p>215.0155</text:p>
          </table:table-cell>
          <table:table-cell table:formula="of:=ABS(100*[.H39]/[.$G$3])" office:value-type="float" office:value="81.9206531843882" calcext:value-type="float">
            <text:p>81.92065318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3.186" calcext:value-type="float">
            <text:p>73.186</text:p>
          </table:table-cell>
          <table:table-cell office:value-type="float" office:value="11.3809" calcext:value-type="float">
            <text:p>11.3809</text:p>
          </table:table-cell>
          <table:table-cell office:value-type="float" office:value="47.225" calcext:value-type="float">
            <text:p>47.2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0]" office:value-type="float" office:value="215.243" calcext:value-type="float">
            <text:p>215.243</text:p>
          </table:table-cell>
          <table:table-cell table:formula="of:=ABS(100*[.H40]/[.$G$3])" office:value-type="float" office:value="82.0073304174223" calcext:value-type="float">
            <text:p>82.00733041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379" calcext:value-type="float">
            <text:p>72.379</text:p>
          </table:table-cell>
          <table:table-cell office:value-type="float" office:value="11.6559" calcext:value-type="float">
            <text:p>11.6559</text:p>
          </table:table-cell>
          <table:table-cell office:value-type="float" office:value="48.6425" calcext:value-type="float">
            <text:p>48.6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1]" office:value-type="float" office:value="213.8255" calcext:value-type="float">
            <text:p>213.8255</text:p>
          </table:table-cell>
          <table:table-cell table:formula="of:=ABS(100*[.H41]/[.$G$3])" office:value-type="float" office:value="81.4672645808251" calcext:value-type="float">
            <text:p>81.46726458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.412" calcext:value-type="float">
            <text:p>56.412</text:p>
          </table:table-cell>
          <table:table-cell office:value-type="float" office:value="11.9072" calcext:value-type="float">
            <text:p>11.9072</text:p>
          </table:table-cell>
          <table:table-cell office:value-type="float" office:value="49.4875" calcext:value-type="float">
            <text:p>49.48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2]" office:value-type="float" office:value="212.9805" calcext:value-type="float">
            <text:p>212.9805</text:p>
          </table:table-cell>
          <table:table-cell table:formula="of:=ABS(100*[.H42]/[.$G$3])" office:value-type="float" office:value="81.1453205724126" calcext:value-type="float">
            <text:p>81.14532057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3.482" calcext:value-type="float">
            <text:p>73.482</text:p>
          </table:table-cell>
          <table:table-cell office:value-type="float" office:value="12.1547" calcext:value-type="float">
            <text:p>12.1547</text:p>
          </table:table-cell>
          <table:table-cell office:value-type="float" office:value="52.9475" calcext:value-type="float">
            <text:p>52.94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3]" office:value-type="float" office:value="209.5205" calcext:value-type="float">
            <text:p>209.5205</text:p>
          </table:table-cell>
          <table:table-cell table:formula="of:=ABS(100*[.H43]/[.$G$3])" office:value-type="float" office:value="79.8270646326409" calcext:value-type="float">
            <text:p>79.82706463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.562" calcext:value-type="float">
            <text:p>70.562</text:p>
          </table:table-cell>
          <table:table-cell office:value-type="float" office:value="12.4462" calcext:value-type="float">
            <text:p>12.4462</text:p>
          </table:table-cell>
          <table:table-cell office:value-type="float" office:value="52.62" calcext:value-type="float">
            <text:p>52.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4]" office:value-type="float" office:value="209.848" calcext:value-type="float">
            <text:p>209.848</text:p>
          </table:table-cell>
          <table:table-cell table:formula="of:=ABS(100*[.H44]/[.$G$3])" office:value-type="float" office:value="79.9518417483274" calcext:value-type="float">
            <text:p>79.95184174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.994" calcext:value-type="float">
            <text:p>70.994</text:p>
          </table:table-cell>
          <table:table-cell office:value-type="float" office:value="12.5212" calcext:value-type="float">
            <text:p>12.5212</text:p>
          </table:table-cell>
          <table:table-cell office:value-type="float" office:value="52.945" calcext:value-type="float">
            <text:p>52.9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5]" office:value-type="float" office:value="209.523" calcext:value-type="float">
            <text:p>209.523</text:p>
          </table:table-cell>
          <table:table-cell table:formula="of:=ABS(100*[.H45]/[.$G$3])" office:value-type="float" office:value="79.8280171297072" calcext:value-type="float">
            <text:p>79.82801712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.644" calcext:value-type="float">
            <text:p>70.644</text:p>
          </table:table-cell>
          <table:table-cell office:value-type="float" office:value="12.8007" calcext:value-type="float">
            <text:p>12.8007</text:p>
          </table:table-cell>
          <table:table-cell office:value-type="float" office:value="52.9475" calcext:value-type="float">
            <text:p>52.94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6]" office:value-type="float" office:value="209.5205" calcext:value-type="float">
            <text:p>209.5205</text:p>
          </table:table-cell>
          <table:table-cell table:formula="of:=ABS(100*[.H46]/[.$G$3])" office:value-type="float" office:value="79.8270646326409" calcext:value-type="float">
            <text:p>79.82706463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2.551" calcext:value-type="float">
            <text:p>62.551</text:p>
          </table:table-cell>
          <table:table-cell office:value-type="float" office:value="13.0818" calcext:value-type="float">
            <text:p>13.0818</text:p>
          </table:table-cell>
          <table:table-cell office:value-type="float" office:value="52.8775" calcext:value-type="float">
            <text:p>52.87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G$3]-[.D47]" office:value-type="float" office:value="209.5905" calcext:value-type="float">
            <text:p>209.5905</text:p>
          </table:table-cell>
          <table:table-cell table:formula="of:=ABS(100*[.H47]/[.$G$3])" office:value-type="float" office:value="79.8537345504976" calcext:value-type="float">
            <text:p>79.85373455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9.75" calcext:value-type="float">
            <text:p>69.75</text:p>
          </table:table-cell>
          <table:table-cell office:value-type="float" office:value="13.4229" calcext:value-type="float">
            <text:p>13.4229</text:p>
          </table:table-cell>
          <table:table-cell office:value-type="float" office:value="52.885" calcext:value-type="float">
            <text:p>52.8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8]" office:value-type="float" office:value="209.583" calcext:value-type="float">
            <text:p>209.583</text:p>
          </table:table-cell>
          <table:table-cell table:formula="of:=ABS(100*[.H48]/[.$G$3])" office:value-type="float" office:value="79.8508770592987" calcext:value-type="float">
            <text:p>79.85087705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6.549" calcext:value-type="float">
            <text:p>86.549</text:p>
          </table:table-cell>
          <table:table-cell office:value-type="float" office:value="13.6815" calcext:value-type="float">
            <text:p>13.6815</text:p>
          </table:table-cell>
          <table:table-cell office:value-type="float" office:value="52.8775" calcext:value-type="float">
            <text:p>52.87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49]" office:value-type="float" office:value="209.5905" calcext:value-type="float">
            <text:p>209.5905</text:p>
          </table:table-cell>
          <table:table-cell table:formula="of:=ABS(100*[.H49]/[.$G$3])" office:value-type="float" office:value="79.8537345504976" calcext:value-type="float">
            <text:p>79.85373455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5.365" calcext:value-type="float">
            <text:p>75.365</text:p>
          </table:table-cell>
          <table:table-cell office:value-type="float" office:value="13.9315" calcext:value-type="float">
            <text:p>13.9315</text:p>
          </table:table-cell>
          <table:table-cell office:value-type="float" office:value="52.8775" calcext:value-type="float">
            <text:p>52.87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50]" office:value-type="float" office:value="209.5905" calcext:value-type="float">
            <text:p>209.5905</text:p>
          </table:table-cell>
          <table:table-cell table:formula="of:=ABS(100*[.H50]/[.$G$3])" office:value-type="float" office:value="79.8537345504976" calcext:value-type="float">
            <text:p>79.85373455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8.727" calcext:value-type="float">
            <text:p>88.727</text:p>
          </table:table-cell>
          <table:table-cell office:value-type="float" office:value="14.1565" calcext:value-type="float">
            <text:p>14.1565</text:p>
          </table:table-cell>
          <table:table-cell office:value-type="float" office:value="52.8775" calcext:value-type="float">
            <text:p>52.87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51]" office:value-type="float" office:value="209.5905" calcext:value-type="float">
            <text:p>209.5905</text:p>
          </table:table-cell>
          <table:table-cell table:formula="of:=ABS(100*[.H51]/[.$G$3])" office:value-type="float" office:value="79.8537345504976" calcext:value-type="float">
            <text:p>79.85373455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.923" calcext:value-type="float">
            <text:p>68.923</text:p>
          </table:table-cell>
          <table:table-cell office:value-type="float" office:value="14.4825" calcext:value-type="float">
            <text:p>14.4825</text:p>
          </table:table-cell>
          <table:table-cell office:value-type="float" office:value="52.8775" calcext:value-type="float">
            <text:p>52.87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52]" office:value-type="float" office:value="209.5905" calcext:value-type="float">
            <text:p>209.5905</text:p>
          </table:table-cell>
          <table:table-cell table:formula="of:=ABS(100*[.H52]/[.$G$3])" office:value-type="float" office:value="79.8537345504976" calcext:value-type="float">
            <text:p>79.85373455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.105" calcext:value-type="float">
            <text:p>65.105</text:p>
          </table:table-cell>
          <table:table-cell office:value-type="float" office:value="14.7325" calcext:value-type="float">
            <text:p>14.7325</text:p>
          </table:table-cell>
          <table:table-cell office:value-type="float" office:value="52.8775" calcext:value-type="float">
            <text:p>52.87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53]" office:value-type="float" office:value="209.5905" calcext:value-type="float">
            <text:p>209.5905</text:p>
          </table:table-cell>
          <table:table-cell table:formula="of:=ABS(100*[.H53]/[.$G$3])" office:value-type="float" office:value="79.8537345504976" calcext:value-type="float">
            <text:p>79.85373455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9.363" calcext:value-type="float">
            <text:p>69.363</text:p>
          </table:table-cell>
          <table:table-cell office:value-type="float" office:value="15.0335" calcext:value-type="float">
            <text:p>15.0335</text:p>
          </table:table-cell>
          <table:table-cell office:value-type="float" office:value="52.88" calcext:value-type="float">
            <text:p>52.8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54]" office:value-type="float" office:value="209.588" calcext:value-type="float">
            <text:p>209.588</text:p>
          </table:table-cell>
          <table:table-cell table:formula="of:=ABS(100*[.H54]/[.$G$3])" office:value-type="float" office:value="79.8527820534313" calcext:value-type="float">
            <text:p>79.852782053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2.531" calcext:value-type="float">
            <text:p>62.531</text:p>
          </table:table-cell>
          <table:table-cell office:value-type="float" office:value="15.2847" calcext:value-type="float">
            <text:p>15.2847</text:p>
          </table:table-cell>
          <table:table-cell office:value-type="float" office:value="52.8725" calcext:value-type="float">
            <text:p>52.87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55]" office:value-type="float" office:value="209.5955" calcext:value-type="float">
            <text:p>209.5955</text:p>
          </table:table-cell>
          <table:table-cell table:formula="of:=ABS(100*[.H55]/[.$G$3])" office:value-type="float" office:value="79.8556395446302" calcext:value-type="float">
            <text:p>79.85563954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4.851" calcext:value-type="float">
            <text:p>84.851</text:p>
          </table:table-cell>
          <table:table-cell office:value-type="float" office:value="15.5152" calcext:value-type="float">
            <text:p>15.5152</text:p>
          </table:table-cell>
          <table:table-cell office:value-type="float" office:value="53.2025" calcext:value-type="float">
            <text:p>53.20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56]" office:value-type="float" office:value="209.2655" calcext:value-type="float">
            <text:p>209.2655</text:p>
          </table:table-cell>
          <table:table-cell table:formula="of:=ABS(100*[.H56]/[.$G$3])" office:value-type="float" office:value="79.7299099318774" calcext:value-type="float">
            <text:p>79.72990993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.729" calcext:value-type="float">
            <text:p>63.729</text:p>
          </table:table-cell>
          <table:table-cell office:value-type="float" office:value="15.7902" calcext:value-type="float">
            <text:p>15.7902</text:p>
          </table:table-cell>
          <table:table-cell office:value-type="float" office:value="53.7375" calcext:value-type="float">
            <text:p>53.7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57]" office:value-type="float" office:value="208.7305" calcext:value-type="float">
            <text:p>208.7305</text:p>
          </table:table-cell>
          <table:table-cell table:formula="of:=ABS(100*[.H57]/[.$G$3])" office:value-type="float" office:value="79.5260755596873" calcext:value-type="float">
            <text:p>79.52607555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4.192" calcext:value-type="float">
            <text:p>84.192</text:p>
          </table:table-cell>
          <table:table-cell office:value-type="float" office:value="16.0995" calcext:value-type="float">
            <text:p>16.0995</text:p>
          </table:table-cell>
          <table:table-cell office:value-type="float" office:value="53.7375" calcext:value-type="float">
            <text:p>53.7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58]" office:value-type="float" office:value="208.7305" calcext:value-type="float">
            <text:p>208.7305</text:p>
          </table:table-cell>
          <table:table-cell table:formula="of:=ABS(100*[.H58]/[.$G$3])" office:value-type="float" office:value="79.5260755596873" calcext:value-type="float">
            <text:p>79.52607555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.132" calcext:value-type="float">
            <text:p>80.132</text:p>
          </table:table-cell>
          <table:table-cell office:value-type="float" office:value="16.379" calcext:value-type="float">
            <text:p>16.379</text:p>
          </table:table-cell>
          <table:table-cell office:value-type="float" office:value="54.12" calcext:value-type="float">
            <text:p>54.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59]" office:value-type="float" office:value="208.348" calcext:value-type="float">
            <text:p>208.348</text:p>
          </table:table-cell>
          <table:table-cell table:formula="of:=ABS(100*[.H59]/[.$G$3])" office:value-type="float" office:value="79.380343508542" calcext:value-type="float">
            <text:p>79.38034350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3.457" calcext:value-type="float">
            <text:p>73.457</text:p>
          </table:table-cell>
          <table:table-cell office:value-type="float" office:value="16.68" calcext:value-type="float">
            <text:p>16.68</text:p>
          </table:table-cell>
          <table:table-cell office:value-type="float" office:value="54.12" calcext:value-type="float">
            <text:p>54.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60]" office:value-type="float" office:value="208.348" calcext:value-type="float">
            <text:p>208.348</text:p>
          </table:table-cell>
          <table:table-cell table:formula="of:=ABS(100*[.H60]/[.$G$3])" office:value-type="float" office:value="79.380343508542" calcext:value-type="float">
            <text:p>79.38034350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1.612" calcext:value-type="float">
            <text:p>71.612</text:p>
          </table:table-cell>
          <table:table-cell office:value-type="float" office:value="17.006" calcext:value-type="float">
            <text:p>17.006</text:p>
          </table:table-cell>
          <table:table-cell office:value-type="float" office:value="54.1075" calcext:value-type="float">
            <text:p>54.10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61]" office:value-type="float" office:value="208.3605" calcext:value-type="float">
            <text:p>208.3605</text:p>
          </table:table-cell>
          <table:table-cell table:formula="of:=ABS(100*[.H61]/[.$G$3])" office:value-type="float" office:value="79.3851059938735" calcext:value-type="float">
            <text:p>79.38510599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.213" calcext:value-type="float">
            <text:p>65.213</text:p>
          </table:table-cell>
          <table:table-cell office:value-type="float" office:value="17.356" calcext:value-type="float">
            <text:p>17.356</text:p>
          </table:table-cell>
          <table:table-cell office:value-type="float" office:value="54.1075" calcext:value-type="float">
            <text:p>54.10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62]" office:value-type="float" office:value="208.3605" calcext:value-type="float">
            <text:p>208.3605</text:p>
          </table:table-cell>
          <table:table-cell table:formula="of:=ABS(100*[.H62]/[.$G$3])" office:value-type="float" office:value="79.3851059938735" calcext:value-type="float">
            <text:p>79.38510599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.999" calcext:value-type="float">
            <text:p>57.999</text:p>
          </table:table-cell>
          <table:table-cell office:value-type="float" office:value="17.706" calcext:value-type="float">
            <text:p>17.706</text:p>
          </table:table-cell>
          <table:table-cell office:value-type="float" office:value="54.1025" calcext:value-type="float">
            <text:p>54.10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63]" office:value-type="float" office:value="208.3655" calcext:value-type="float">
            <text:p>208.3655</text:p>
          </table:table-cell>
          <table:table-cell table:formula="of:=ABS(100*[.H63]/[.$G$3])" office:value-type="float" office:value="79.3870109880062" calcext:value-type="float">
            <text:p>79.3870109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.255" calcext:value-type="float">
            <text:p>56.255</text:p>
          </table:table-cell>
          <table:table-cell office:value-type="float" office:value="18.031" calcext:value-type="float">
            <text:p>18.031</text:p>
          </table:table-cell>
          <table:table-cell office:value-type="float" office:value="54.1025" calcext:value-type="float">
            <text:p>54.10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64]" office:value-type="float" office:value="208.3655" calcext:value-type="float">
            <text:p>208.3655</text:p>
          </table:table-cell>
          <table:table-cell table:formula="of:=ABS(100*[.H64]/[.$G$3])" office:value-type="float" office:value="79.3870109880062" calcext:value-type="float">
            <text:p>79.3870109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.203" calcext:value-type="float">
            <text:p>60.203</text:p>
          </table:table-cell>
          <table:table-cell office:value-type="float" office:value="18.381" calcext:value-type="float">
            <text:p>18.381</text:p>
          </table:table-cell>
          <table:table-cell office:value-type="float" office:value="54.1025" calcext:value-type="float">
            <text:p>54.10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65]" office:value-type="float" office:value="208.3655" calcext:value-type="float">
            <text:p>208.3655</text:p>
          </table:table-cell>
          <table:table-cell table:formula="of:=ABS(100*[.H65]/[.$G$3])" office:value-type="float" office:value="79.3870109880062" calcext:value-type="float">
            <text:p>79.3870109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.208" calcext:value-type="float">
            <text:p>63.208</text:p>
          </table:table-cell>
          <table:table-cell office:value-type="float" office:value="18.6605" calcext:value-type="float">
            <text:p>18.6605</text:p>
          </table:table-cell>
          <table:table-cell office:value-type="float" office:value="54.1" calcext:value-type="float">
            <text:p>54.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66]" office:value-type="float" office:value="208.368" calcext:value-type="float">
            <text:p>208.368</text:p>
          </table:table-cell>
          <table:table-cell table:formula="of:=ABS(100*[.H66]/[.$G$3])" office:value-type="float" office:value="79.3879634850725" calcext:value-type="float">
            <text:p>79.38796348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.948" calcext:value-type="float">
            <text:p>66.948</text:p>
          </table:table-cell>
          <table:table-cell office:value-type="float" office:value="18.9117" calcext:value-type="float">
            <text:p>18.9117</text:p>
          </table:table-cell>
          <table:table-cell office:value-type="float" office:value="54.07" calcext:value-type="float">
            <text:p>54.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67]" office:value-type="float" office:value="208.398" calcext:value-type="float">
            <text:p>208.398</text:p>
          </table:table-cell>
          <table:table-cell table:formula="of:=ABS(100*[.H67]/[.$G$3])" office:value-type="float" office:value="79.3993934498682" calcext:value-type="float">
            <text:p>79.39939344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4.54" calcext:value-type="float">
            <text:p>84.54</text:p>
          </table:table-cell>
          <table:table-cell office:value-type="float" office:value="19.1867" calcext:value-type="float">
            <text:p>19.1867</text:p>
          </table:table-cell>
          <table:table-cell office:value-type="float" office:value="56.2225" calcext:value-type="float">
            <text:p>56.22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68]" office:value-type="float" office:value="206.2455" calcext:value-type="float">
            <text:p>206.2455</text:p>
          </table:table-cell>
          <table:table-cell table:formula="of:=ABS(100*[.H68]/[.$G$3])" office:value-type="float" office:value="78.5792934757761" calcext:value-type="float">
            <text:p>78.57929347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.154" calcext:value-type="float">
            <text:p>63.154</text:p>
          </table:table-cell>
          <table:table-cell office:value-type="float" office:value="19.5117" calcext:value-type="float">
            <text:p>19.5117</text:p>
          </table:table-cell>
          <table:table-cell office:value-type="float" office:value="56.6875" calcext:value-type="float">
            <text:p>56.68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69]" office:value-type="float" office:value="205.7805" calcext:value-type="float">
            <text:p>205.7805</text:p>
          </table:table-cell>
          <table:table-cell table:formula="of:=ABS(100*[.H69]/[.$G$3])" office:value-type="float" office:value="78.4021290214426" calcext:value-type="float">
            <text:p>78.40212902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7.071" calcext:value-type="float">
            <text:p>97.071</text:p>
          </table:table-cell>
          <table:table-cell office:value-type="float" office:value="19.8128" calcext:value-type="float">
            <text:p>19.8128</text:p>
          </table:table-cell>
          <table:table-cell office:value-type="float" office:value="56.57" calcext:value-type="float">
            <text:p>56.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70]" office:value-type="float" office:value="205.898" calcext:value-type="float">
            <text:p>205.898</text:p>
          </table:table-cell>
          <table:table-cell table:formula="of:=ABS(100*[.H70]/[.$G$3])" office:value-type="float" office:value="78.4468963835591" calcext:value-type="float">
            <text:p>78.44689638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1.714" calcext:value-type="float">
            <text:p>71.714</text:p>
          </table:table-cell>
          <table:table-cell office:value-type="float" office:value="20.1637" calcext:value-type="float">
            <text:p>20.1637</text:p>
          </table:table-cell>
          <table:table-cell office:value-type="float" office:value="57.2375" calcext:value-type="float">
            <text:p>57.2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71]" office:value-type="float" office:value="205.2305" calcext:value-type="float">
            <text:p>205.2305</text:p>
          </table:table-cell>
          <table:table-cell table:formula="of:=ABS(100*[.H71]/[.$G$3])" office:value-type="float" office:value="78.1925796668546" calcext:value-type="float">
            <text:p>78.19257966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.013" calcext:value-type="float">
            <text:p>71.013</text:p>
          </table:table-cell>
          <table:table-cell office:value-type="float" office:value="20.4637" calcext:value-type="float">
            <text:p>20.4637</text:p>
          </table:table-cell>
          <table:table-cell office:value-type="float" office:value="57.1725" calcext:value-type="float">
            <text:p>57.17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72]" office:value-type="float" office:value="205.2955" calcext:value-type="float">
            <text:p>205.2955</text:p>
          </table:table-cell>
          <table:table-cell table:formula="of:=ABS(100*[.H72]/[.$G$3])" office:value-type="float" office:value="78.2173445905787" calcext:value-type="float">
            <text:p>78.21734459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8.113" calcext:value-type="float">
            <text:p>128.113</text:p>
          </table:table-cell>
          <table:table-cell office:value-type="float" office:value="20.6137" calcext:value-type="float">
            <text:p>20.6137</text:p>
          </table:table-cell>
          <table:table-cell office:value-type="float" office:value="57.1175" calcext:value-type="float">
            <text:p>57.11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73]" office:value-type="float" office:value="205.3505" calcext:value-type="float">
            <text:p>205.3505</text:p>
          </table:table-cell>
          <table:table-cell table:formula="of:=ABS(100*[.H73]/[.$G$3])" office:value-type="float" office:value="78.2382995260375" calcext:value-type="float">
            <text:p>78.2382995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.63" calcext:value-type="float">
            <text:p>80.63</text:p>
          </table:table-cell>
          <table:table-cell office:value-type="float" office:value="20.9887" calcext:value-type="float">
            <text:p>20.9887</text:p>
          </table:table-cell>
          <table:table-cell office:value-type="float" office:value="58.495" calcext:value-type="float">
            <text:p>58.4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74]" office:value-type="float" office:value="203.973" calcext:value-type="float">
            <text:p>203.973</text:p>
          </table:table-cell>
          <table:table-cell table:formula="of:=ABS(100*[.H74]/[.$G$3])" office:value-type="float" office:value="77.7134736425012" calcext:value-type="float">
            <text:p>77.71347364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.463" calcext:value-type="float">
            <text:p>84.463</text:p>
          </table:table-cell>
          <table:table-cell office:value-type="float" office:value="21.2349" calcext:value-type="float">
            <text:p>21.2349</text:p>
          </table:table-cell>
          <table:table-cell office:value-type="float" office:value="62.3775" calcext:value-type="float">
            <text:p>62.37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75]" office:value-type="float" office:value="200.0905" calcext:value-type="float">
            <text:p>200.0905</text:p>
          </table:table-cell>
          <table:table-cell table:formula="of:=ABS(100*[.H75]/[.$G$3])" office:value-type="float" office:value="76.2342456985233" calcext:value-type="float">
            <text:p>76.23424569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9.187" calcext:value-type="float">
            <text:p>99.187</text:p>
          </table:table-cell>
          <table:table-cell office:value-type="float" office:value="21.6132" calcext:value-type="float">
            <text:p>21.6132</text:p>
          </table:table-cell>
          <table:table-cell office:value-type="float" office:value="64.8775" calcext:value-type="float">
            <text:p>64.87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76]" office:value-type="float" office:value="197.5905" calcext:value-type="float">
            <text:p>197.5905</text:p>
          </table:table-cell>
          <table:table-cell table:formula="of:=ABS(100*[.H76]/[.$G$3])" office:value-type="float" office:value="75.2817486322142" calcext:value-type="float">
            <text:p>75.28174863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.488" calcext:value-type="float">
            <text:p>77.488</text:p>
          </table:table-cell>
          <table:table-cell office:value-type="float" office:value="21.942" calcext:value-type="float">
            <text:p>21.942</text:p>
          </table:table-cell>
          <table:table-cell office:value-type="float" office:value="67.4" calcext:value-type="float">
            <text:p>67.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77]" office:value-type="float" office:value="195.068" calcext:value-type="float">
            <text:p>195.068</text:p>
          </table:table-cell>
          <table:table-cell table:formula="of:=ABS(100*[.H77]/[.$G$3])" office:value-type="float" office:value="74.3206790923084" calcext:value-type="float">
            <text:p>74.32067909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.719" calcext:value-type="float">
            <text:p>68.719</text:p>
          </table:table-cell>
          <table:table-cell office:value-type="float" office:value="22.1725" calcext:value-type="float">
            <text:p>22.1725</text:p>
          </table:table-cell>
          <table:table-cell office:value-type="float" office:value="68.1475" calcext:value-type="float">
            <text:p>68.14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78]" office:value-type="float" office:value="194.3205" calcext:value-type="float">
            <text:p>194.3205</text:p>
          </table:table-cell>
          <table:table-cell table:formula="of:=ABS(100*[.H78]/[.$G$3])" office:value-type="float" office:value="74.035882469482" calcext:value-type="float">
            <text:p>74.03588246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3.903" calcext:value-type="float">
            <text:p>73.903</text:p>
          </table:table-cell>
          <table:table-cell office:value-type="float" office:value="22.4767" calcext:value-type="float">
            <text:p>22.4767</text:p>
          </table:table-cell>
          <table:table-cell office:value-type="float" office:value="73.4525" calcext:value-type="float">
            <text:p>73.45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79]" office:value-type="float" office:value="189.0155" calcext:value-type="float">
            <text:p>189.0155</text:p>
          </table:table-cell>
          <table:table-cell table:formula="of:=ABS(100*[.H79]/[.$G$3])" office:value-type="float" office:value="72.0146836947742" calcext:value-type="float">
            <text:p>72.01468369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.066" calcext:value-type="float">
            <text:p>79.066</text:p>
          </table:table-cell>
          <table:table-cell office:value-type="float" office:value="22.6517" calcext:value-type="float">
            <text:p>22.6517</text:p>
          </table:table-cell>
          <table:table-cell office:value-type="float" office:value="74.91" calcext:value-type="float">
            <text:p>74.9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80]" office:value-type="float" office:value="187.558" calcext:value-type="float">
            <text:p>187.558</text:p>
          </table:table-cell>
          <table:table-cell table:formula="of:=ABS(100*[.H80]/[.$G$3])" office:value-type="float" office:value="71.4593779051161" calcext:value-type="float">
            <text:p>71.45937790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3.43" calcext:value-type="float">
            <text:p>93.43</text:p>
          </table:table-cell>
          <table:table-cell office:value-type="float" office:value="22.9367" calcext:value-type="float">
            <text:p>22.9367</text:p>
          </table:table-cell>
          <table:table-cell office:value-type="float" office:value="77.2525" calcext:value-type="float">
            <text:p>77.25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81]" office:value-type="float" office:value="185.2155" calcext:value-type="float">
            <text:p>185.2155</text:p>
          </table:table-cell>
          <table:table-cell table:formula="of:=ABS(100*[.H81]/[.$G$3])" office:value-type="float" office:value="70.5668881539845" calcext:value-type="float">
            <text:p>70.5668881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59" calcext:value-type="float">
            <text:p>78.59</text:p>
          </table:table-cell>
          <table:table-cell office:value-type="float" office:value="23.2529" calcext:value-type="float">
            <text:p>23.2529</text:p>
          </table:table-cell>
          <table:table-cell office:value-type="float" office:value="80.0775" calcext:value-type="float">
            <text:p>80.07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82]" office:value-type="float" office:value="182.3905" calcext:value-type="float">
            <text:p>182.3905</text:p>
          </table:table-cell>
          <table:table-cell table:formula="of:=ABS(100*[.H82]/[.$G$3])" office:value-type="float" office:value="69.4905664690553" calcext:value-type="float">
            <text:p>69.49056646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.417" calcext:value-type="float">
            <text:p>83.417</text:p>
          </table:table-cell>
          <table:table-cell office:value-type="float" office:value="23.4834" calcext:value-type="float">
            <text:p>23.4834</text:p>
          </table:table-cell>
          <table:table-cell office:value-type="float" office:value="81.17" calcext:value-type="float">
            <text:p>81.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83]" office:value-type="float" office:value="181.298" calcext:value-type="float">
            <text:p>181.298</text:p>
          </table:table-cell>
          <table:table-cell table:formula="of:=ABS(100*[.H83]/[.$G$3])" office:value-type="float" office:value="69.0743252510782" calcext:value-type="float">
            <text:p>69.07432525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7.052" calcext:value-type="float">
            <text:p>87.052</text:p>
          </table:table-cell>
          <table:table-cell office:value-type="float" office:value="23.8122" calcext:value-type="float">
            <text:p>23.8122</text:p>
          </table:table-cell>
          <table:table-cell office:value-type="float" office:value="82.5925" calcext:value-type="float">
            <text:p>82.59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84]" office:value-type="float" office:value="179.8755" calcext:value-type="float">
            <text:p>179.8755</text:p>
          </table:table-cell>
          <table:table-cell table:formula="of:=ABS(100*[.H84]/[.$G$3])" office:value-type="float" office:value="68.5323544203484" calcext:value-type="float">
            <text:p>68.53235442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.741" calcext:value-type="float">
            <text:p>84.741</text:p>
          </table:table-cell>
          <table:table-cell office:value-type="float" office:value="24.0358" calcext:value-type="float">
            <text:p>24.0358</text:p>
          </table:table-cell>
          <table:table-cell office:value-type="float" office:value="82.5825" calcext:value-type="float">
            <text:p>82.58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85]" office:value-type="float" office:value="179.8855" calcext:value-type="float">
            <text:p>179.8855</text:p>
          </table:table-cell>
          <table:table-cell table:formula="of:=ABS(100*[.H85]/[.$G$3])" office:value-type="float" office:value="68.5361644086136" calcext:value-type="float">
            <text:p>68.53616440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3.928" calcext:value-type="float">
            <text:p>73.928</text:p>
          </table:table-cell>
          <table:table-cell office:value-type="float" office:value="24.3187" calcext:value-type="float">
            <text:p>24.3187</text:p>
          </table:table-cell>
          <table:table-cell office:value-type="float" office:value="82.59" calcext:value-type="float">
            <text:p>82.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86]" office:value-type="float" office:value="179.878" calcext:value-type="float">
            <text:p>179.878</text:p>
          </table:table-cell>
          <table:table-cell table:formula="of:=ABS(100*[.H86]/[.$G$3])" office:value-type="float" office:value="68.5333069174147" calcext:value-type="float">
            <text:p>68.53330691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6.663" calcext:value-type="float">
            <text:p>106.663</text:p>
          </table:table-cell>
          <table:table-cell office:value-type="float" office:value="24.5761" calcext:value-type="float">
            <text:p>24.5761</text:p>
          </table:table-cell>
          <table:table-cell office:value-type="float" office:value="82.59" calcext:value-type="float">
            <text:p>82.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87]" office:value-type="float" office:value="179.878" calcext:value-type="float">
            <text:p>179.878</text:p>
          </table:table-cell>
          <table:table-cell table:formula="of:=ABS(100*[.H87]/[.$G$3])" office:value-type="float" office:value="68.5333069174147" calcext:value-type="float">
            <text:p>68.533306917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4.53" calcext:value-type="float">
            <text:p>84.53</text:p>
          </table:table-cell>
          <table:table-cell office:value-type="float" office:value="24.934" calcext:value-type="float">
            <text:p>24.934</text:p>
          </table:table-cell>
          <table:table-cell office:value-type="float" office:value="82.585" calcext:value-type="float">
            <text:p>82.58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88]" office:value-type="float" office:value="179.883" calcext:value-type="float">
            <text:p>179.883</text:p>
          </table:table-cell>
          <table:table-cell table:formula="of:=ABS(100*[.H88]/[.$G$3])" office:value-type="float" office:value="68.5352119115473" calcext:value-type="float">
            <text:p>68.53521191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.943" calcext:value-type="float">
            <text:p>87.943</text:p>
          </table:table-cell>
          <table:table-cell office:value-type="float" office:value="25.2102" calcext:value-type="float">
            <text:p>25.2102</text:p>
          </table:table-cell>
          <table:table-cell office:value-type="float" office:value="82.9625" calcext:value-type="float">
            <text:p>82.96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89]" office:value-type="float" office:value="179.5055" calcext:value-type="float">
            <text:p>179.5055</text:p>
          </table:table-cell>
          <table:table-cell table:formula="of:=ABS(100*[.H89]/[.$G$3])" office:value-type="float" office:value="68.3913848545347" calcext:value-type="float">
            <text:p>68.39138485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.381" calcext:value-type="float">
            <text:p>83.381</text:p>
          </table:table-cell>
          <table:table-cell office:value-type="float" office:value="25.5611" calcext:value-type="float">
            <text:p>25.5611</text:p>
          </table:table-cell>
          <table:table-cell office:value-type="float" office:value="82.9625" calcext:value-type="float">
            <text:p>82.96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90]" office:value-type="float" office:value="179.5055" calcext:value-type="float">
            <text:p>179.5055</text:p>
          </table:table-cell>
          <table:table-cell table:formula="of:=ABS(100*[.H90]/[.$G$3])" office:value-type="float" office:value="68.3913848545347" calcext:value-type="float">
            <text:p>68.39138485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4.375" calcext:value-type="float">
            <text:p>94.375</text:p>
          </table:table-cell>
          <table:table-cell office:value-type="float" office:value="25.8652" calcext:value-type="float">
            <text:p>25.8652</text:p>
          </table:table-cell>
          <table:table-cell office:value-type="float" office:value="82.9625" calcext:value-type="float">
            <text:p>82.96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91]" office:value-type="float" office:value="179.5055" calcext:value-type="float">
            <text:p>179.5055</text:p>
          </table:table-cell>
          <table:table-cell table:formula="of:=ABS(100*[.H91]/[.$G$3])" office:value-type="float" office:value="68.3913848545347" calcext:value-type="float">
            <text:p>68.39138485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5.585" calcext:value-type="float">
            <text:p>75.585</text:p>
          </table:table-cell>
          <table:table-cell office:value-type="float" office:value="26.0667" calcext:value-type="float">
            <text:p>26.0667</text:p>
          </table:table-cell>
          <table:table-cell office:value-type="float" office:value="83.4275" calcext:value-type="float">
            <text:p>83.42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92]" office:value-type="float" office:value="179.0405" calcext:value-type="float">
            <text:p>179.0405</text:p>
          </table:table-cell>
          <table:table-cell table:formula="of:=ABS(100*[.H92]/[.$G$3])" office:value-type="float" office:value="68.2142204002012" calcext:value-type="float">
            <text:p>68.21422040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.589" calcext:value-type="float">
            <text:p>92.589</text:p>
          </table:table-cell>
          <table:table-cell office:value-type="float" office:value="26.4167" calcext:value-type="float">
            <text:p>26.4167</text:p>
          </table:table-cell>
          <table:table-cell office:value-type="float" office:value="84.47" calcext:value-type="float">
            <text:p>84.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93]" office:value-type="float" office:value="177.998" calcext:value-type="float">
            <text:p>177.998</text:p>
          </table:table-cell>
          <table:table-cell table:formula="of:=ABS(100*[.H93]/[.$G$3])" office:value-type="float" office:value="67.8170291235503" calcext:value-type="float">
            <text:p>67.81702912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0.783" calcext:value-type="float">
            <text:p>80.783</text:p>
          </table:table-cell>
          <table:table-cell office:value-type="float" office:value="26.6717" calcext:value-type="float">
            <text:p>26.6717</text:p>
          </table:table-cell>
          <table:table-cell office:value-type="float" office:value="84.445" calcext:value-type="float">
            <text:p>84.4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94]" office:value-type="float" office:value="178.023" calcext:value-type="float">
            <text:p>178.023</text:p>
          </table:table-cell>
          <table:table-cell table:formula="of:=ABS(100*[.H94]/[.$G$3])" office:value-type="float" office:value="67.8265540942134" calcext:value-type="float">
            <text:p>67.82655409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2.038" calcext:value-type="float">
            <text:p>102.038</text:p>
          </table:table-cell>
          <table:table-cell office:value-type="float" office:value="26.9512" calcext:value-type="float">
            <text:p>26.9512</text:p>
          </table:table-cell>
          <table:table-cell office:value-type="float" office:value="88.6175" calcext:value-type="float">
            <text:p>88.61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95]" office:value-type="float" office:value="173.8505" calcext:value-type="float">
            <text:p>173.8505</text:p>
          </table:table-cell>
          <table:table-cell table:formula="of:=ABS(100*[.H95]/[.$G$3])" office:value-type="float" office:value="66.2368364905436" calcext:value-type="float">
            <text:p>66.23683649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.482" calcext:value-type="float">
            <text:p>104.482</text:p>
          </table:table-cell>
          <table:table-cell office:value-type="float" office:value="27.3012" calcext:value-type="float">
            <text:p>27.3012</text:p>
          </table:table-cell>
          <table:table-cell office:value-type="float" office:value="91.5125" calcext:value-type="float">
            <text:p>91.51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96]" office:value-type="float" office:value="170.9555" calcext:value-type="float">
            <text:p>170.9555</text:p>
          </table:table-cell>
          <table:table-cell table:formula="of:=ABS(100*[.H96]/[.$G$3])" office:value-type="float" office:value="65.1338448877578" calcext:value-type="float">
            <text:p>65.13384488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2.405" calcext:value-type="float">
            <text:p>82.405</text:p>
          </table:table-cell>
          <table:table-cell office:value-type="float" office:value="27.6012" calcext:value-type="float">
            <text:p>27.6012</text:p>
          </table:table-cell>
          <table:table-cell office:value-type="float" office:value="93.4075" calcext:value-type="float">
            <text:p>93.40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97]" office:value-type="float" office:value="169.0605" calcext:value-type="float">
            <text:p>169.0605</text:p>
          </table:table-cell>
          <table:table-cell table:formula="of:=ABS(100*[.H97]/[.$G$3])" office:value-type="float" office:value="64.4118521114955" calcext:value-type="float">
            <text:p>64.41185211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2.827" calcext:value-type="float">
            <text:p>112.827</text:p>
          </table:table-cell>
          <table:table-cell office:value-type="float" office:value="27.977" calcext:value-type="float">
            <text:p>27.977</text:p>
          </table:table-cell>
          <table:table-cell office:value-type="float" office:value="95.5425" calcext:value-type="float">
            <text:p>95.54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98]" office:value-type="float" office:value="166.9255" calcext:value-type="float">
            <text:p>166.9255</text:p>
          </table:table-cell>
          <table:table-cell table:formula="of:=ABS(100*[.H98]/[.$G$3])" office:value-type="float" office:value="63.5984196168676" calcext:value-type="float">
            <text:p>63.59841961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.721" calcext:value-type="float">
            <text:p>97.721</text:p>
          </table:table-cell>
          <table:table-cell office:value-type="float" office:value="28.3059" calcext:value-type="float">
            <text:p>28.3059</text:p>
          </table:table-cell>
          <table:table-cell office:value-type="float" office:value="96.935" calcext:value-type="float">
            <text:p>96.9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99]" office:value-type="float" office:value="165.533" calcext:value-type="float">
            <text:p>165.533</text:p>
          </table:table-cell>
          <table:table-cell table:formula="of:=ABS(100*[.H99]/[.$G$3])" office:value-type="float" office:value="63.0678787509335" calcext:value-type="float">
            <text:p>63.067878750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0.02" calcext:value-type="float">
            <text:p>110.02</text:p>
          </table:table-cell>
          <table:table-cell office:value-type="float" office:value="28.5364" calcext:value-type="float">
            <text:p>28.5364</text:p>
          </table:table-cell>
          <table:table-cell office:value-type="float" office:value="97.5175" calcext:value-type="float">
            <text:p>97.51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0]" office:value-type="float" office:value="164.9505" calcext:value-type="float">
            <text:p>164.9505</text:p>
          </table:table-cell>
          <table:table-cell table:formula="of:=ABS(100*[.H100]/[.$G$3])" office:value-type="float" office:value="62.8459469344835" calcext:value-type="float">
            <text:p>62.845946934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7.967" calcext:value-type="float">
            <text:p>107.967</text:p>
          </table:table-cell>
          <table:table-cell office:value-type="float" office:value="28.8652" calcext:value-type="float">
            <text:p>28.8652</text:p>
          </table:table-cell>
          <table:table-cell office:value-type="float" office:value="100.675" calcext:value-type="float">
            <text:p>100.6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1]" office:value-type="float" office:value="161.793" calcext:value-type="float">
            <text:p>161.793</text:p>
          </table:table-cell>
          <table:table-cell table:formula="of:=ABS(100*[.H101]/[.$G$3])" office:value-type="float" office:value="61.6429431397351" calcext:value-type="float">
            <text:p>61.64294313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.056" calcext:value-type="float">
            <text:p>86.056</text:p>
          </table:table-cell>
          <table:table-cell office:value-type="float" office:value="29.1201" calcext:value-type="float">
            <text:p>29.1201</text:p>
          </table:table-cell>
          <table:table-cell office:value-type="float" office:value="101.55" calcext:value-type="float">
            <text:p>101.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2]" office:value-type="float" office:value="160.918" calcext:value-type="float">
            <text:p>160.918</text:p>
          </table:table-cell>
          <table:table-cell table:formula="of:=ABS(100*[.H102]/[.$G$3])" office:value-type="float" office:value="61.309569166527" calcext:value-type="float">
            <text:p>61.309569166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5.524" calcext:value-type="float">
            <text:p>85.524</text:p>
          </table:table-cell>
          <table:table-cell office:value-type="float" office:value="29.6307" calcext:value-type="float">
            <text:p>29.6307</text:p>
          </table:table-cell>
          <table:table-cell office:value-type="float" office:value="102.975" calcext:value-type="float">
            <text:p>102.9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3]" office:value-type="float" office:value="159.493" calcext:value-type="float">
            <text:p>159.493</text:p>
          </table:table-cell>
          <table:table-cell table:formula="of:=ABS(100*[.H103]/[.$G$3])" office:value-type="float" office:value="60.7666458387308" calcext:value-type="float">
            <text:p>60.766645838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6.551" calcext:value-type="float">
            <text:p>96.551</text:p>
          </table:table-cell>
          <table:table-cell office:value-type="float" office:value="29.8917" calcext:value-type="float">
            <text:p>29.8917</text:p>
          </table:table-cell>
          <table:table-cell office:value-type="float" office:value="103.668" calcext:value-type="float">
            <text:p>103.6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4]" office:value-type="float" office:value="158.8" calcext:value-type="float">
            <text:p>158.8</text:p>
          </table:table-cell>
          <table:table-cell table:formula="of:=ABS(100*[.H104]/[.$G$3])" office:value-type="float" office:value="60.50261365195" calcext:value-type="float">
            <text:p>60.5026136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1.189" calcext:value-type="float">
            <text:p>111.189</text:p>
          </table:table-cell>
          <table:table-cell office:value-type="float" office:value="30.1429" calcext:value-type="float">
            <text:p>30.1429</text:p>
          </table:table-cell>
          <table:table-cell office:value-type="float" office:value="104.395" calcext:value-type="float">
            <text:p>104.3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5]" office:value-type="float" office:value="158.073" calcext:value-type="float">
            <text:p>158.073</text:p>
          </table:table-cell>
          <table:table-cell table:formula="of:=ABS(100*[.H105]/[.$G$3])" office:value-type="float" office:value="60.2256275050673" calcext:value-type="float">
            <text:p>60.22562750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0.012" calcext:value-type="float">
            <text:p>110.012</text:p>
          </table:table-cell>
          <table:table-cell office:value-type="float" office:value="30.4429" calcext:value-type="float">
            <text:p>30.4429</text:p>
          </table:table-cell>
          <table:table-cell office:value-type="float" office:value="105.173" calcext:value-type="float">
            <text:p>105.1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6]" office:value-type="float" office:value="157.295" calcext:value-type="float">
            <text:p>157.295</text:p>
          </table:table-cell>
          <table:table-cell table:formula="of:=ABS(100*[.H106]/[.$G$3])" office:value-type="float" office:value="59.9292104180319" calcext:value-type="float">
            <text:p>59.9292104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2.199" calcext:value-type="float">
            <text:p>82.199</text:p>
          </table:table-cell>
          <table:table-cell office:value-type="float" office:value="30.7179" calcext:value-type="float">
            <text:p>30.7179</text:p>
          </table:table-cell>
          <table:table-cell office:value-type="float" office:value="106.01" calcext:value-type="float">
            <text:p>106.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7]" office:value-type="float" office:value="156.458" calcext:value-type="float">
            <text:p>156.458</text:p>
          </table:table-cell>
          <table:table-cell table:formula="of:=ABS(100*[.H107]/[.$G$3])" office:value-type="float" office:value="59.6103144002317" calcext:value-type="float">
            <text:p>59.610314400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0.828" calcext:value-type="float">
            <text:p>90.828</text:p>
          </table:table-cell>
          <table:table-cell office:value-type="float" office:value="30.9083" calcext:value-type="float">
            <text:p>30.9083</text:p>
          </table:table-cell>
          <table:table-cell office:value-type="float" office:value="106.87" calcext:value-type="float">
            <text:p>106.8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8]" office:value-type="float" office:value="155.598" calcext:value-type="float">
            <text:p>155.598</text:p>
          </table:table-cell>
          <table:table-cell table:formula="of:=ABS(100*[.H108]/[.$G$3])" office:value-type="float" office:value="59.2826554094213" calcext:value-type="float">
            <text:p>59.282655409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3.385" calcext:value-type="float">
            <text:p>83.385</text:p>
          </table:table-cell>
          <table:table-cell office:value-type="float" office:value="31.1442" calcext:value-type="float">
            <text:p>31.1442</text:p>
          </table:table-cell>
          <table:table-cell office:value-type="float" office:value="106.863" calcext:value-type="float">
            <text:p>106.86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9]" office:value-type="float" office:value="155.605" calcext:value-type="float">
            <text:p>155.605</text:p>
          </table:table-cell>
          <table:table-cell table:formula="of:=ABS(100*[.H109]/[.$G$3])" office:value-type="float" office:value="59.285322401207" calcext:value-type="float">
            <text:p>59.28532240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8.086" calcext:value-type="float">
            <text:p>88.086</text:p>
          </table:table-cell>
          <table:table-cell office:value-type="float" office:value="31.3706" calcext:value-type="float">
            <text:p>31.3706</text:p>
          </table:table-cell>
          <table:table-cell office:value-type="float" office:value="108.22" calcext:value-type="float">
            <text:p>108.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0]" office:value-type="float" office:value="154.248" calcext:value-type="float">
            <text:p>154.248</text:p>
          </table:table-cell>
          <table:table-cell table:formula="of:=ABS(100*[.H110]/[.$G$3])" office:value-type="float" office:value="58.7683069936145" calcext:value-type="float">
            <text:p>58.76830699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1.495" calcext:value-type="float">
            <text:p>81.495</text:p>
          </table:table-cell>
          <table:table-cell office:value-type="float" office:value="31.5956" calcext:value-type="float">
            <text:p>31.5956</text:p>
          </table:table-cell>
          <table:table-cell office:value-type="float" office:value="108.69" calcext:value-type="float">
            <text:p>108.6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1]" office:value-type="float" office:value="153.778" calcext:value-type="float">
            <text:p>153.778</text:p>
          </table:table-cell>
          <table:table-cell table:formula="of:=ABS(100*[.H111]/[.$G$3])" office:value-type="float" office:value="58.5892375451484" calcext:value-type="float">
            <text:p>58.58923754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5.301" calcext:value-type="float">
            <text:p>85.301</text:p>
          </table:table-cell>
          <table:table-cell office:value-type="float" office:value="31.8456" calcext:value-type="float">
            <text:p>31.8456</text:p>
          </table:table-cell>
          <table:table-cell office:value-type="float" office:value="109.34" calcext:value-type="float">
            <text:p>109.3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2]" office:value-type="float" office:value="153.128" calcext:value-type="float">
            <text:p>153.128</text:p>
          </table:table-cell>
          <table:table-cell table:formula="of:=ABS(100*[.H112]/[.$G$3])" office:value-type="float" office:value="58.341588307908" calcext:value-type="float">
            <text:p>58.341588307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3.212" calcext:value-type="float">
            <text:p>83.212</text:p>
          </table:table-cell>
          <table:table-cell office:value-type="float" office:value="32.0968" calcext:value-type="float">
            <text:p>32.0968</text:p>
          </table:table-cell>
          <table:table-cell office:value-type="float" office:value="109.878" calcext:value-type="float">
            <text:p>109.87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3]" office:value-type="float" office:value="152.59" calcext:value-type="float">
            <text:p>152.59</text:p>
          </table:table-cell>
          <table:table-cell table:formula="of:=ABS(100*[.H113]/[.$G$3])" office:value-type="float" office:value="58.1366109392383" calcext:value-type="float">
            <text:p>58.136610939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5.319" calcext:value-type="float">
            <text:p>85.319</text:p>
          </table:table-cell>
          <table:table-cell office:value-type="float" office:value="32.3718" calcext:value-type="float">
            <text:p>32.3718</text:p>
          </table:table-cell>
          <table:table-cell office:value-type="float" office:value="109.985" calcext:value-type="float">
            <text:p>109.98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4]" office:value-type="float" office:value="152.483" calcext:value-type="float">
            <text:p>152.483</text:p>
          </table:table-cell>
          <table:table-cell table:formula="of:=ABS(100*[.H114]/[.$G$3])" office:value-type="float" office:value="58.0958440648003" calcext:value-type="float">
            <text:p>58.09584406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1.783" calcext:value-type="float">
            <text:p>81.783</text:p>
          </table:table-cell>
          <table:table-cell office:value-type="float" office:value="32.6479" calcext:value-type="float">
            <text:p>32.6479</text:p>
          </table:table-cell>
          <table:table-cell office:value-type="float" office:value="111.98" calcext:value-type="float">
            <text:p>111.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5]" office:value-type="float" office:value="150.488" calcext:value-type="float">
            <text:p>150.488</text:p>
          </table:table-cell>
          <table:table-cell table:formula="of:=ABS(100*[.H115]/[.$G$3])" office:value-type="float" office:value="57.3357514058857" calcext:value-type="float">
            <text:p>57.335751405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0.47" calcext:value-type="float">
            <text:p>90.47</text:p>
          </table:table-cell>
          <table:table-cell office:value-type="float" office:value="33.0085" calcext:value-type="float">
            <text:p>33.0085</text:p>
          </table:table-cell>
          <table:table-cell office:value-type="float" office:value="113.028" calcext:value-type="float">
            <text:p>113.0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6]" office:value-type="float" office:value="149.44" calcext:value-type="float">
            <text:p>149.44</text:p>
          </table:table-cell>
          <table:table-cell table:formula="of:=ABS(100*[.H116]/[.$G$3])" office:value-type="float" office:value="56.9364646356889" calcext:value-type="float">
            <text:p>56.936464635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.743" calcext:value-type="float">
            <text:p>100.743</text:p>
          </table:table-cell>
          <table:table-cell office:value-type="float" office:value="33.3439" calcext:value-type="float">
            <text:p>33.3439</text:p>
          </table:table-cell>
          <table:table-cell office:value-type="float" office:value="113.848" calcext:value-type="float">
            <text:p>113.8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7]" office:value-type="float" office:value="148.62" calcext:value-type="float">
            <text:p>148.62</text:p>
          </table:table-cell>
          <table:table-cell table:formula="of:=ABS(100*[.H117]/[.$G$3])" office:value-type="float" office:value="56.6240455979396" calcext:value-type="float">
            <text:p>56.624045597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3.027" calcext:value-type="float">
            <text:p>103.027</text:p>
          </table:table-cell>
          <table:table-cell office:value-type="float" office:value="33.5989" calcext:value-type="float">
            <text:p>33.5989</text:p>
          </table:table-cell>
          <table:table-cell office:value-type="float" office:value="116.098" calcext:value-type="float">
            <text:p>116.0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8]" office:value-type="float" office:value="146.37" calcext:value-type="float">
            <text:p>146.37</text:p>
          </table:table-cell>
          <table:table-cell table:formula="of:=ABS(100*[.H118]/[.$G$3])" office:value-type="float" office:value="55.7667982382614" calcext:value-type="float">
            <text:p>55.766798238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9.968" calcext:value-type="float">
            <text:p>99.968</text:p>
          </table:table-cell>
          <table:table-cell office:value-type="float" office:value="33.8489" calcext:value-type="float">
            <text:p>33.8489</text:p>
          </table:table-cell>
          <table:table-cell office:value-type="float" office:value="116.598" calcext:value-type="float">
            <text:p>116.5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9]" office:value-type="float" office:value="145.87" calcext:value-type="float">
            <text:p>145.87</text:p>
          </table:table-cell>
          <table:table-cell table:formula="of:=ABS(100*[.H119]/[.$G$3])" office:value-type="float" office:value="55.5762988249996" calcext:value-type="float">
            <text:p>55.5762988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9.727" calcext:value-type="float">
            <text:p>99.727</text:p>
          </table:table-cell>
          <table:table-cell office:value-type="float" office:value="34.1146" calcext:value-type="float">
            <text:p>34.1146</text:p>
          </table:table-cell>
          <table:table-cell office:value-type="float" office:value="120.125" calcext:value-type="float">
            <text:p>120.1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0]" office:value-type="float" office:value="142.343" calcext:value-type="float">
            <text:p>142.343</text:p>
          </table:table-cell>
          <table:table-cell table:formula="of:=ABS(100*[.H120]/[.$G$3])" office:value-type="float" office:value="54.2325159638508" calcext:value-type="float">
            <text:p>54.23251596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3.572" calcext:value-type="float">
            <text:p>133.572</text:p>
          </table:table-cell>
          <table:table-cell office:value-type="float" office:value="34.2421" calcext:value-type="float">
            <text:p>34.2421</text:p>
          </table:table-cell>
          <table:table-cell office:value-type="float" office:value="120.125" calcext:value-type="float">
            <text:p>120.1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1]" office:value-type="float" office:value="142.343" calcext:value-type="float">
            <text:p>142.343</text:p>
          </table:table-cell>
          <table:table-cell table:formula="of:=ABS(100*[.H121]/[.$G$3])" office:value-type="float" office:value="54.2325159638508" calcext:value-type="float">
            <text:p>54.23251596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1.264" calcext:value-type="float">
            <text:p>91.264</text:p>
          </table:table-cell>
          <table:table-cell office:value-type="float" office:value="34.298" calcext:value-type="float">
            <text:p>34.298</text:p>
          </table:table-cell>
          <table:table-cell office:value-type="float" office:value="120.125" calcext:value-type="float">
            <text:p>120.1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2]" office:value-type="float" office:value="142.343" calcext:value-type="float">
            <text:p>142.343</text:p>
          </table:table-cell>
          <table:table-cell table:formula="of:=ABS(100*[.H122]/[.$G$3])" office:value-type="float" office:value="54.2325159638508" calcext:value-type="float">
            <text:p>54.232515963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2.67" calcext:value-type="float">
            <text:p>82.67</text:p>
          </table:table-cell>
          <table:table-cell office:value-type="float" office:value="34.3687" calcext:value-type="float">
            <text:p>34.3687</text:p>
          </table:table-cell>
          <table:table-cell office:value-type="float" office:value="120.025" calcext:value-type="float">
            <text:p>120.0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3]" office:value-type="float" office:value="142.443" calcext:value-type="float">
            <text:p>142.443</text:p>
          </table:table-cell>
          <table:table-cell table:formula="of:=ABS(100*[.H123]/[.$G$3])" office:value-type="float" office:value="54.2706158465032" calcext:value-type="float">
            <text:p>54.270615846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0.244" calcext:value-type="float">
            <text:p>120.244</text:p>
          </table:table-cell>
          <table:table-cell office:value-type="float" office:value="34.5838" calcext:value-type="float">
            <text:p>34.5838</text:p>
          </table:table-cell>
          <table:table-cell office:value-type="float" office:value="120.005" calcext:value-type="float">
            <text:p>120.00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4]" office:value-type="float" office:value="142.463" calcext:value-type="float">
            <text:p>142.463</text:p>
          </table:table-cell>
          <table:table-cell table:formula="of:=ABS(100*[.H124]/[.$G$3])" office:value-type="float" office:value="54.2782358230337" calcext:value-type="float">
            <text:p>54.2782358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3.953" calcext:value-type="float">
            <text:p>93.953</text:p>
          </table:table-cell>
          <table:table-cell office:value-type="float" office:value="34.9088" calcext:value-type="float">
            <text:p>34.9088</text:p>
          </table:table-cell>
          <table:table-cell office:value-type="float" office:value="120.515" calcext:value-type="float">
            <text:p>120.5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5]" office:value-type="float" office:value="141.953" calcext:value-type="float">
            <text:p>141.953</text:p>
          </table:table-cell>
          <table:table-cell table:formula="of:=ABS(100*[.H125]/[.$G$3])" office:value-type="float" office:value="54.0839264215066" calcext:value-type="float">
            <text:p>54.08392642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6.349" calcext:value-type="float">
            <text:p>106.349</text:p>
          </table:table-cell>
          <table:table-cell office:value-type="float" office:value="35.1103" calcext:value-type="float">
            <text:p>35.1103</text:p>
          </table:table-cell>
          <table:table-cell office:value-type="float" office:value="120.515" calcext:value-type="float">
            <text:p>120.5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6]" office:value-type="float" office:value="141.953" calcext:value-type="float">
            <text:p>141.953</text:p>
          </table:table-cell>
          <table:table-cell table:formula="of:=ABS(100*[.H126]/[.$G$3])" office:value-type="float" office:value="54.0839264215066" calcext:value-type="float">
            <text:p>54.08392642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5.982" calcext:value-type="float">
            <text:p>85.982</text:p>
          </table:table-cell>
          <table:table-cell office:value-type="float" office:value="35.4363" calcext:value-type="float">
            <text:p>35.4363</text:p>
          </table:table-cell>
          <table:table-cell office:value-type="float" office:value="120.515" calcext:value-type="float">
            <text:p>120.5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7]" office:value-type="float" office:value="141.953" calcext:value-type="float">
            <text:p>141.953</text:p>
          </table:table-cell>
          <table:table-cell table:formula="of:=ABS(100*[.H127]/[.$G$3])" office:value-type="float" office:value="54.0839264215066" calcext:value-type="float">
            <text:p>54.08392642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7.872" calcext:value-type="float">
            <text:p>117.872</text:p>
          </table:table-cell>
          <table:table-cell office:value-type="float" office:value="35.7158" calcext:value-type="float">
            <text:p>35.7158</text:p>
          </table:table-cell>
          <table:table-cell office:value-type="float" office:value="120.508" calcext:value-type="float">
            <text:p>120.5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8]" office:value-type="float" office:value="141.96" calcext:value-type="float">
            <text:p>141.96</text:p>
          </table:table-cell>
          <table:table-cell table:formula="of:=ABS(100*[.H128]/[.$G$3])" office:value-type="float" office:value="54.0865934132923" calcext:value-type="float">
            <text:p>54.086593413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4.739" calcext:value-type="float">
            <text:p>104.739</text:p>
          </table:table-cell>
          <table:table-cell office:value-type="float" office:value="36.0798" calcext:value-type="float">
            <text:p>36.0798</text:p>
          </table:table-cell>
          <table:table-cell office:value-type="float" office:value="120.94" calcext:value-type="float">
            <text:p>120.9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9]" office:value-type="float" office:value="141.528" calcext:value-type="float">
            <text:p>141.528</text:p>
          </table:table-cell>
          <table:table-cell table:formula="of:=ABS(100*[.H129]/[.$G$3])" office:value-type="float" office:value="53.9220019202341" calcext:value-type="float">
            <text:p>53.92200192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.888" calcext:value-type="float">
            <text:p>102.888</text:p>
          </table:table-cell>
          <table:table-cell office:value-type="float" office:value="36.3839" calcext:value-type="float">
            <text:p>36.3839</text:p>
          </table:table-cell>
          <table:table-cell office:value-type="float" office:value="120.94" calcext:value-type="float">
            <text:p>120.9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0]" office:value-type="float" office:value="141.528" calcext:value-type="float">
            <text:p>141.528</text:p>
          </table:table-cell>
          <table:table-cell table:formula="of:=ABS(100*[.H130]/[.$G$3])" office:value-type="float" office:value="53.9220019202341" calcext:value-type="float">
            <text:p>53.922001920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6.714" calcext:value-type="float">
            <text:p>96.714</text:p>
          </table:table-cell>
          <table:table-cell office:value-type="float" office:value="36.685" calcext:value-type="float">
            <text:p>36.685</text:p>
          </table:table-cell>
          <table:table-cell office:value-type="float" office:value="120.94" calcext:value-type="float">
            <text:p>120.9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1]" office:value-type="float" office:value="141.528" calcext:value-type="float">
            <text:p>141.528</text:p>
          </table:table-cell>
          <table:table-cell table:formula="of:=ABS(100*[.H131]/[.$G$3])" office:value-type="float" office:value="53.9220019202341" calcext:value-type="float">
            <text:p>53.922001920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4.137" calcext:value-type="float">
            <text:p>94.137</text:p>
          </table:table-cell>
          <table:table-cell office:value-type="float" office:value="36.986" calcext:value-type="float">
            <text:p>36.986</text:p>
          </table:table-cell>
          <table:table-cell office:value-type="float" office:value="120.94" calcext:value-type="float">
            <text:p>120.9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2]" office:value-type="float" office:value="141.528" calcext:value-type="float">
            <text:p>141.528</text:p>
          </table:table-cell>
          <table:table-cell table:formula="of:=ABS(100*[.H132]/[.$G$3])" office:value-type="float" office:value="53.9220019202341" calcext:value-type="float">
            <text:p>53.922001920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9.046" calcext:value-type="float">
            <text:p>89.046</text:p>
          </table:table-cell>
          <table:table-cell office:value-type="float" office:value="37.2871" calcext:value-type="float">
            <text:p>37.2871</text:p>
          </table:table-cell>
          <table:table-cell office:value-type="float" office:value="120.94" calcext:value-type="float">
            <text:p>120.9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3]" office:value-type="float" office:value="141.528" calcext:value-type="float">
            <text:p>141.528</text:p>
          </table:table-cell>
          <table:table-cell table:formula="of:=ABS(100*[.H133]/[.$G$3])" office:value-type="float" office:value="53.9220019202341" calcext:value-type="float">
            <text:p>53.922001920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7.706" calcext:value-type="float">
            <text:p>87.706</text:p>
          </table:table-cell>
          <table:table-cell office:value-type="float" office:value="37.542" calcext:value-type="float">
            <text:p>37.542</text:p>
          </table:table-cell>
          <table:table-cell office:value-type="float" office:value="120.94" calcext:value-type="float">
            <text:p>120.9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4]" office:value-type="float" office:value="141.528" calcext:value-type="float">
            <text:p>141.528</text:p>
          </table:table-cell>
          <table:table-cell table:formula="of:=ABS(100*[.H134]/[.$G$3])" office:value-type="float" office:value="53.9220019202341" calcext:value-type="float">
            <text:p>53.92200192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3.127" calcext:value-type="float">
            <text:p>103.127</text:p>
          </table:table-cell>
          <table:table-cell office:value-type="float" office:value="37.843" calcext:value-type="float">
            <text:p>37.843</text:p>
          </table:table-cell>
          <table:table-cell office:value-type="float" office:value="120.94" calcext:value-type="float">
            <text:p>120.9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5]" office:value-type="float" office:value="141.528" calcext:value-type="float">
            <text:p>141.528</text:p>
          </table:table-cell>
          <table:table-cell table:formula="of:=ABS(100*[.H135]/[.$G$3])" office:value-type="float" office:value="53.9220019202341" calcext:value-type="float">
            <text:p>53.922001920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7.341" calcext:value-type="float">
            <text:p>97.341</text:p>
          </table:table-cell>
          <table:table-cell office:value-type="float" office:value="38.1192" calcext:value-type="float">
            <text:p>38.1192</text:p>
          </table:table-cell>
          <table:table-cell office:value-type="float" office:value="120.94" calcext:value-type="float">
            <text:p>120.9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6]" office:value-type="float" office:value="141.528" calcext:value-type="float">
            <text:p>141.528</text:p>
          </table:table-cell>
          <table:table-cell table:formula="of:=ABS(100*[.H136]/[.$G$3])" office:value-type="float" office:value="53.9220019202341" calcext:value-type="float">
            <text:p>53.922001920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7.288" calcext:value-type="float">
            <text:p>107.288</text:p>
          </table:table-cell>
          <table:table-cell office:value-type="float" office:value="38.3704" calcext:value-type="float">
            <text:p>38.3704</text:p>
          </table:table-cell>
          <table:table-cell office:value-type="float" office:value="121.453" calcext:value-type="float">
            <text:p>121.4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7]" office:value-type="float" office:value="141.015" calcext:value-type="float">
            <text:p>141.015</text:p>
          </table:table-cell>
          <table:table-cell table:formula="of:=ABS(100*[.H137]/[.$G$3])" office:value-type="float" office:value="53.7265495222275" calcext:value-type="float">
            <text:p>53.726549522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6.157" calcext:value-type="float">
            <text:p>86.157</text:p>
          </table:table-cell>
          <table:table-cell office:value-type="float" office:value="38.7213" calcext:value-type="float">
            <text:p>38.7213</text:p>
          </table:table-cell>
          <table:table-cell office:value-type="float" office:value="121.453" calcext:value-type="float">
            <text:p>121.4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8]" office:value-type="float" office:value="141.015" calcext:value-type="float">
            <text:p>141.015</text:p>
          </table:table-cell>
          <table:table-cell table:formula="of:=ABS(100*[.H138]/[.$G$3])" office:value-type="float" office:value="53.7265495222275" calcext:value-type="float">
            <text:p>53.726549522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2.368" calcext:value-type="float">
            <text:p>102.368</text:p>
          </table:table-cell>
          <table:table-cell office:value-type="float" office:value="38.9975" calcext:value-type="float">
            <text:p>38.9975</text:p>
          </table:table-cell>
          <table:table-cell office:value-type="float" office:value="121.44" calcext:value-type="float">
            <text:p>121.4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9]" office:value-type="float" office:value="141.028" calcext:value-type="float">
            <text:p>141.028</text:p>
          </table:table-cell>
          <table:table-cell table:formula="of:=ABS(100*[.H139]/[.$G$3])" office:value-type="float" office:value="53.7315025069723" calcext:value-type="float">
            <text:p>53.73150250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5.129" calcext:value-type="float">
            <text:p>95.129</text:p>
          </table:table-cell>
          <table:table-cell office:value-type="float" office:value="39.2985" calcext:value-type="float">
            <text:p>39.2985</text:p>
          </table:table-cell>
          <table:table-cell office:value-type="float" office:value="121.44" calcext:value-type="float">
            <text:p>121.4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0]" office:value-type="float" office:value="141.028" calcext:value-type="float">
            <text:p>141.028</text:p>
          </table:table-cell>
          <table:table-cell table:formula="of:=ABS(100*[.H140]/[.$G$3])" office:value-type="float" office:value="53.7315025069723" calcext:value-type="float">
            <text:p>53.7315025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5.012" calcext:value-type="float">
            <text:p>85.012</text:p>
          </table:table-cell>
          <table:table-cell office:value-type="float" office:value="39.5497" calcext:value-type="float">
            <text:p>39.5497</text:p>
          </table:table-cell>
          <table:table-cell office:value-type="float" office:value="121.44" calcext:value-type="float">
            <text:p>121.4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1]" office:value-type="float" office:value="141.028" calcext:value-type="float">
            <text:p>141.028</text:p>
          </table:table-cell>
          <table:table-cell table:formula="of:=ABS(100*[.H141]/[.$G$3])" office:value-type="float" office:value="53.7315025069723" calcext:value-type="float">
            <text:p>53.7315025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426" calcext:value-type="float">
            <text:p>99.426</text:p>
          </table:table-cell>
          <table:table-cell office:value-type="float" office:value="39.796" calcext:value-type="float">
            <text:p>39.796</text:p>
          </table:table-cell>
          <table:table-cell office:value-type="float" office:value="121.44" calcext:value-type="float">
            <text:p>121.4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2]" office:value-type="float" office:value="141.028" calcext:value-type="float">
            <text:p>141.028</text:p>
          </table:table-cell>
          <table:table-cell table:formula="of:=ABS(100*[.H142]/[.$G$3])" office:value-type="float" office:value="53.7315025069723" calcext:value-type="float">
            <text:p>53.7315025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5.737" calcext:value-type="float">
            <text:p>85.737</text:p>
          </table:table-cell>
          <table:table-cell office:value-type="float" office:value="40.1651" calcext:value-type="float">
            <text:p>40.1651</text:p>
          </table:table-cell>
          <table:table-cell office:value-type="float" office:value="122.183" calcext:value-type="float">
            <text:p>122.18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3]" office:value-type="float" office:value="140.285" calcext:value-type="float">
            <text:p>140.285</text:p>
          </table:table-cell>
          <table:table-cell table:formula="of:=ABS(100*[.H143]/[.$G$3])" office:value-type="float" office:value="53.4484203788652" calcext:value-type="float">
            <text:p>53.448420378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7.037" calcext:value-type="float">
            <text:p>87.037</text:p>
          </table:table-cell>
          <table:table-cell office:value-type="float" office:value="40.3712" calcext:value-type="float">
            <text:p>40.3712</text:p>
          </table:table-cell>
          <table:table-cell office:value-type="float" office:value="122.183" calcext:value-type="float">
            <text:p>122.18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4]" office:value-type="float" office:value="140.285" calcext:value-type="float">
            <text:p>140.285</text:p>
          </table:table-cell>
          <table:table-cell table:formula="of:=ABS(100*[.H144]/[.$G$3])" office:value-type="float" office:value="53.4484203788652" calcext:value-type="float">
            <text:p>53.448420378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1.382" calcext:value-type="float">
            <text:p>91.382</text:p>
          </table:table-cell>
          <table:table-cell office:value-type="float" office:value="40.6474" calcext:value-type="float">
            <text:p>40.6474</text:p>
          </table:table-cell>
          <table:table-cell office:value-type="float" office:value="122.948" calcext:value-type="float">
            <text:p>122.9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5]" office:value-type="float" office:value="139.52" calcext:value-type="float">
            <text:p>139.52</text:p>
          </table:table-cell>
          <table:table-cell table:formula="of:=ABS(100*[.H145]/[.$G$3])" office:value-type="float" office:value="53.1569562765747" calcext:value-type="float">
            <text:p>53.156956276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6.999" calcext:value-type="float">
            <text:p>86.999</text:p>
          </table:table-cell>
          <table:table-cell office:value-type="float" office:value="40.9474" calcext:value-type="float">
            <text:p>40.9474</text:p>
          </table:table-cell>
          <table:table-cell office:value-type="float" office:value="122.948" calcext:value-type="float">
            <text:p>122.9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6]" office:value-type="float" office:value="139.52" calcext:value-type="float">
            <text:p>139.52</text:p>
          </table:table-cell>
          <table:table-cell table:formula="of:=ABS(100*[.H146]/[.$G$3])" office:value-type="float" office:value="53.1569562765747" calcext:value-type="float">
            <text:p>53.156956276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1.082" calcext:value-type="float">
            <text:p>101.082</text:p>
          </table:table-cell>
          <table:table-cell office:value-type="float" office:value="41.1974" calcext:value-type="float">
            <text:p>41.1974</text:p>
          </table:table-cell>
          <table:table-cell office:value-type="float" office:value="122.948" calcext:value-type="float">
            <text:p>122.9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7]" office:value-type="float" office:value="139.52" calcext:value-type="float">
            <text:p>139.52</text:p>
          </table:table-cell>
          <table:table-cell table:formula="of:=ABS(100*[.H147]/[.$G$3])" office:value-type="float" office:value="53.1569562765747" calcext:value-type="float">
            <text:p>53.156956276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2.461" calcext:value-type="float">
            <text:p>92.461</text:p>
          </table:table-cell>
          <table:table-cell office:value-type="float" office:value="41.5974" calcext:value-type="float">
            <text:p>41.5974</text:p>
          </table:table-cell>
          <table:table-cell office:value-type="float" office:value="122.763" calcext:value-type="float">
            <text:p>122.76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8]" office:value-type="float" office:value="139.705" calcext:value-type="float">
            <text:p>139.705</text:p>
          </table:table-cell>
          <table:table-cell table:formula="of:=ABS(100*[.H148]/[.$G$3])" office:value-type="float" office:value="53.2274410594815" calcext:value-type="float">
            <text:p>53.227441059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6.475" calcext:value-type="float">
            <text:p>106.475</text:p>
          </table:table-cell>
          <table:table-cell office:value-type="float" office:value="41.8474" calcext:value-type="float">
            <text:p>41.8474</text:p>
          </table:table-cell>
          <table:table-cell office:value-type="float" office:value="123.425" calcext:value-type="float">
            <text:p>123.4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9]" office:value-type="float" office:value="139.043" calcext:value-type="float">
            <text:p>139.043</text:p>
          </table:table-cell>
          <table:table-cell table:formula="of:=ABS(100*[.H149]/[.$G$3])" office:value-type="float" office:value="52.9752198363229" calcext:value-type="float">
            <text:p>52.975219836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6.944" calcext:value-type="float">
            <text:p>106.944</text:p>
          </table:table-cell>
          <table:table-cell office:value-type="float" office:value="42.0974" calcext:value-type="float">
            <text:p>42.0974</text:p>
          </table:table-cell>
          <table:table-cell office:value-type="float" office:value="123.75" calcext:value-type="float">
            <text:p>123.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0]" office:value-type="float" office:value="138.718" calcext:value-type="float">
            <text:p>138.718</text:p>
          </table:table-cell>
          <table:table-cell table:formula="of:=ABS(100*[.H150]/[.$G$3])" office:value-type="float" office:value="52.8513952177027" calcext:value-type="float">
            <text:p>52.851395217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8.094" calcext:value-type="float">
            <text:p>108.094</text:p>
          </table:table-cell>
          <table:table-cell office:value-type="float" office:value="42.3486" calcext:value-type="float">
            <text:p>42.3486</text:p>
          </table:table-cell>
          <table:table-cell office:value-type="float" office:value="123.448" calcext:value-type="float">
            <text:p>123.4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1]" office:value-type="float" office:value="139.02" calcext:value-type="float">
            <text:p>139.02</text:p>
          </table:table-cell>
          <table:table-cell table:formula="of:=ABS(100*[.H151]/[.$G$3])" office:value-type="float" office:value="52.9664568633129" calcext:value-type="float">
            <text:p>52.96645686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6.825" calcext:value-type="float">
            <text:p>106.825</text:p>
          </table:table-cell>
          <table:table-cell office:value-type="float" office:value="42.6736" calcext:value-type="float">
            <text:p>42.6736</text:p>
          </table:table-cell>
          <table:table-cell office:value-type="float" office:value="123.375" calcext:value-type="float">
            <text:p>123.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2]" office:value-type="float" office:value="139.093" calcext:value-type="float">
            <text:p>139.093</text:p>
          </table:table-cell>
          <table:table-cell table:formula="of:=ABS(100*[.H152]/[.$G$3])" office:value-type="float" office:value="52.9942697776491" calcext:value-type="float">
            <text:p>52.994269777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4.009" calcext:value-type="float">
            <text:p>124.009</text:p>
          </table:table-cell>
          <table:table-cell office:value-type="float" office:value="42.9736" calcext:value-type="float">
            <text:p>42.9736</text:p>
          </table:table-cell>
          <table:table-cell office:value-type="float" office:value="123.265" calcext:value-type="float">
            <text:p>123.26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3]" office:value-type="float" office:value="139.203" calcext:value-type="float">
            <text:p>139.203</text:p>
          </table:table-cell>
          <table:table-cell table:formula="of:=ABS(100*[.H153]/[.$G$3])" office:value-type="float" office:value="53.0361796485667" calcext:value-type="float">
            <text:p>53.036179648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5.868" calcext:value-type="float">
            <text:p>95.868</text:p>
          </table:table-cell>
          <table:table-cell office:value-type="float" office:value="43.2498" calcext:value-type="float">
            <text:p>43.2498</text:p>
          </table:table-cell>
          <table:table-cell office:value-type="float" office:value="129.705" calcext:value-type="float">
            <text:p>129.70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4]" office:value-type="float" office:value="132.763" calcext:value-type="float">
            <text:p>132.763</text:p>
          </table:table-cell>
          <table:table-cell table:formula="of:=ABS(100*[.H154]/[.$G$3])" office:value-type="float" office:value="50.5825472057546" calcext:value-type="float">
            <text:p>50.58254720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0.31" calcext:value-type="float">
            <text:p>110.31</text:p>
          </table:table-cell>
          <table:table-cell office:value-type="float" office:value="43.6256" calcext:value-type="float">
            <text:p>43.6256</text:p>
          </table:table-cell>
          <table:table-cell office:value-type="float" office:value="133.525" calcext:value-type="float">
            <text:p>133.5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5]" office:value-type="float" office:value="128.943" calcext:value-type="float">
            <text:p>128.943</text:p>
          </table:table-cell>
          <table:table-cell table:formula="of:=ABS(100*[.H155]/[.$G$3])" office:value-type="float" office:value="49.1271316884344" calcext:value-type="float">
            <text:p>49.127131688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5.747" calcext:value-type="float">
            <text:p>115.747</text:p>
          </table:table-cell>
          <table:table-cell office:value-type="float" office:value="43.9544" calcext:value-type="float">
            <text:p>43.9544</text:p>
          </table:table-cell>
          <table:table-cell office:value-type="float" office:value="136.088" calcext:value-type="float">
            <text:p>136.08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6]" office:value-type="float" office:value="126.38" calcext:value-type="float">
            <text:p>126.38</text:p>
          </table:table-cell>
          <table:table-cell table:formula="of:=ABS(100*[.H156]/[.$G$3])" office:value-type="float" office:value="48.1506316960544" calcext:value-type="float">
            <text:p>48.150631696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3.372" calcext:value-type="float">
            <text:p>103.372</text:p>
          </table:table-cell>
          <table:table-cell office:value-type="float" office:value="44.247" calcext:value-type="float">
            <text:p>44.247</text:p>
          </table:table-cell>
          <table:table-cell office:value-type="float" office:value="137.593" calcext:value-type="float">
            <text:p>137.5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7]" office:value-type="float" office:value="124.875" calcext:value-type="float">
            <text:p>124.875</text:p>
          </table:table-cell>
          <table:table-cell table:formula="of:=ABS(100*[.H157]/[.$G$3])" office:value-type="float" office:value="47.5772284621363" calcext:value-type="float">
            <text:p>47.577228462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.811" calcext:value-type="float">
            <text:p>115.811</text:p>
          </table:table-cell>
          <table:table-cell office:value-type="float" office:value="44.3588" calcext:value-type="float">
            <text:p>44.3588</text:p>
          </table:table-cell>
          <table:table-cell office:value-type="float" office:value="137.808" calcext:value-type="float">
            <text:p>137.8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8]" office:value-type="float" office:value="124.66" calcext:value-type="float">
            <text:p>124.66</text:p>
          </table:table-cell>
          <table:table-cell table:formula="of:=ABS(100*[.H158]/[.$G$3])" office:value-type="float" office:value="47.4953137144338" calcext:value-type="float">
            <text:p>47.49531371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9.29" calcext:value-type="float">
            <text:p>109.29</text:p>
          </table:table-cell>
          <table:table-cell office:value-type="float" office:value="44.4295" calcext:value-type="float">
            <text:p>44.4295</text:p>
          </table:table-cell>
          <table:table-cell office:value-type="float" office:value="137.798" calcext:value-type="float">
            <text:p>137.7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9]" office:value-type="float" office:value="124.67" calcext:value-type="float">
            <text:p>124.67</text:p>
          </table:table-cell>
          <table:table-cell table:formula="of:=ABS(100*[.H159]/[.$G$3])" office:value-type="float" office:value="47.499123702699" calcext:value-type="float">
            <text:p>47.499123702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5.346" calcext:value-type="float">
            <text:p>105.346</text:p>
          </table:table-cell>
          <table:table-cell office:value-type="float" office:value="44.6311" calcext:value-type="float">
            <text:p>44.6311</text:p>
          </table:table-cell>
          <table:table-cell office:value-type="float" office:value="138.87" calcext:value-type="float">
            <text:p>138.8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0]" office:value-type="float" office:value="123.598" calcext:value-type="float">
            <text:p>123.598</text:p>
          </table:table-cell>
          <table:table-cell table:formula="of:=ABS(100*[.H160]/[.$G$3])" office:value-type="float" office:value="47.0906929606657" calcext:value-type="float">
            <text:p>47.09069296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8.63" calcext:value-type="float">
            <text:p>98.63</text:p>
          </table:table-cell>
          <table:table-cell office:value-type="float" office:value="44.9561" calcext:value-type="float">
            <text:p>44.9561</text:p>
          </table:table-cell>
          <table:table-cell office:value-type="float" office:value="139.858" calcext:value-type="float">
            <text:p>139.8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1]" office:value-type="float" office:value="122.61" calcext:value-type="float">
            <text:p>122.61</text:p>
          </table:table-cell>
          <table:table-cell table:formula="of:=ABS(100*[.H161]/[.$G$3])" office:value-type="float" office:value="46.7142661200604" calcext:value-type="float">
            <text:p>46.71426612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8.926" calcext:value-type="float">
            <text:p>108.926</text:p>
          </table:table-cell>
          <table:table-cell office:value-type="float" office:value="45.2254" calcext:value-type="float">
            <text:p>45.2254</text:p>
          </table:table-cell>
          <table:table-cell office:value-type="float" office:value="140.215" calcext:value-type="float">
            <text:p>140.2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2]" office:value-type="float" office:value="122.253" calcext:value-type="float">
            <text:p>122.253</text:p>
          </table:table-cell>
          <table:table-cell table:formula="of:=ABS(100*[.H162]/[.$G$3])" office:value-type="float" office:value="46.5782495389914" calcext:value-type="float">
            <text:p>46.57824953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3.188" calcext:value-type="float">
            <text:p>103.188</text:p>
          </table:table-cell>
          <table:table-cell office:value-type="float" office:value="45.4803" calcext:value-type="float">
            <text:p>45.4803</text:p>
          </table:table-cell>
          <table:table-cell office:value-type="float" office:value="140.42" calcext:value-type="float">
            <text:p>140.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3]" office:value-type="float" office:value="122.048" calcext:value-type="float">
            <text:p>122.048</text:p>
          </table:table-cell>
          <table:table-cell table:formula="of:=ABS(100*[.H163]/[.$G$3])" office:value-type="float" office:value="46.5001447795541" calcext:value-type="float">
            <text:p>46.500144779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7.237" calcext:value-type="float">
            <text:p>107.237</text:p>
          </table:table-cell>
          <table:table-cell office:value-type="float" office:value="45.7845" calcext:value-type="float">
            <text:p>45.7845</text:p>
          </table:table-cell>
          <table:table-cell office:value-type="float" office:value="142.06" calcext:value-type="float">
            <text:p>142.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4]" office:value-type="float" office:value="120.408" calcext:value-type="float">
            <text:p>120.408</text:p>
          </table:table-cell>
          <table:table-cell table:formula="of:=ABS(100*[.H164]/[.$G$3])" office:value-type="float" office:value="45.8753067040554" calcext:value-type="float">
            <text:p>45.875306704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6.526" calcext:value-type="float">
            <text:p>136.526</text:p>
          </table:table-cell>
          <table:table-cell office:value-type="float" office:value="46.1007" calcext:value-type="float">
            <text:p>46.1007</text:p>
          </table:table-cell>
          <table:table-cell office:value-type="float" office:value="143.16" calcext:value-type="float">
            <text:p>143.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5]" office:value-type="float" office:value="119.308" calcext:value-type="float">
            <text:p>119.308</text:p>
          </table:table-cell>
          <table:table-cell table:formula="of:=ABS(100*[.H165]/[.$G$3])" office:value-type="float" office:value="45.4562079948794" calcext:value-type="float">
            <text:p>45.45620799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4.704" calcext:value-type="float">
            <text:p>124.704</text:p>
          </table:table-cell>
          <table:table-cell office:value-type="float" office:value="46.3519" calcext:value-type="float">
            <text:p>46.3519</text:p>
          </table:table-cell>
          <table:table-cell office:value-type="float" office:value="144.475" calcext:value-type="float">
            <text:p>144.4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6]" office:value-type="float" office:value="117.993" calcext:value-type="float">
            <text:p>117.993</text:p>
          </table:table-cell>
          <table:table-cell table:formula="of:=ABS(100*[.H166]/[.$G$3])" office:value-type="float" office:value="44.9551945380008" calcext:value-type="float">
            <text:p>44.9551945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4.153" calcext:value-type="float">
            <text:p>114.153</text:p>
          </table:table-cell>
          <table:table-cell office:value-type="float" office:value="46.6519" calcext:value-type="float">
            <text:p>46.6519</text:p>
          </table:table-cell>
          <table:table-cell office:value-type="float" office:value="144.24" calcext:value-type="float">
            <text:p>144.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7]" office:value-type="float" office:value="118.228" calcext:value-type="float">
            <text:p>118.228</text:p>
          </table:table-cell>
          <table:table-cell table:formula="of:=ABS(100*[.H167]/[.$G$3])" office:value-type="float" office:value="45.0447292622339" calcext:value-type="float">
            <text:p>45.044729262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3.156" calcext:value-type="float">
            <text:p>123.156</text:p>
          </table:table-cell>
          <table:table-cell office:value-type="float" office:value="46.953" calcext:value-type="float">
            <text:p>46.953</text:p>
          </table:table-cell>
          <table:table-cell office:value-type="float" office:value="144.485" calcext:value-type="float">
            <text:p>144.48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8]" office:value-type="float" office:value="117.983" calcext:value-type="float">
            <text:p>117.983</text:p>
          </table:table-cell>
          <table:table-cell table:formula="of:=ABS(100*[.H168]/[.$G$3])" office:value-type="float" office:value="44.9513845497356" calcext:value-type="float">
            <text:p>44.951384549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3.87" calcext:value-type="float">
            <text:p>113.87</text:p>
          </table:table-cell>
          <table:table-cell office:value-type="float" office:value="47.2079" calcext:value-type="float">
            <text:p>47.2079</text:p>
          </table:table-cell>
          <table:table-cell office:value-type="float" office:value="144.125" calcext:value-type="float">
            <text:p>144.1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9]" office:value-type="float" office:value="118.343" calcext:value-type="float">
            <text:p>118.343</text:p>
          </table:table-cell>
          <table:table-cell table:formula="of:=ABS(100*[.H169]/[.$G$3])" office:value-type="float" office:value="45.0885441272841" calcext:value-type="float">
            <text:p>45.088544127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4.829" calcext:value-type="float">
            <text:p>124.829</text:p>
          </table:table-cell>
          <table:table-cell office:value-type="float" office:value="47.4653" calcext:value-type="float">
            <text:p>47.4653</text:p>
          </table:table-cell>
          <table:table-cell office:value-type="float" office:value="145.463" calcext:value-type="float">
            <text:p>145.46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0]" office:value-type="float" office:value="117.005" calcext:value-type="float">
            <text:p>117.005</text:p>
          </table:table-cell>
          <table:table-cell table:formula="of:=ABS(100*[.H170]/[.$G$3])" office:value-type="float" office:value="44.5787676973955" calcext:value-type="float">
            <text:p>44.578767697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6.244" calcext:value-type="float">
            <text:p>116.244</text:p>
          </table:table-cell>
          <table:table-cell office:value-type="float" office:value="47.7263" calcext:value-type="float">
            <text:p>47.7263</text:p>
          </table:table-cell>
          <table:table-cell office:value-type="float" office:value="146.42" calcext:value-type="float">
            <text:p>146.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1]" office:value-type="float" office:value="116.048" calcext:value-type="float">
            <text:p>116.048</text:p>
          </table:table-cell>
          <table:table-cell table:formula="of:=ABS(100*[.H171]/[.$G$3])" office:value-type="float" office:value="44.2141518204124" calcext:value-type="float">
            <text:p>44.21415182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.639" calcext:value-type="float">
            <text:p>100.639</text:p>
          </table:table-cell>
          <table:table-cell office:value-type="float" office:value="47.9873" calcext:value-type="float">
            <text:p>47.9873</text:p>
          </table:table-cell>
          <table:table-cell office:value-type="float" office:value="146.395" calcext:value-type="float">
            <text:p>146.3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2]" office:value-type="float" office:value="116.073" calcext:value-type="float">
            <text:p>116.073</text:p>
          </table:table-cell>
          <table:table-cell table:formula="of:=ABS(100*[.H172]/[.$G$3])" office:value-type="float" office:value="44.2236767910755" calcext:value-type="float">
            <text:p>44.223676791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0.673" calcext:value-type="float">
            <text:p>110.673</text:p>
          </table:table-cell>
          <table:table-cell office:value-type="float" office:value="48.2724" calcext:value-type="float">
            <text:p>48.2724</text:p>
          </table:table-cell>
          <table:table-cell office:value-type="float" office:value="147.24" calcext:value-type="float">
            <text:p>147.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3]" office:value-type="float" office:value="115.228" calcext:value-type="float">
            <text:p>115.228</text:p>
          </table:table-cell>
          <table:table-cell table:formula="of:=ABS(100*[.H173]/[.$G$3])" office:value-type="float" office:value="43.901732782663" calcext:value-type="float">
            <text:p>43.90173278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8.708" calcext:value-type="float">
            <text:p>128.708</text:p>
          </table:table-cell>
          <table:table-cell office:value-type="float" office:value="48.4739" calcext:value-type="float">
            <text:p>48.4739</text:p>
          </table:table-cell>
          <table:table-cell office:value-type="float" office:value="147.228" calcext:value-type="float">
            <text:p>147.2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4]" office:value-type="float" office:value="115.24" calcext:value-type="float">
            <text:p>115.24</text:p>
          </table:table-cell>
          <table:table-cell table:formula="of:=ABS(100*[.H174]/[.$G$3])" office:value-type="float" office:value="43.9063047685813" calcext:value-type="float">
            <text:p>43.906304768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4.638" calcext:value-type="float">
            <text:p>104.638</text:p>
          </table:table-cell>
          <table:table-cell office:value-type="float" office:value="48.8522" calcext:value-type="float">
            <text:p>48.8522</text:p>
          </table:table-cell>
          <table:table-cell office:value-type="float" office:value="148.218" calcext:value-type="float">
            <text:p>148.2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5]" office:value-type="float" office:value="114.25" calcext:value-type="float">
            <text:p>114.25</text:p>
          </table:table-cell>
          <table:table-cell table:formula="of:=ABS(100*[.H175]/[.$G$3])" office:value-type="float" office:value="43.5291159303229" calcext:value-type="float">
            <text:p>43.529115930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2.979" calcext:value-type="float">
            <text:p>102.979</text:p>
          </table:table-cell>
          <table:table-cell office:value-type="float" office:value="49.1072" calcext:value-type="float">
            <text:p>49.1072</text:p>
          </table:table-cell>
          <table:table-cell office:value-type="float" office:value="148.213" calcext:value-type="float">
            <text:p>148.2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6]" office:value-type="float" office:value="114.255" calcext:value-type="float">
            <text:p>114.255</text:p>
          </table:table-cell>
          <table:table-cell table:formula="of:=ABS(100*[.H176]/[.$G$3])" office:value-type="float" office:value="43.5310209244556" calcext:value-type="float">
            <text:p>43.531020924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4.577" calcext:value-type="float">
            <text:p>104.577</text:p>
          </table:table-cell>
          <table:table-cell office:value-type="float" office:value="49.508" calcext:value-type="float">
            <text:p>49.508</text:p>
          </table:table-cell>
          <table:table-cell office:value-type="float" office:value="148.993" calcext:value-type="float">
            <text:p>148.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7]" office:value-type="float" office:value="113.475" calcext:value-type="float">
            <text:p>113.475</text:p>
          </table:table-cell>
          <table:table-cell table:formula="of:=ABS(100*[.H177]/[.$G$3])" office:value-type="float" office:value="43.2338418397671" calcext:value-type="float">
            <text:p>43.233841839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3.923" calcext:value-type="float">
            <text:p>163.923</text:p>
          </table:table-cell>
          <table:table-cell office:value-type="float" office:value="49.683" calcext:value-type="float">
            <text:p>49.683</text:p>
          </table:table-cell>
          <table:table-cell office:value-type="float" office:value="149.013" calcext:value-type="float">
            <text:p>149.0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8]" office:value-type="float" office:value="113.455" calcext:value-type="float">
            <text:p>113.455</text:p>
          </table:table-cell>
          <table:table-cell table:formula="of:=ABS(100*[.H178]/[.$G$3])" office:value-type="float" office:value="43.2262218632367" calcext:value-type="float">
            <text:p>43.226221863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.442" calcext:value-type="float">
            <text:p>100.442</text:p>
          </table:table-cell>
          <table:table-cell office:value-type="float" office:value="49.908" calcext:value-type="float">
            <text:p>49.908</text:p>
          </table:table-cell>
          <table:table-cell office:value-type="float" office:value="149.048" calcext:value-type="float">
            <text:p>149.0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9]" office:value-type="float" office:value="113.42" calcext:value-type="float">
            <text:p>113.42</text:p>
          </table:table-cell>
          <table:table-cell table:formula="of:=ABS(100*[.H179]/[.$G$3])" office:value-type="float" office:value="43.2128869043083" calcext:value-type="float">
            <text:p>43.212886904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8.809" calcext:value-type="float">
            <text:p>108.809</text:p>
          </table:table-cell>
          <table:table-cell office:value-type="float" office:value="50.033" calcext:value-type="float">
            <text:p>50.033</text:p>
          </table:table-cell>
          <table:table-cell office:value-type="float" office:value="149.725" calcext:value-type="float">
            <text:p>149.7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0]" office:value-type="float" office:value="112.743" calcext:value-type="float">
            <text:p>112.743</text:p>
          </table:table-cell>
          <table:table-cell table:formula="of:=ABS(100*[.H180]/[.$G$3])" office:value-type="float" office:value="42.9549506987519" calcext:value-type="float">
            <text:p>42.954950698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1.472" calcext:value-type="float">
            <text:p>141.472</text:p>
          </table:table-cell>
          <table:table-cell office:value-type="float" office:value="50.283" calcext:value-type="float">
            <text:p>50.283</text:p>
          </table:table-cell>
          <table:table-cell office:value-type="float" office:value="149.688" calcext:value-type="float">
            <text:p>149.68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1]" office:value-type="float" office:value="112.78" calcext:value-type="float">
            <text:p>112.78</text:p>
          </table:table-cell>
          <table:table-cell table:formula="of:=ABS(100*[.H181]/[.$G$3])" office:value-type="float" office:value="42.9690476553332" calcext:value-type="float">
            <text:p>42.969047655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8.813" calcext:value-type="float">
            <text:p>138.813</text:p>
          </table:table-cell>
          <table:table-cell office:value-type="float" office:value="50.283" calcext:value-type="float">
            <text:p>50.283</text:p>
          </table:table-cell>
          <table:table-cell office:value-type="float" office:value="149.688" calcext:value-type="float">
            <text:p>149.68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2]" office:value-type="float" office:value="112.78" calcext:value-type="float">
            <text:p>112.78</text:p>
          </table:table-cell>
          <table:table-cell table:formula="of:=ABS(100*[.H182]/[.$G$3])" office:value-type="float" office:value="42.9690476553332" calcext:value-type="float">
            <text:p>42.969047655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1.625" calcext:value-type="float">
            <text:p>111.625</text:p>
          </table:table-cell>
          <table:table-cell office:value-type="float" office:value="50.658" calcext:value-type="float">
            <text:p>50.658</text:p>
          </table:table-cell>
          <table:table-cell office:value-type="float" office:value="150.415" calcext:value-type="float">
            <text:p>150.4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3]" office:value-type="float" office:value="112.053" calcext:value-type="float">
            <text:p>112.053</text:p>
          </table:table-cell>
          <table:table-cell table:formula="of:=ABS(100*[.H183]/[.$G$3])" office:value-type="float" office:value="42.6920615084506" calcext:value-type="float">
            <text:p>42.692061508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.71" calcext:value-type="float">
            <text:p>107.71</text:p>
          </table:table-cell>
          <table:table-cell office:value-type="float" office:value="50.9341" calcext:value-type="float">
            <text:p>50.9341</text:p>
          </table:table-cell>
          <table:table-cell office:value-type="float" office:value="151.135" calcext:value-type="float">
            <text:p>151.1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4]" office:value-type="float" office:value="111.333" calcext:value-type="float">
            <text:p>111.333</text:p>
          </table:table-cell>
          <table:table-cell table:formula="of:=ABS(100*[.H184]/[.$G$3])" office:value-type="float" office:value="42.4177423533536" calcext:value-type="float">
            <text:p>42.417742353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9.621" calcext:value-type="float">
            <text:p>109.621</text:p>
          </table:table-cell>
          <table:table-cell office:value-type="float" office:value="51.1403" calcext:value-type="float">
            <text:p>51.1403</text:p>
          </table:table-cell>
          <table:table-cell office:value-type="float" office:value="150.995" calcext:value-type="float">
            <text:p>150.9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5]" office:value-type="float" office:value="111.473" calcext:value-type="float">
            <text:p>111.473</text:p>
          </table:table-cell>
          <table:table-cell table:formula="of:=ABS(100*[.H185]/[.$G$3])" office:value-type="float" office:value="42.4710821890669" calcext:value-type="float">
            <text:p>42.471082189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1.261" calcext:value-type="float">
            <text:p>101.261</text:p>
          </table:table-cell>
          <table:table-cell office:value-type="float" office:value="51.4413" calcext:value-type="float">
            <text:p>51.4413</text:p>
          </table:table-cell>
          <table:table-cell office:value-type="float" office:value="155.335" calcext:value-type="float">
            <text:p>155.3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6]" office:value-type="float" office:value="107.133" calcext:value-type="float">
            <text:p>107.133</text:p>
          </table:table-cell>
          <table:table-cell table:formula="of:=ABS(100*[.H186]/[.$G$3])" office:value-type="float" office:value="40.8175472819544" calcext:value-type="float">
            <text:p>40.81754728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.417" calcext:value-type="float">
            <text:p>104.417</text:p>
          </table:table-cell>
          <table:table-cell office:value-type="float" office:value="51.6718" calcext:value-type="float">
            <text:p>51.6718</text:p>
          </table:table-cell>
          <table:table-cell office:value-type="float" office:value="157.683" calcext:value-type="float">
            <text:p>157.68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7]" office:value-type="float" office:value="104.785" calcext:value-type="float">
            <text:p>104.785</text:p>
          </table:table-cell>
          <table:table-cell table:formula="of:=ABS(100*[.H187]/[.$G$3])" office:value-type="float" office:value="39.9229620372769" calcext:value-type="float">
            <text:p>39.922962037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7.461" calcext:value-type="float">
            <text:p>127.461</text:p>
          </table:table-cell>
          <table:table-cell office:value-type="float" office:value="51.9411" calcext:value-type="float">
            <text:p>51.9411</text:p>
          </table:table-cell>
          <table:table-cell office:value-type="float" office:value="159.498" calcext:value-type="float">
            <text:p>159.4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8]" office:value-type="float" office:value="102.97" calcext:value-type="float">
            <text:p>102.97</text:p>
          </table:table-cell>
          <table:table-cell table:formula="of:=ABS(100*[.H188]/[.$G$3])" office:value-type="float" office:value="39.2314491671366" calcext:value-type="float">
            <text:p>39.231449167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7.44" calcext:value-type="float">
            <text:p>107.44</text:p>
          </table:table-cell>
          <table:table-cell office:value-type="float" office:value="52.1769" calcext:value-type="float">
            <text:p>52.1769</text:p>
          </table:table-cell>
          <table:table-cell office:value-type="float" office:value="161.238" calcext:value-type="float">
            <text:p>161.23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9]" office:value-type="float" office:value="101.23" calcext:value-type="float">
            <text:p>101.23</text:p>
          </table:table-cell>
          <table:table-cell table:formula="of:=ABS(100*[.H189]/[.$G$3])" office:value-type="float" office:value="38.5685112089855" calcext:value-type="float">
            <text:p>38.56851120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3.143" calcext:value-type="float">
            <text:p>113.143</text:p>
          </table:table-cell>
          <table:table-cell office:value-type="float" office:value="52.4597" calcext:value-type="float">
            <text:p>52.4597</text:p>
          </table:table-cell>
          <table:table-cell office:value-type="float" office:value="162.185" calcext:value-type="float">
            <text:p>162.18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0]" office:value-type="float" office:value="100.283" calcext:value-type="float">
            <text:p>100.283</text:p>
          </table:table-cell>
          <table:table-cell table:formula="of:=ABS(100*[.H190]/[.$G$3])" office:value-type="float" office:value="38.2077053202676" calcext:value-type="float">
            <text:p>38.207705320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6.147" calcext:value-type="float">
            <text:p>126.147</text:p>
          </table:table-cell>
          <table:table-cell office:value-type="float" office:value="52.7618" calcext:value-type="float">
            <text:p>52.7618</text:p>
          </table:table-cell>
          <table:table-cell office:value-type="float" office:value="163.235" calcext:value-type="float">
            <text:p>163.2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1]" office:value-type="float" office:value="99.233" calcext:value-type="float">
            <text:p>99.233</text:p>
          </table:table-cell>
          <table:table-cell table:formula="of:=ABS(100*[.H191]/[.$G$3])" office:value-type="float" office:value="37.8076565524178" calcext:value-type="float">
            <text:p>37.807656552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3.873" calcext:value-type="float">
            <text:p>103.873</text:p>
          </table:table-cell>
          <table:table-cell office:value-type="float" office:value="53.0618" calcext:value-type="float">
            <text:p>53.0618</text:p>
          </table:table-cell>
          <table:table-cell office:value-type="float" office:value="164.135" calcext:value-type="float">
            <text:p>164.1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2]" office:value-type="float" office:value="98.333" calcext:value-type="float">
            <text:p>98.333</text:p>
          </table:table-cell>
          <table:table-cell table:formula="of:=ABS(100*[.H192]/[.$G$3])" office:value-type="float" office:value="37.4647576085466" calcext:value-type="float">
            <text:p>37.464757608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7.573" calcext:value-type="float">
            <text:p>117.573</text:p>
          </table:table-cell>
          <table:table-cell office:value-type="float" office:value="53.366" calcext:value-type="float">
            <text:p>53.366</text:p>
          </table:table-cell>
          <table:table-cell office:value-type="float" office:value="164.7" calcext:value-type="float">
            <text:p>164.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3]" office:value-type="float" office:value="97.768" calcext:value-type="float">
            <text:p>97.768</text:p>
          </table:table-cell>
          <table:table-cell table:formula="of:=ABS(100*[.H193]/[.$G$3])" office:value-type="float" office:value="37.2494932715607" calcext:value-type="float">
            <text:p>37.24949327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1.349" calcext:value-type="float">
            <text:p>111.349</text:p>
          </table:table-cell>
          <table:table-cell office:value-type="float" office:value="53.6455" calcext:value-type="float">
            <text:p>53.6455</text:p>
          </table:table-cell>
          <table:table-cell office:value-type="float" office:value="165.885" calcext:value-type="float">
            <text:p>165.88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4]" office:value-type="float" office:value="96.583" calcext:value-type="float">
            <text:p>96.583</text:p>
          </table:table-cell>
          <table:table-cell table:formula="of:=ABS(100*[.H194]/[.$G$3])" office:value-type="float" office:value="36.7980096621302" calcext:value-type="float">
            <text:p>36.798009662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5.116" calcext:value-type="float">
            <text:p>115.116</text:p>
          </table:table-cell>
          <table:table-cell office:value-type="float" office:value="53.9004" calcext:value-type="float">
            <text:p>53.9004</text:p>
          </table:table-cell>
          <table:table-cell office:value-type="float" office:value="166.943" calcext:value-type="float">
            <text:p>166.9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5]" office:value-type="float" office:value="95.525" calcext:value-type="float">
            <text:p>95.525</text:p>
          </table:table-cell>
          <table:table-cell table:formula="of:=ABS(100*[.H195]/[.$G$3])" office:value-type="float" office:value="36.3949129036683" calcext:value-type="float">
            <text:p>36.394912903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9.493" calcext:value-type="float">
            <text:p>129.493</text:p>
          </table:table-cell>
          <table:table-cell office:value-type="float" office:value="54.2254" calcext:value-type="float">
            <text:p>54.2254</text:p>
          </table:table-cell>
          <table:table-cell office:value-type="float" office:value="168.173" calcext:value-type="float">
            <text:p>168.1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6]" office:value-type="float" office:value="94.295" calcext:value-type="float">
            <text:p>94.295</text:p>
          </table:table-cell>
          <table:table-cell table:formula="of:=ABS(100*[.H196]/[.$G$3])" office:value-type="float" office:value="35.9262843470442" calcext:value-type="float">
            <text:p>35.92628434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3.646" calcext:value-type="float">
            <text:p>103.646</text:p>
          </table:table-cell>
          <table:table-cell office:value-type="float" office:value="54.4518" calcext:value-type="float">
            <text:p>54.4518</text:p>
          </table:table-cell>
          <table:table-cell office:value-type="float" office:value="169.455" calcext:value-type="float">
            <text:p>169.4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7]" office:value-type="float" office:value="93.013" calcext:value-type="float">
            <text:p>93.013</text:p>
          </table:table-cell>
          <table:table-cell table:formula="of:=ABS(100*[.H197]/[.$G$3])" office:value-type="float" office:value="35.4378438514409" calcext:value-type="float">
            <text:p>35.437843851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5.405" calcext:value-type="float">
            <text:p>105.405</text:p>
          </table:table-cell>
          <table:table-cell office:value-type="float" office:value="54.7128" calcext:value-type="float">
            <text:p>54.7128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8]" office:value-type="float" office:value="89.72" calcext:value-type="float">
            <text:p>89.72</text:p>
          </table:table-cell>
          <table:table-cell table:formula="of:=ABS(100*[.H198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3.329" calcext:value-type="float">
            <text:p>103.329</text:p>
          </table:table-cell>
          <table:table-cell office:value-type="float" office:value="55.0128" calcext:value-type="float">
            <text:p>55.0128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9]" office:value-type="float" office:value="89.72" calcext:value-type="float">
            <text:p>89.72</text:p>
          </table:table-cell>
          <table:table-cell table:formula="of:=ABS(100*[.H199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1.19" calcext:value-type="float">
            <text:p>131.19</text:p>
          </table:table-cell>
          <table:table-cell office:value-type="float" office:value="55.3464" calcext:value-type="float">
            <text:p>55.3464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0]" office:value-type="float" office:value="89.72" calcext:value-type="float">
            <text:p>89.72</text:p>
          </table:table-cell>
          <table:table-cell table:formula="of:=ABS(100*[.H200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3.116" calcext:value-type="float">
            <text:p>123.116</text:p>
          </table:table-cell>
          <table:table-cell office:value-type="float" office:value="55.6799" calcext:value-type="float">
            <text:p>55.6799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1]" office:value-type="float" office:value="89.72" calcext:value-type="float">
            <text:p>89.72</text:p>
          </table:table-cell>
          <table:table-cell table:formula="of:=ABS(100*[.H201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4.528" calcext:value-type="float">
            <text:p>104.528</text:p>
          </table:table-cell>
          <table:table-cell office:value-type="float" office:value="56.0299" calcext:value-type="float">
            <text:p>56.0299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2]" office:value-type="float" office:value="89.72" calcext:value-type="float">
            <text:p>89.72</text:p>
          </table:table-cell>
          <table:table-cell table:formula="of:=ABS(100*[.H202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8.589" calcext:value-type="float">
            <text:p>118.589</text:p>
          </table:table-cell>
          <table:table-cell office:value-type="float" office:value="56.2799" calcext:value-type="float">
            <text:p>56.2799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3]" office:value-type="float" office:value="89.72" calcext:value-type="float">
            <text:p>89.72</text:p>
          </table:table-cell>
          <table:table-cell table:formula="of:=ABS(100*[.H203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2.195" calcext:value-type="float">
            <text:p>112.195</text:p>
          </table:table-cell>
          <table:table-cell office:value-type="float" office:value="56.5961" calcext:value-type="float">
            <text:p>56.5961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4]" office:value-type="float" office:value="89.72" calcext:value-type="float">
            <text:p>89.72</text:p>
          </table:table-cell>
          <table:table-cell table:formula="of:=ABS(100*[.H204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2.15" calcext:value-type="float">
            <text:p>102.15</text:p>
          </table:table-cell>
          <table:table-cell office:value-type="float" office:value="56.8711" calcext:value-type="float">
            <text:p>56.8711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5]" office:value-type="float" office:value="89.72" calcext:value-type="float">
            <text:p>89.72</text:p>
          </table:table-cell>
          <table:table-cell table:formula="of:=ABS(100*[.H205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6.942" calcext:value-type="float">
            <text:p>116.942</text:p>
          </table:table-cell>
          <table:table-cell office:value-type="float" office:value="57.1224" calcext:value-type="float">
            <text:p>57.1224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6]" office:value-type="float" office:value="89.72" calcext:value-type="float">
            <text:p>89.72</text:p>
          </table:table-cell>
          <table:table-cell table:formula="of:=ABS(100*[.H206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2.805" calcext:value-type="float">
            <text:p>102.805</text:p>
          </table:table-cell>
          <table:table-cell office:value-type="float" office:value="57.4234" calcext:value-type="float">
            <text:p>57.4234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7]" office:value-type="float" office:value="89.72" calcext:value-type="float">
            <text:p>89.72</text:p>
          </table:table-cell>
          <table:table-cell table:formula="of:=ABS(100*[.H207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6.618" calcext:value-type="float">
            <text:p>126.618</text:p>
          </table:table-cell>
          <table:table-cell office:value-type="float" office:value="57.4234" calcext:value-type="float">
            <text:p>57.4234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8]" office:value-type="float" office:value="89.72" calcext:value-type="float">
            <text:p>89.72</text:p>
          </table:table-cell>
          <table:table-cell table:formula="of:=ABS(100*[.H208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0.746" calcext:value-type="float">
            <text:p>120.746</text:p>
          </table:table-cell>
          <table:table-cell office:value-type="float" office:value="57.9498" calcext:value-type="float">
            <text:p>57.9498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9]" office:value-type="float" office:value="89.72" calcext:value-type="float">
            <text:p>89.72</text:p>
          </table:table-cell>
          <table:table-cell table:formula="of:=ABS(100*[.H209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7.338" calcext:value-type="float">
            <text:p>107.338</text:p>
          </table:table-cell>
          <table:table-cell office:value-type="float" office:value="58.2998" calcext:value-type="float">
            <text:p>58.2998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0]" office:value-type="float" office:value="89.72" calcext:value-type="float">
            <text:p>89.72</text:p>
          </table:table-cell>
          <table:table-cell table:formula="of:=ABS(100*[.H210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0.325" calcext:value-type="float">
            <text:p>130.325</text:p>
          </table:table-cell>
          <table:table-cell office:value-type="float" office:value="58.5848" calcext:value-type="float">
            <text:p>58.5848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1]" office:value-type="float" office:value="89.72" calcext:value-type="float">
            <text:p>89.72</text:p>
          </table:table-cell>
          <table:table-cell table:formula="of:=ABS(100*[.H211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8.135" calcext:value-type="float">
            <text:p>118.135</text:p>
          </table:table-cell>
          <table:table-cell office:value-type="float" office:value="58.8153" calcext:value-type="float">
            <text:p>58.8153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2]" office:value-type="float" office:value="89.72" calcext:value-type="float">
            <text:p>89.72</text:p>
          </table:table-cell>
          <table:table-cell table:formula="of:=ABS(100*[.H212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3.027" calcext:value-type="float">
            <text:p>113.027</text:p>
          </table:table-cell>
          <table:table-cell office:value-type="float" office:value="59.0389" calcext:value-type="float">
            <text:p>59.0389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3]" office:value-type="float" office:value="89.72" calcext:value-type="float">
            <text:p>89.72</text:p>
          </table:table-cell>
          <table:table-cell table:formula="of:=ABS(100*[.H213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1.138" calcext:value-type="float">
            <text:p>121.138</text:p>
          </table:table-cell>
          <table:table-cell office:value-type="float" office:value="59.2939" calcext:value-type="float">
            <text:p>59.2939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4]" office:value-type="float" office:value="89.72" calcext:value-type="float">
            <text:p>89.72</text:p>
          </table:table-cell>
          <table:table-cell table:formula="of:=ABS(100*[.H214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0.007" calcext:value-type="float">
            <text:p>110.007</text:p>
          </table:table-cell>
          <table:table-cell office:value-type="float" office:value="59.5689" calcext:value-type="float">
            <text:p>59.5689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5]" office:value-type="float" office:value="89.72" calcext:value-type="float">
            <text:p>89.72</text:p>
          </table:table-cell>
          <table:table-cell table:formula="of:=ABS(100*[.H215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2.154" calcext:value-type="float">
            <text:p>112.154</text:p>
          </table:table-cell>
          <table:table-cell office:value-type="float" office:value="59.8238" calcext:value-type="float">
            <text:p>59.8238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6]" office:value-type="float" office:value="89.72" calcext:value-type="float">
            <text:p>89.72</text:p>
          </table:table-cell>
          <table:table-cell table:formula="of:=ABS(100*[.H216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7.085" calcext:value-type="float">
            <text:p>97.085</text:p>
          </table:table-cell>
          <table:table-cell office:value-type="float" office:value="60.0788" calcext:value-type="float">
            <text:p>60.0788</text:p>
          </table:table-cell>
          <table:table-cell office:value-type="float" office:value="172.748" calcext:value-type="float">
            <text:p>172.7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7]" office:value-type="float" office:value="89.72" calcext:value-type="float">
            <text:p>89.72</text:p>
          </table:table-cell>
          <table:table-cell table:formula="of:=ABS(100*[.H217]/[.$G$3])" office:value-type="float" office:value="34.1832147156987" calcext:value-type="float">
            <text:p>34.183214715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2.695" calcext:value-type="float">
            <text:p>102.695</text:p>
          </table:table-cell>
          <table:table-cell office:value-type="float" office:value="60.3788" calcext:value-type="float">
            <text:p>60.3788</text:p>
          </table:table-cell>
          <table:table-cell office:value-type="float" office:value="173.145" calcext:value-type="float">
            <text:p>173.1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8]" office:value-type="float" office:value="89.323" calcext:value-type="float">
            <text:p>89.323</text:p>
          </table:table-cell>
          <table:table-cell table:formula="of:=ABS(100*[.H218]/[.$G$3])" office:value-type="float" office:value="34.0319581815688" calcext:value-type="float">
            <text:p>34.03195818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5.847" calcext:value-type="float">
            <text:p>105.847</text:p>
          </table:table-cell>
          <table:table-cell office:value-type="float" office:value="60.63" calcext:value-type="float">
            <text:p>60.63</text:p>
          </table:table-cell>
          <table:table-cell office:value-type="float" office:value="173.145" calcext:value-type="float">
            <text:p>173.1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9]" office:value-type="float" office:value="89.323" calcext:value-type="float">
            <text:p>89.323</text:p>
          </table:table-cell>
          <table:table-cell table:formula="of:=ABS(100*[.H219]/[.$G$3])" office:value-type="float" office:value="34.0319581815688" calcext:value-type="float">
            <text:p>34.03195818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8.505" calcext:value-type="float">
            <text:p>98.505</text:p>
          </table:table-cell>
          <table:table-cell office:value-type="float" office:value="60.905" calcext:value-type="float">
            <text:p>60.905</text:p>
          </table:table-cell>
          <table:table-cell office:value-type="float" office:value="173.145" calcext:value-type="float">
            <text:p>173.1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20]" office:value-type="float" office:value="89.323" calcext:value-type="float">
            <text:p>89.323</text:p>
          </table:table-cell>
          <table:table-cell table:formula="of:=ABS(100*[.H220]/[.$G$3])" office:value-type="float" office:value="34.0319581815688" calcext:value-type="float">
            <text:p>34.03195818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5.6" calcext:value-type="float">
            <text:p>105.6</text:p>
          </table:table-cell>
          <table:table-cell office:value-type="float" office:value="61.16" calcext:value-type="float">
            <text:p>61.16</text:p>
          </table:table-cell>
          <table:table-cell office:value-type="float" office:value="173.145" calcext:value-type="float">
            <text:p>173.1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21]" office:value-type="float" office:value="89.323" calcext:value-type="float">
            <text:p>89.323</text:p>
          </table:table-cell>
          <table:table-cell table:formula="of:=ABS(100*[.H221]/[.$G$3])" office:value-type="float" office:value="34.0319581815688" calcext:value-type="float">
            <text:p>34.03195818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2.544" calcext:value-type="float">
            <text:p>122.544</text:p>
          </table:table-cell>
          <table:table-cell office:value-type="float" office:value="61.5135" calcext:value-type="float">
            <text:p>61.5135</text:p>
          </table:table-cell>
          <table:table-cell office:value-type="float" office:value="173.145" calcext:value-type="float">
            <text:p>173.1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22]" office:value-type="float" office:value="89.323" calcext:value-type="float">
            <text:p>89.323</text:p>
          </table:table-cell>
          <table:table-cell table:formula="of:=ABS(100*[.H222]/[.$G$3])" office:value-type="float" office:value="34.0319581815688" calcext:value-type="float">
            <text:p>34.031958181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5.767" calcext:value-type="float">
            <text:p>105.767</text:p>
          </table:table-cell>
          <table:table-cell office:value-type="float" office:value="61.8135" calcext:value-type="float">
            <text:p>61.8135</text:p>
          </table:table-cell>
          <table:table-cell office:value-type="float" office:value="173.145" calcext:value-type="float">
            <text:p>173.1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23]" office:value-type="float" office:value="89.323" calcext:value-type="float">
            <text:p>89.323</text:p>
          </table:table-cell>
          <table:table-cell table:formula="of:=ABS(100*[.H223]/[.$G$3])" office:value-type="float" office:value="34.0319581815688" calcext:value-type="float">
            <text:p>34.03195818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5.885" calcext:value-type="float">
            <text:p>125.885</text:p>
          </table:table-cell>
          <table:table-cell office:value-type="float" office:value="62.0648" calcext:value-type="float">
            <text:p>62.0648</text:p>
          </table:table-cell>
          <table:table-cell office:value-type="float" office:value="173.145" calcext:value-type="float">
            <text:p>173.1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24]" office:value-type="float" office:value="89.323" calcext:value-type="float">
            <text:p>89.323</text:p>
          </table:table-cell>
          <table:table-cell table:formula="of:=ABS(100*[.H224]/[.$G$3])" office:value-type="float" office:value="34.0319581815688" calcext:value-type="float">
            <text:p>34.03195818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6.558" calcext:value-type="float">
            <text:p>116.558</text:p>
          </table:table-cell>
          <table:table-cell office:value-type="float" office:value="62.3268" calcext:value-type="float">
            <text:p>62.3268</text:p>
          </table:table-cell>
          <table:table-cell office:value-type="float" office:value="176.993" calcext:value-type="float">
            <text:p>176.99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25]" office:value-type="float" office:value="85.475" calcext:value-type="float">
            <text:p>85.475</text:p>
          </table:table-cell>
          <table:table-cell table:formula="of:=ABS(100*[.H225]/[.$G$3])" office:value-type="float" office:value="32.5658746971059" calcext:value-type="float">
            <text:p>32.565874697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7.267" calcext:value-type="float">
            <text:p>137.267</text:p>
          </table:table-cell>
          <table:table-cell office:value-type="float" office:value="62.5768" calcext:value-type="float">
            <text:p>62.5768</text:p>
          </table:table-cell>
          <table:table-cell office:value-type="float" office:value="176.995" calcext:value-type="float">
            <text:p>176.99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26]" office:value-type="float" office:value="85.473" calcext:value-type="float">
            <text:p>85.473</text:p>
          </table:table-cell>
          <table:table-cell table:formula="of:=ABS(100*[.H226]/[.$G$3])" office:value-type="float" office:value="32.5651126994529" calcext:value-type="float">
            <text:p>32.565112699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5.03" calcext:value-type="float">
            <text:p>125.03</text:p>
          </table:table-cell>
          <table:table-cell office:value-type="float" office:value="62.9277" calcext:value-type="float">
            <text:p>62.9277</text:p>
          </table:table-cell>
          <table:table-cell office:value-type="float" office:value="176.995" calcext:value-type="float">
            <text:p>176.99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27]" office:value-type="float" office:value="85.473" calcext:value-type="float">
            <text:p>85.473</text:p>
          </table:table-cell>
          <table:table-cell table:formula="of:=ABS(100*[.H227]/[.$G$3])" office:value-type="float" office:value="32.5651126994529" calcext:value-type="float">
            <text:p>32.565112699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2.761" calcext:value-type="float">
            <text:p>122.761</text:p>
          </table:table-cell>
          <table:table-cell office:value-type="float" office:value="62.9277" calcext:value-type="float">
            <text:p>62.9277</text:p>
          </table:table-cell>
          <table:table-cell office:value-type="float" office:value="176.993" calcext:value-type="float">
            <text:p>176.99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28]" office:value-type="float" office:value="85.475" calcext:value-type="float">
            <text:p>85.475</text:p>
          </table:table-cell>
          <table:table-cell table:formula="of:=ABS(100*[.H228]/[.$G$3])" office:value-type="float" office:value="32.5658746971059" calcext:value-type="float">
            <text:p>32.565874697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2.259" calcext:value-type="float">
            <text:p>112.259</text:p>
          </table:table-cell>
          <table:table-cell office:value-type="float" office:value="63.4787" calcext:value-type="float">
            <text:p>63.4787</text:p>
          </table:table-cell>
          <table:table-cell office:value-type="float" office:value="176.993" calcext:value-type="float">
            <text:p>176.99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29]" office:value-type="float" office:value="85.475" calcext:value-type="float">
            <text:p>85.475</text:p>
          </table:table-cell>
          <table:table-cell table:formula="of:=ABS(100*[.H229]/[.$G$3])" office:value-type="float" office:value="32.5658746971059" calcext:value-type="float">
            <text:p>32.565874697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3.584" calcext:value-type="float">
            <text:p>103.584</text:p>
          </table:table-cell>
          <table:table-cell office:value-type="float" office:value="63.7287" calcext:value-type="float">
            <text:p>63.7287</text:p>
          </table:table-cell>
          <table:table-cell office:value-type="float" office:value="176.995" calcext:value-type="float">
            <text:p>176.99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30]" office:value-type="float" office:value="85.473" calcext:value-type="float">
            <text:p>85.473</text:p>
          </table:table-cell>
          <table:table-cell table:formula="of:=ABS(100*[.H230]/[.$G$3])" office:value-type="float" office:value="32.5651126994529" calcext:value-type="float">
            <text:p>32.565112699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8.99" calcext:value-type="float">
            <text:p>148.99</text:p>
          </table:table-cell>
          <table:table-cell office:value-type="float" office:value="63.9799" calcext:value-type="float">
            <text:p>63.9799</text:p>
          </table:table-cell>
          <table:table-cell office:value-type="float" office:value="176.995" calcext:value-type="float">
            <text:p>176.99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31]" office:value-type="float" office:value="85.473" calcext:value-type="float">
            <text:p>85.473</text:p>
          </table:table-cell>
          <table:table-cell table:formula="of:=ABS(100*[.H231]/[.$G$3])" office:value-type="float" office:value="32.5651126994529" calcext:value-type="float">
            <text:p>32.565112699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4.109" calcext:value-type="float">
            <text:p>104.109</text:p>
          </table:table-cell>
          <table:table-cell office:value-type="float" office:value="64.3299" calcext:value-type="float">
            <text:p>64.3299</text:p>
          </table:table-cell>
          <table:table-cell office:value-type="float" office:value="176.995" calcext:value-type="float">
            <text:p>176.99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32]" office:value-type="float" office:value="85.473" calcext:value-type="float">
            <text:p>85.473</text:p>
          </table:table-cell>
          <table:table-cell table:formula="of:=ABS(100*[.H232]/[.$G$3])" office:value-type="float" office:value="32.5651126994529" calcext:value-type="float">
            <text:p>32.565112699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7.912" calcext:value-type="float">
            <text:p>137.912</text:p>
          </table:table-cell>
          <table:table-cell office:value-type="float" office:value="64.5799" calcext:value-type="float">
            <text:p>64.5799</text:p>
          </table:table-cell>
          <table:table-cell office:value-type="float" office:value="176.995" calcext:value-type="float">
            <text:p>176.99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33]" office:value-type="float" office:value="85.473" calcext:value-type="float">
            <text:p>85.473</text:p>
          </table:table-cell>
          <table:table-cell table:formula="of:=ABS(100*[.H233]/[.$G$3])" office:value-type="float" office:value="32.5651126994529" calcext:value-type="float">
            <text:p>32.565112699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36.232" calcext:value-type="float">
            <text:p>136.232</text:p>
          </table:table-cell>
          <table:table-cell office:value-type="float" office:value="64.8799" calcext:value-type="float">
            <text:p>64.8799</text:p>
          </table:table-cell>
          <table:table-cell office:value-type="float" office:value="177.353" calcext:value-type="float">
            <text:p>177.35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34]" office:value-type="float" office:value="85.115" calcext:value-type="float">
            <text:p>85.115</text:p>
          </table:table-cell>
          <table:table-cell table:formula="of:=ABS(100*[.H234]/[.$G$3])" office:value-type="float" office:value="32.4287151195574" calcext:value-type="float">
            <text:p>32.428715119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3.155" calcext:value-type="float">
            <text:p>113.155</text:p>
          </table:table-cell>
          <table:table-cell office:value-type="float" office:value="65.1312" calcext:value-type="float">
            <text:p>65.1312</text:p>
          </table:table-cell>
          <table:table-cell office:value-type="float" office:value="177.353" calcext:value-type="float">
            <text:p>177.35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35]" office:value-type="float" office:value="85.115" calcext:value-type="float">
            <text:p>85.115</text:p>
          </table:table-cell>
          <table:table-cell table:formula="of:=ABS(100*[.H235]/[.$G$3])" office:value-type="float" office:value="32.4287151195574" calcext:value-type="float">
            <text:p>32.428715119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3.326" calcext:value-type="float">
            <text:p>133.326</text:p>
          </table:table-cell>
          <table:table-cell office:value-type="float" office:value="65.3824" calcext:value-type="float">
            <text:p>65.3824</text:p>
          </table:table-cell>
          <table:table-cell office:value-type="float" office:value="177.353" calcext:value-type="float">
            <text:p>177.35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36]" office:value-type="float" office:value="85.115" calcext:value-type="float">
            <text:p>85.115</text:p>
          </table:table-cell>
          <table:table-cell table:formula="of:=ABS(100*[.H236]/[.$G$3])" office:value-type="float" office:value="32.4287151195574" calcext:value-type="float">
            <text:p>32.428715119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9.427" calcext:value-type="float">
            <text:p>109.427</text:p>
          </table:table-cell>
          <table:table-cell office:value-type="float" office:value="65.6824" calcext:value-type="float">
            <text:p>65.6824</text:p>
          </table:table-cell>
          <table:table-cell office:value-type="float" office:value="177.353" calcext:value-type="float">
            <text:p>177.35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37]" office:value-type="float" office:value="85.115" calcext:value-type="float">
            <text:p>85.115</text:p>
          </table:table-cell>
          <table:table-cell table:formula="of:=ABS(100*[.H237]/[.$G$3])" office:value-type="float" office:value="32.4287151195574" calcext:value-type="float">
            <text:p>32.428715119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30.228" calcext:value-type="float">
            <text:p>130.228</text:p>
          </table:table-cell>
          <table:table-cell office:value-type="float" office:value="65.9574" calcext:value-type="float">
            <text:p>65.9574</text:p>
          </table:table-cell>
          <table:table-cell office:value-type="float" office:value="177.655" calcext:value-type="float">
            <text:p>177.65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38]" office:value-type="float" office:value="84.813" calcext:value-type="float">
            <text:p>84.813</text:p>
          </table:table-cell>
          <table:table-cell table:formula="of:=ABS(100*[.H238]/[.$G$3])" office:value-type="float" office:value="32.3136534739473" calcext:value-type="float">
            <text:p>32.313653473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4.799" calcext:value-type="float">
            <text:p>154.799</text:p>
          </table:table-cell>
          <table:table-cell office:value-type="float" office:value="66.2324" calcext:value-type="float">
            <text:p>66.2324</text:p>
          </table:table-cell>
          <table:table-cell office:value-type="float" office:value="178.678" calcext:value-type="float">
            <text:p>178.67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39]" office:value-type="float" office:value="83.79" calcext:value-type="float">
            <text:p>83.79</text:p>
          </table:table-cell>
          <table:table-cell table:formula="of:=ABS(100*[.H239]/[.$G$3])" office:value-type="float" office:value="31.9238916744136" calcext:value-type="float">
            <text:p>31.923891674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1.767" calcext:value-type="float">
            <text:p>111.767</text:p>
          </table:table-cell>
          <table:table-cell office:value-type="float" office:value="66.434" calcext:value-type="float">
            <text:p>66.434</text:p>
          </table:table-cell>
          <table:table-cell office:value-type="float" office:value="178.668" calcext:value-type="float">
            <text:p>178.66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40]" office:value-type="float" office:value="83.8" calcext:value-type="float">
            <text:p>83.8</text:p>
          </table:table-cell>
          <table:table-cell table:formula="of:=ABS(100*[.H240]/[.$G$3])" office:value-type="float" office:value="31.9277016626789" calcext:value-type="float">
            <text:p>31.927701662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.648" calcext:value-type="float">
            <text:p>145.648</text:p>
          </table:table-cell>
          <table:table-cell office:value-type="float" office:value="66.684" calcext:value-type="float">
            <text:p>66.684</text:p>
          </table:table-cell>
          <table:table-cell office:value-type="float" office:value="179.808" calcext:value-type="float">
            <text:p>179.80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41]" office:value-type="float" office:value="82.66" calcext:value-type="float">
            <text:p>82.66</text:p>
          </table:table-cell>
          <table:table-cell table:formula="of:=ABS(100*[.H241]/[.$G$3])" office:value-type="float" office:value="31.493363000442" calcext:value-type="float">
            <text:p>31.493363000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9.539" calcext:value-type="float">
            <text:p>129.539</text:p>
          </table:table-cell>
          <table:table-cell office:value-type="float" office:value="66.9532" calcext:value-type="float">
            <text:p>66.9532</text:p>
          </table:table-cell>
          <table:table-cell office:value-type="float" office:value="180.37" calcext:value-type="float">
            <text:p>180.3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42]" office:value-type="float" office:value="82.098" calcext:value-type="float">
            <text:p>82.098</text:p>
          </table:table-cell>
          <table:table-cell table:formula="of:=ABS(100*[.H242]/[.$G$3])" office:value-type="float" office:value="31.2792416599357" calcext:value-type="float">
            <text:p>31.279241659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1.048" calcext:value-type="float">
            <text:p>131.048</text:p>
          </table:table-cell>
          <table:table-cell office:value-type="float" office:value="67.2225" calcext:value-type="float">
            <text:p>67.2225</text:p>
          </table:table-cell>
          <table:table-cell office:value-type="float" office:value="180.925" calcext:value-type="float">
            <text:p>180.92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43]" office:value-type="float" office:value="81.543" calcext:value-type="float">
            <text:p>81.543</text:p>
          </table:table-cell>
          <table:table-cell table:formula="of:=ABS(100*[.H243]/[.$G$3])" office:value-type="float" office:value="31.0677873112151" calcext:value-type="float">
            <text:p>31.067787311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1.51" calcext:value-type="float">
            <text:p>121.51</text:p>
          </table:table-cell>
          <table:table-cell office:value-type="float" office:value="67.4775" calcext:value-type="float">
            <text:p>67.4775</text:p>
          </table:table-cell>
          <table:table-cell office:value-type="float" office:value="181.54" calcext:value-type="float">
            <text:p>181.5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44]" office:value-type="float" office:value="80.928" calcext:value-type="float">
            <text:p>80.928</text:p>
          </table:table-cell>
          <table:table-cell table:formula="of:=ABS(100*[.H244]/[.$G$3])" office:value-type="float" office:value="30.8334730329031" calcext:value-type="float">
            <text:p>30.833473032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1.562" calcext:value-type="float">
            <text:p>121.562</text:p>
          </table:table-cell>
          <table:table-cell office:value-type="float" office:value="67.7275" calcext:value-type="float">
            <text:p>67.7275</text:p>
          </table:table-cell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45]" office:value-type="float" office:value="80.468" calcext:value-type="float">
            <text:p>80.468</text:p>
          </table:table-cell>
          <table:table-cell table:formula="of:=ABS(100*[.H245]/[.$G$3])" office:value-type="float" office:value="30.6582135727022" calcext:value-type="float">
            <text:p>30.658213572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5.753" calcext:value-type="float">
            <text:p>115.753</text:p>
          </table:table-cell>
          <table:table-cell office:value-type="float" office:value="68.0025" calcext:value-type="float">
            <text:p>68.0025</text:p>
          </table:table-cell>
          <table:table-cell office:value-type="float" office:value="182.428" calcext:value-type="float">
            <text:p>182.42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46]" office:value-type="float" office:value="80.04" calcext:value-type="float">
            <text:p>80.04</text:p>
          </table:table-cell>
          <table:table-cell table:formula="of:=ABS(100*[.H246]/[.$G$3])" office:value-type="float" office:value="30.4951460749501" calcext:value-type="float">
            <text:p>30.49514607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5.077" calcext:value-type="float">
            <text:p>105.077</text:p>
          </table:table-cell>
          <table:table-cell office:value-type="float" office:value="68.2775" calcext:value-type="float">
            <text:p>68.2775</text:p>
          </table:table-cell>
          <table:table-cell office:value-type="float" office:value="183.19" calcext:value-type="float">
            <text:p>183.1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47]" office:value-type="float" office:value="79.278" calcext:value-type="float">
            <text:p>79.278</text:p>
          </table:table-cell>
          <table:table-cell table:formula="of:=ABS(100*[.H247]/[.$G$3])" office:value-type="float" office:value="30.2048249691391" calcext:value-type="float">
            <text:p>30.204824969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2.433" calcext:value-type="float">
            <text:p>142.433</text:p>
          </table:table-cell>
          <table:table-cell office:value-type="float" office:value="68.5785" calcext:value-type="float">
            <text:p>68.5785</text:p>
          </table:table-cell>
          <table:table-cell office:value-type="float" office:value="184.658" calcext:value-type="float">
            <text:p>184.65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48]" office:value-type="float" office:value="77.81" calcext:value-type="float">
            <text:p>77.81</text:p>
          </table:table-cell>
          <table:table-cell table:formula="of:=ABS(100*[.H248]/[.$G$3])" office:value-type="float" office:value="29.6455186918024" calcext:value-type="float">
            <text:p>29.64551869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6.357" calcext:value-type="float">
            <text:p>106.357</text:p>
          </table:table-cell>
          <table:table-cell office:value-type="float" office:value="68.8285" calcext:value-type="float">
            <text:p>68.8285</text:p>
          </table:table-cell>
          <table:table-cell office:value-type="float" office:value="184.643" calcext:value-type="float">
            <text:p>184.64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49]" office:value-type="float" office:value="77.825" calcext:value-type="float">
            <text:p>77.825</text:p>
          </table:table-cell>
          <table:table-cell table:formula="of:=ABS(100*[.H249]/[.$G$3])" office:value-type="float" office:value="29.6512336742003" calcext:value-type="float">
            <text:p>29.651233674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2.576" calcext:value-type="float">
            <text:p>122.576</text:p>
          </table:table-cell>
          <table:table-cell office:value-type="float" office:value="69.1535" calcext:value-type="float">
            <text:p>69.1535</text:p>
          </table:table-cell>
          <table:table-cell office:value-type="float" office:value="189.003" calcext:value-type="float">
            <text:p>189.00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50]" office:value-type="float" office:value="73.465" calcext:value-type="float">
            <text:p>73.465</text:p>
          </table:table-cell>
          <table:table-cell table:formula="of:=ABS(100*[.H250]/[.$G$3])" office:value-type="float" office:value="27.9900787905573" calcext:value-type="float">
            <text:p>27.990078790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6.854" calcext:value-type="float">
            <text:p>106.854</text:p>
          </table:table-cell>
          <table:table-cell office:value-type="float" office:value="69.4545" calcext:value-type="float">
            <text:p>69.4545</text:p>
          </table:table-cell>
          <table:table-cell office:value-type="float" office:value="190.925" calcext:value-type="float">
            <text:p>190.92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51]" office:value-type="float" office:value="71.543" calcext:value-type="float">
            <text:p>71.543</text:p>
          </table:table-cell>
          <table:table-cell table:formula="of:=ABS(100*[.H251]/[.$G$3])" office:value-type="float" office:value="27.2577990459789" calcext:value-type="float">
            <text:p>27.2577990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0.813" calcext:value-type="float">
            <text:p>130.813</text:p>
          </table:table-cell>
          <table:table-cell office:value-type="float" office:value="69.7307" calcext:value-type="float">
            <text:p>69.7307</text:p>
          </table:table-cell>
          <table:table-cell office:value-type="float" office:value="192.508" calcext:value-type="float">
            <text:p>192.50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52]" office:value-type="float" office:value="69.96" calcext:value-type="float">
            <text:p>69.96</text:p>
          </table:table-cell>
          <table:table-cell table:formula="of:=ABS(100*[.H252]/[.$G$3])" office:value-type="float" office:value="26.6546779035921" calcext:value-type="float">
            <text:p>26.654677903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2.634" calcext:value-type="float">
            <text:p>122.634</text:p>
          </table:table-cell>
          <table:table-cell office:value-type="float" office:value="70.0317" calcext:value-type="float">
            <text:p>70.0317</text:p>
          </table:table-cell>
          <table:table-cell office:value-type="float" office:value="193.733" calcext:value-type="float">
            <text:p>193.73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53]" office:value-type="float" office:value="68.735" calcext:value-type="float">
            <text:p>68.735</text:p>
          </table:table-cell>
          <table:table-cell table:formula="of:=ABS(100*[.H253]/[.$G$3])" office:value-type="float" office:value="26.1879543411006" calcext:value-type="float">
            <text:p>26.187954341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5.442" calcext:value-type="float">
            <text:p>105.442</text:p>
          </table:table-cell>
          <table:table-cell office:value-type="float" office:value="70.2891" calcext:value-type="float">
            <text:p>70.2891</text:p>
          </table:table-cell>
          <table:table-cell office:value-type="float" office:value="194.668" calcext:value-type="float">
            <text:p>194.66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54]" office:value-type="float" office:value="67.8" calcext:value-type="float">
            <text:p>67.8</text:p>
          </table:table-cell>
          <table:table-cell table:formula="of:=ABS(100*[.H254]/[.$G$3])" office:value-type="float" office:value="25.8317204383011" calcext:value-type="float">
            <text:p>25.831720438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8.271" calcext:value-type="float">
            <text:p>128.271</text:p>
          </table:table-cell>
          <table:table-cell office:value-type="float" office:value="70.5932" calcext:value-type="float">
            <text:p>70.5932</text:p>
          </table:table-cell>
          <table:table-cell office:value-type="float" office:value="195.603" calcext:value-type="float">
            <text:p>195.60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55]" office:value-type="float" office:value="66.865" calcext:value-type="float">
            <text:p>66.865</text:p>
          </table:table-cell>
          <table:table-cell table:formula="of:=ABS(100*[.H255]/[.$G$3])" office:value-type="float" office:value="25.4754865355015" calcext:value-type="float">
            <text:p>25.475486535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2.639" calcext:value-type="float">
            <text:p>112.639</text:p>
          </table:table-cell>
          <table:table-cell office:value-type="float" office:value="70.7948" calcext:value-type="float">
            <text:p>70.7948</text:p>
          </table:table-cell>
          <table:table-cell office:value-type="float" office:value="195.603" calcext:value-type="float">
            <text:p>195.60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56]" office:value-type="float" office:value="66.865" calcext:value-type="float">
            <text:p>66.865</text:p>
          </table:table-cell>
          <table:table-cell table:formula="of:=ABS(100*[.H256]/[.$G$3])" office:value-type="float" office:value="25.4754865355015" calcext:value-type="float">
            <text:p>25.47548653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2.65" calcext:value-type="float">
            <text:p>112.65</text:p>
          </table:table-cell>
          <table:table-cell office:value-type="float" office:value="71.1448" calcext:value-type="float">
            <text:p>71.1448</text:p>
          </table:table-cell>
          <table:table-cell office:value-type="float" office:value="196.465" calcext:value-type="float">
            <text:p>196.46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57]" office:value-type="float" office:value="66.003" calcext:value-type="float">
            <text:p>66.003</text:p>
          </table:table-cell>
          <table:table-cell table:formula="of:=ABS(100*[.H257]/[.$G$3])" office:value-type="float" office:value="25.1470655470381" calcext:value-type="float">
            <text:p>25.1470655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8.366" calcext:value-type="float">
            <text:p>98.366</text:p>
          </table:table-cell>
          <table:table-cell office:value-type="float" office:value="71.396" calcext:value-type="float">
            <text:p>71.396</text:p>
          </table:table-cell>
          <table:table-cell office:value-type="float" office:value="196.983" calcext:value-type="float">
            <text:p>196.98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58]" office:value-type="float" office:value="65.485" calcext:value-type="float">
            <text:p>65.485</text:p>
          </table:table-cell>
          <table:table-cell table:formula="of:=ABS(100*[.H258]/[.$G$3])" office:value-type="float" office:value="24.9497081548989" calcext:value-type="float">
            <text:p>24.94970815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9.244" calcext:value-type="float">
            <text:p>129.244</text:p>
          </table:table-cell>
          <table:table-cell office:value-type="float" office:value="71.646" calcext:value-type="float">
            <text:p>71.646</text:p>
          </table:table-cell>
          <table:table-cell office:value-type="float" office:value="199.153" calcext:value-type="float">
            <text:p>199.15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59]" office:value-type="float" office:value="63.315" calcext:value-type="float">
            <text:p>63.315</text:p>
          </table:table-cell>
          <table:table-cell table:formula="of:=ABS(100*[.H259]/[.$G$3])" office:value-type="float" office:value="24.1229407013426" calcext:value-type="float">
            <text:p>24.122940701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3.423" calcext:value-type="float">
            <text:p>133.423</text:p>
          </table:table-cell>
          <table:table-cell office:value-type="float" office:value="71.896" calcext:value-type="float">
            <text:p>71.896</text:p>
          </table:table-cell>
          <table:table-cell office:value-type="float" office:value="199.83" calcext:value-type="float">
            <text:p>199.8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60]" office:value-type="float" office:value="62.638" calcext:value-type="float">
            <text:p>62.638</text:p>
          </table:table-cell>
          <table:table-cell table:formula="of:=ABS(100*[.H260]/[.$G$3])" office:value-type="float" office:value="23.8650044957861" calcext:value-type="float">
            <text:p>23.86500449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9.371" calcext:value-type="float">
            <text:p>139.371</text:p>
          </table:table-cell>
          <table:table-cell office:value-type="float" office:value="72.271" calcext:value-type="float">
            <text:p>72.271</text:p>
          </table:table-cell>
          <table:table-cell office:value-type="float" office:value="199.805" calcext:value-type="float">
            <text:p>199.80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61]" office:value-type="float" office:value="62.663" calcext:value-type="float">
            <text:p>62.663</text:p>
          </table:table-cell>
          <table:table-cell table:formula="of:=ABS(100*[.H261]/[.$G$3])" office:value-type="float" office:value="23.8745294664492" calcext:value-type="float">
            <text:p>23.874529466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6.13" calcext:value-type="float">
            <text:p>126.13</text:p>
          </table:table-cell>
          <table:table-cell office:value-type="float" office:value="72.5506" calcext:value-type="float">
            <text:p>72.5506</text:p>
          </table:table-cell>
          <table:table-cell office:value-type="float" office:value="199.805" calcext:value-type="float">
            <text:p>199.80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62]" office:value-type="float" office:value="62.663" calcext:value-type="float">
            <text:p>62.663</text:p>
          </table:table-cell>
          <table:table-cell table:formula="of:=ABS(100*[.H262]/[.$G$3])" office:value-type="float" office:value="23.8745294664492" calcext:value-type="float">
            <text:p>23.874529466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2.467" calcext:value-type="float">
            <text:p>112.467</text:p>
          </table:table-cell>
          <table:table-cell office:value-type="float" office:value="72.7877" calcext:value-type="float">
            <text:p>72.7877</text:p>
          </table:table-cell>
          <table:table-cell office:value-type="float" office:value="200.223" calcext:value-type="float">
            <text:p>200.2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63]" office:value-type="float" office:value="62.245" calcext:value-type="float">
            <text:p>62.245</text:p>
          </table:table-cell>
          <table:table-cell table:formula="of:=ABS(100*[.H263]/[.$G$3])" office:value-type="float" office:value="23.7152719569624" calcext:value-type="float">
            <text:p>23.71527195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0.814" calcext:value-type="float">
            <text:p>130.814</text:p>
          </table:table-cell>
          <table:table-cell office:value-type="float" office:value="73.104" calcext:value-type="float">
            <text:p>73.104</text:p>
          </table:table-cell>
          <table:table-cell office:value-type="float" office:value="204.943" calcext:value-type="float">
            <text:p>204.94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64]" office:value-type="float" office:value="57.525" calcext:value-type="float">
            <text:p>57.525</text:p>
          </table:table-cell>
          <table:table-cell table:formula="of:=ABS(100*[.H264]/[.$G$3])" office:value-type="float" office:value="21.9169574957709" calcext:value-type="float">
            <text:p>21.916957495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9.345" calcext:value-type="float">
            <text:p>149.345</text:p>
          </table:table-cell>
          <table:table-cell office:value-type="float" office:value="73.4823" calcext:value-type="float">
            <text:p>73.4823</text:p>
          </table:table-cell>
          <table:table-cell office:value-type="float" office:value="205.915" calcext:value-type="float">
            <text:p>205.9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65]" office:value-type="float" office:value="56.553" calcext:value-type="float">
            <text:p>56.553</text:p>
          </table:table-cell>
          <table:table-cell table:formula="of:=ABS(100*[.H265]/[.$G$3])" office:value-type="float" office:value="21.54662663639" calcext:value-type="float">
            <text:p>21.546626636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1.958" calcext:value-type="float">
            <text:p>141.958</text:p>
          </table:table-cell>
          <table:table-cell office:value-type="float" office:value="73.7864" calcext:value-type="float">
            <text:p>73.7864</text:p>
          </table:table-cell>
          <table:table-cell office:value-type="float" office:value="208.405" calcext:value-type="float">
            <text:p>208.40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66]" office:value-type="float" office:value="54.063" calcext:value-type="float">
            <text:p>54.063</text:p>
          </table:table-cell>
          <table:table-cell table:formula="of:=ABS(100*[.H266]/[.$G$3])" office:value-type="float" office:value="20.5979395583462" calcext:value-type="float">
            <text:p>20.597939558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1.955" calcext:value-type="float">
            <text:p>151.955</text:p>
          </table:table-cell>
          <table:table-cell office:value-type="float" office:value="74.0474" calcext:value-type="float">
            <text:p>74.0474</text:p>
          </table:table-cell>
          <table:table-cell office:value-type="float" office:value="208.803" calcext:value-type="float">
            <text:p>208.80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67]" office:value-type="float" office:value="53.665" calcext:value-type="float">
            <text:p>53.665</text:p>
          </table:table-cell>
          <table:table-cell table:formula="of:=ABS(100*[.H267]/[.$G$3])" office:value-type="float" office:value="20.4463020253898" calcext:value-type="float">
            <text:p>20.446302025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5.996" calcext:value-type="float">
            <text:p>125.996</text:p>
          </table:table-cell>
          <table:table-cell office:value-type="float" office:value="74.3636" calcext:value-type="float">
            <text:p>74.3636</text:p>
          </table:table-cell>
          <table:table-cell office:value-type="float" office:value="209.568" calcext:value-type="float">
            <text:p>209.56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68]" office:value-type="float" office:value="52.9" calcext:value-type="float">
            <text:p>52.9</text:p>
          </table:table-cell>
          <table:table-cell table:formula="of:=ABS(100*[.H268]/[.$G$3])" office:value-type="float" office:value="20.1548379230992" calcext:value-type="float">
            <text:p>20.154837923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0.705" calcext:value-type="float">
            <text:p>120.705</text:p>
          </table:table-cell>
          <table:table-cell office:value-type="float" office:value="74.6432" calcext:value-type="float">
            <text:p>74.6432</text:p>
          </table:table-cell>
          <table:table-cell office:value-type="float" office:value="209.458" calcext:value-type="float">
            <text:p>209.45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69]" office:value-type="float" office:value="53.01" calcext:value-type="float">
            <text:p>53.01</text:p>
          </table:table-cell>
          <table:table-cell table:formula="of:=ABS(100*[.H269]/[.$G$3])" office:value-type="float" office:value="20.1967477940168" calcext:value-type="float">
            <text:p>20.19674779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3.882" calcext:value-type="float">
            <text:p>123.882</text:p>
          </table:table-cell>
          <table:table-cell office:value-type="float" office:value="74.9594" calcext:value-type="float">
            <text:p>74.9594</text:p>
          </table:table-cell>
          <table:table-cell office:value-type="float" office:value="210.188" calcext:value-type="float">
            <text:p>210.18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70]" office:value-type="float" office:value="52.28" calcext:value-type="float">
            <text:p>52.28</text:p>
          </table:table-cell>
          <table:table-cell table:formula="of:=ABS(100*[.H270]/[.$G$3])" office:value-type="float" office:value="19.9186186506546" calcext:value-type="float">
            <text:p>19.918618650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8.697" calcext:value-type="float">
            <text:p>108.697</text:p>
          </table:table-cell>
          <table:table-cell office:value-type="float" office:value="75.2604" calcext:value-type="float">
            <text:p>75.2604</text:p>
          </table:table-cell>
          <table:table-cell office:value-type="float" office:value="210.483" calcext:value-type="float">
            <text:p>210.48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71]" office:value-type="float" office:value="51.985" calcext:value-type="float">
            <text:p>51.985</text:p>
          </table:table-cell>
          <table:table-cell table:formula="of:=ABS(100*[.H271]/[.$G$3])" office:value-type="float" office:value="19.8062239968301" calcext:value-type="float">
            <text:p>19.806223996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0.872" calcext:value-type="float">
            <text:p>130.872</text:p>
          </table:table-cell>
          <table:table-cell office:value-type="float" office:value="75.5117" calcext:value-type="float">
            <text:p>75.5117</text:p>
          </table:table-cell>
          <table:table-cell office:value-type="float" office:value="210.953" calcext:value-type="float">
            <text:p>210.95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72]" office:value-type="float" office:value="51.515" calcext:value-type="float">
            <text:p>51.515</text:p>
          </table:table-cell>
          <table:table-cell table:formula="of:=ABS(100*[.H272]/[.$G$3])" office:value-type="float" office:value="19.627154548364" calcext:value-type="float">
            <text:p>19.627154548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76.88" calcext:value-type="float">
            <text:p>176.88</text:p>
          </table:table-cell>
          <table:table-cell office:value-type="float" office:value="75.7617" calcext:value-type="float">
            <text:p>75.7617</text:p>
          </table:table-cell>
          <table:table-cell office:value-type="float" office:value="211.603" calcext:value-type="float">
            <text:p>211.60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73]" office:value-type="float" office:value="50.865" calcext:value-type="float">
            <text:p>50.865</text:p>
          </table:table-cell>
          <table:table-cell table:formula="of:=ABS(100*[.H273]/[.$G$3])" office:value-type="float" office:value="19.3795053111236" calcext:value-type="float">
            <text:p>19.379505311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7.232" calcext:value-type="float">
            <text:p>107.232</text:p>
          </table:table-cell>
          <table:table-cell office:value-type="float" office:value="76.0227" calcext:value-type="float">
            <text:p>76.0227</text:p>
          </table:table-cell>
          <table:table-cell office:value-type="float" office:value="211.6" calcext:value-type="float">
            <text:p>211.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74]" office:value-type="float" office:value="50.868" calcext:value-type="float">
            <text:p>50.868</text:p>
          </table:table-cell>
          <table:table-cell table:formula="of:=ABS(100*[.H274]/[.$G$3])" office:value-type="float" office:value="19.3806483076032" calcext:value-type="float">
            <text:p>19.380648307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6.277" calcext:value-type="float">
            <text:p>116.277</text:p>
          </table:table-cell>
          <table:table-cell office:value-type="float" office:value="76.2776" calcext:value-type="float">
            <text:p>76.2776</text:p>
          </table:table-cell>
          <table:table-cell office:value-type="float" office:value="211.6" calcext:value-type="float">
            <text:p>211.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75]" office:value-type="float" office:value="50.868" calcext:value-type="float">
            <text:p>50.868</text:p>
          </table:table-cell>
          <table:table-cell table:formula="of:=ABS(100*[.H275]/[.$G$3])" office:value-type="float" office:value="19.3806483076032" calcext:value-type="float">
            <text:p>19.380648307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8.842" calcext:value-type="float">
            <text:p>148.842</text:p>
          </table:table-cell>
          <table:table-cell office:value-type="float" office:value="76.5276" calcext:value-type="float">
            <text:p>76.5276</text:p>
          </table:table-cell>
          <table:table-cell office:value-type="float" office:value="211.945" calcext:value-type="float">
            <text:p>211.94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76]" office:value-type="float" office:value="50.523" calcext:value-type="float">
            <text:p>50.523</text:p>
          </table:table-cell>
          <table:table-cell table:formula="of:=ABS(100*[.H276]/[.$G$3])" office:value-type="float" office:value="19.2492037124526" calcext:value-type="float">
            <text:p>19.249203712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6.339" calcext:value-type="float">
            <text:p>176.339</text:p>
          </table:table-cell>
          <table:table-cell office:value-type="float" office:value="76.7886" calcext:value-type="float">
            <text:p>76.7886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77]" office:value-type="float" office:value="50.528" calcext:value-type="float">
            <text:p>50.528</text:p>
          </table:table-cell>
          <table:table-cell table:formula="of:=ABS(100*[.H277]/[.$G$3])" office:value-type="float" office:value="19.2511087065852" calcext:value-type="float">
            <text:p>19.251108706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4.451" calcext:value-type="float">
            <text:p>154.451</text:p>
          </table:table-cell>
          <table:table-cell office:value-type="float" office:value="77.1136" calcext:value-type="float">
            <text:p>77.1136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78]" office:value-type="float" office:value="50.528" calcext:value-type="float">
            <text:p>50.528</text:p>
          </table:table-cell>
          <table:table-cell table:formula="of:=ABS(100*[.H278]/[.$G$3])" office:value-type="float" office:value="19.2511087065852" calcext:value-type="float">
            <text:p>19.251108706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1.631" calcext:value-type="float">
            <text:p>131.631</text:p>
          </table:table-cell>
          <table:table-cell office:value-type="float" office:value="77.3649" calcext:value-type="float">
            <text:p>77.3649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79]" office:value-type="float" office:value="50.528" calcext:value-type="float">
            <text:p>50.528</text:p>
          </table:table-cell>
          <table:table-cell table:formula="of:=ABS(100*[.H279]/[.$G$3])" office:value-type="float" office:value="19.2511087065852" calcext:value-type="float">
            <text:p>19.251108706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5.703" calcext:value-type="float">
            <text:p>135.703</text:p>
          </table:table-cell>
          <table:table-cell office:value-type="float" office:value="77.6149" calcext:value-type="float">
            <text:p>77.6149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80]" office:value-type="float" office:value="50.528" calcext:value-type="float">
            <text:p>50.528</text:p>
          </table:table-cell>
          <table:table-cell table:formula="of:=ABS(100*[.H280]/[.$G$3])" office:value-type="float" office:value="19.2511087065852" calcext:value-type="float">
            <text:p>19.251108706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7.288" calcext:value-type="float">
            <text:p>137.288</text:p>
          </table:table-cell>
          <table:table-cell office:value-type="float" office:value="77.9149" calcext:value-type="float">
            <text:p>77.9149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81]" office:value-type="float" office:value="50.528" calcext:value-type="float">
            <text:p>50.528</text:p>
          </table:table-cell>
          <table:table-cell table:formula="of:=ABS(100*[.H281]/[.$G$3])" office:value-type="float" office:value="19.2511087065852" calcext:value-type="float">
            <text:p>19.251108706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9.511" calcext:value-type="float">
            <text:p>119.511</text:p>
          </table:table-cell>
          <table:table-cell office:value-type="float" office:value="78.1649" calcext:value-type="float">
            <text:p>78.1649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82]" office:value-type="float" office:value="50.528" calcext:value-type="float">
            <text:p>50.528</text:p>
          </table:table-cell>
          <table:table-cell table:formula="of:=ABS(100*[.H282]/[.$G$3])" office:value-type="float" office:value="19.2511087065852" calcext:value-type="float">
            <text:p>19.251108706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4.916" calcext:value-type="float">
            <text:p>114.916</text:p>
          </table:table-cell>
          <table:table-cell office:value-type="float" office:value="78.469" calcext:value-type="float">
            <text:p>78.469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83]" office:value-type="float" office:value="50.528" calcext:value-type="float">
            <text:p>50.528</text:p>
          </table:table-cell>
          <table:table-cell table:formula="of:=ABS(100*[.H283]/[.$G$3])" office:value-type="float" office:value="19.2511087065852" calcext:value-type="float">
            <text:p>19.251108706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0.7" calcext:value-type="float">
            <text:p>130.7</text:p>
          </table:table-cell>
          <table:table-cell office:value-type="float" office:value="78.7732" calcext:value-type="float">
            <text:p>78.7732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84]" office:value-type="float" office:value="50.528" calcext:value-type="float">
            <text:p>50.528</text:p>
          </table:table-cell>
          <table:table-cell table:formula="of:=ABS(100*[.H284]/[.$G$3])" office:value-type="float" office:value="19.2511087065852" calcext:value-type="float">
            <text:p>19.251108706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28.693" calcext:value-type="float">
            <text:p>128.693</text:p>
          </table:table-cell>
          <table:table-cell office:value-type="float" office:value="79.1067" calcext:value-type="float">
            <text:p>79.1067</text:p>
          </table:table-cell>
          <table:table-cell office:value-type="float" office:value="211.94" calcext:value-type="float">
            <text:p>211.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85]" office:value-type="float" office:value="50.528" calcext:value-type="float">
            <text:p>50.528</text:p>
          </table:table-cell>
          <table:table-cell table:formula="of:=ABS(100*[.H285]/[.$G$3])" office:value-type="float" office:value="19.2511087065852" calcext:value-type="float">
            <text:p>19.251108706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8.462" calcext:value-type="float">
            <text:p>128.462</text:p>
          </table:table-cell>
          <table:table-cell office:value-type="float" office:value="79.3567" calcext:value-type="float">
            <text:p>79.3567</text:p>
          </table:table-cell>
          <table:table-cell office:value-type="float" office:value="212.545" calcext:value-type="float">
            <text:p>212.54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86]" office:value-type="float" office:value="49.923" calcext:value-type="float">
            <text:p>49.923</text:p>
          </table:table-cell>
          <table:table-cell table:formula="of:=ABS(100*[.H286]/[.$G$3])" office:value-type="float" office:value="19.0206044165384" calcext:value-type="float">
            <text:p>19.020604416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0.979" calcext:value-type="float">
            <text:p>130.979</text:p>
          </table:table-cell>
          <table:table-cell office:value-type="float" office:value="79.6328" calcext:value-type="float">
            <text:p>79.6328</text:p>
          </table:table-cell>
          <table:table-cell office:value-type="float" office:value="212.543" calcext:value-type="float">
            <text:p>212.54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87]" office:value-type="float" office:value="49.925" calcext:value-type="float">
            <text:p>49.925</text:p>
          </table:table-cell>
          <table:table-cell table:formula="of:=ABS(100*[.H287]/[.$G$3])" office:value-type="float" office:value="19.0213664141914" calcext:value-type="float">
            <text:p>19.021366414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1.734" calcext:value-type="float">
            <text:p>141.734</text:p>
          </table:table-cell>
          <table:table-cell office:value-type="float" office:value="79.6328" calcext:value-type="float">
            <text:p>79.6328</text:p>
          </table:table-cell>
          <table:table-cell office:value-type="float" office:value="212.543" calcext:value-type="float">
            <text:p>212.54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88]" office:value-type="float" office:value="49.925" calcext:value-type="float">
            <text:p>49.925</text:p>
          </table:table-cell>
          <table:table-cell table:formula="of:=ABS(100*[.H288]/[.$G$3])" office:value-type="float" office:value="19.0213664141914" calcext:value-type="float">
            <text:p>19.021366414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14.968" calcext:value-type="float">
            <text:p>114.968</text:p>
          </table:table-cell>
          <table:table-cell office:value-type="float" office:value="80.1591" calcext:value-type="float">
            <text:p>80.1591</text:p>
          </table:table-cell>
          <table:table-cell office:value-type="float" office:value="213.17" calcext:value-type="float">
            <text:p>213.1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89]" office:value-type="float" office:value="49.298" calcext:value-type="float">
            <text:p>49.298</text:p>
          </table:table-cell>
          <table:table-cell table:formula="of:=ABS(100*[.H289]/[.$G$3])" office:value-type="float" office:value="18.7824801499612" calcext:value-type="float">
            <text:p>18.7824801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1.536" calcext:value-type="float">
            <text:p>131.536</text:p>
          </table:table-cell>
          <table:table-cell office:value-type="float" office:value="80.5766" calcext:value-type="float">
            <text:p>80.5766</text:p>
          </table:table-cell>
          <table:table-cell office:value-type="float" office:value="209.765" calcext:value-type="float">
            <text:p>209.76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$G$3]-[.D290]" office:value-type="float" office:value="52.703" calcext:value-type="float">
            <text:p>52.703</text:p>
          </table:table-cell>
          <table:table-cell table:formula="of:=ABS(100*[.H290]/[.$G$3])" office:value-type="float" office:value="20.0797811542741" calcext:value-type="float">
            <text:p>20.079781154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34.302" calcext:value-type="float">
            <text:p>134.302</text:p>
          </table:table-cell>
          <table:table-cell office:value-type="float" office:value="80.8578" calcext:value-type="float">
            <text:p>80.8578</text:p>
          </table:table-cell>
          <table:table-cell office:value-type="float" office:value="210.355" calcext:value-type="float">
            <text:p>210.3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$G$3]-[.D291]" office:value-type="float" office:value="52.113" calcext:value-type="float">
            <text:p>52.113</text:p>
          </table:table-cell>
          <table:table-cell table:formula="of:=ABS(100*[.H291]/[.$G$3])" office:value-type="float" office:value="19.8549918466251" calcext:value-type="float">
            <text:p>19.854991846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5.969" calcext:value-type="float">
            <text:p>115.969</text:p>
          </table:table-cell>
          <table:table-cell office:value-type="float" office:value="81.1824" calcext:value-type="float">
            <text:p>81.1824</text:p>
          </table:table-cell>
          <table:table-cell office:value-type="float" office:value="210.41" calcext:value-type="float">
            <text:p>210.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$G$3]-[.D292]" office:value-type="float" office:value="52.058" calcext:value-type="float">
            <text:p>52.058</text:p>
          </table:table-cell>
          <table:table-cell table:formula="of:=ABS(100*[.H292]/[.$G$3])" office:value-type="float" office:value="19.8340369111663" calcext:value-type="float">
            <text:p>19.83403691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9.87" calcext:value-type="float">
            <text:p>119.87</text:p>
          </table:table-cell>
          <table:table-cell office:value-type="float" office:value="81.3841" calcext:value-type="float">
            <text:p>81.3841</text:p>
          </table:table-cell>
          <table:table-cell office:value-type="float" office:value="210.383" calcext:value-type="float">
            <text:p>210.38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93]" office:value-type="float" office:value="52.085" calcext:value-type="float">
            <text:p>52.085</text:p>
          </table:table-cell>
          <table:table-cell table:formula="of:=ABS(100*[.H293]/[.$G$3])" office:value-type="float" office:value="19.8443238794825" calcext:value-type="float">
            <text:p>19.844323879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.884" calcext:value-type="float">
            <text:p>145.884</text:p>
          </table:table-cell>
          <table:table-cell office:value-type="float" office:value="81.7377" calcext:value-type="float">
            <text:p>81.7377</text:p>
          </table:table-cell>
          <table:table-cell office:value-type="float" office:value="210.383" calcext:value-type="float">
            <text:p>210.38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94]" office:value-type="float" office:value="52.085" calcext:value-type="float">
            <text:p>52.085</text:p>
          </table:table-cell>
          <table:table-cell table:formula="of:=ABS(100*[.H294]/[.$G$3])" office:value-type="float" office:value="19.8443238794825" calcext:value-type="float">
            <text:p>19.844323879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9.656" calcext:value-type="float">
            <text:p>119.656</text:p>
          </table:table-cell>
          <table:table-cell office:value-type="float" office:value="82.0377" calcext:value-type="float">
            <text:p>82.0377</text:p>
          </table:table-cell>
          <table:table-cell office:value-type="float" office:value="210.383" calcext:value-type="float">
            <text:p>210.38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95]" office:value-type="float" office:value="52.085" calcext:value-type="float">
            <text:p>52.085</text:p>
          </table:table-cell>
          <table:table-cell table:formula="of:=ABS(100*[.H295]/[.$G$3])" office:value-type="float" office:value="19.8443238794825" calcext:value-type="float">
            <text:p>19.844323879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8.591" calcext:value-type="float">
            <text:p>148.591</text:p>
          </table:table-cell>
          <table:table-cell office:value-type="float" office:value="82.2889" calcext:value-type="float">
            <text:p>82.2889</text:p>
          </table:table-cell>
          <table:table-cell office:value-type="float" office:value="210.383" calcext:value-type="float">
            <text:p>210.38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96]" office:value-type="float" office:value="52.085" calcext:value-type="float">
            <text:p>52.085</text:p>
          </table:table-cell>
          <table:table-cell table:formula="of:=ABS(100*[.H296]/[.$G$3])" office:value-type="float" office:value="19.8443238794825" calcext:value-type="float">
            <text:p>19.844323879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8.043" calcext:value-type="float">
            <text:p>138.043</text:p>
          </table:table-cell>
          <table:table-cell office:value-type="float" office:value="82.5389" calcext:value-type="float">
            <text:p>82.5389</text:p>
          </table:table-cell>
          <table:table-cell office:value-type="float" office:value="210.383" calcext:value-type="float">
            <text:p>210.38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97]" office:value-type="float" office:value="52.085" calcext:value-type="float">
            <text:p>52.085</text:p>
          </table:table-cell>
          <table:table-cell table:formula="of:=ABS(100*[.H297]/[.$G$3])" office:value-type="float" office:value="19.8443238794825" calcext:value-type="float">
            <text:p>19.84432387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6.956" calcext:value-type="float">
            <text:p>116.956</text:p>
          </table:table-cell>
          <table:table-cell office:value-type="float" office:value="82.84" calcext:value-type="float">
            <text:p>82.84</text:p>
          </table:table-cell>
          <table:table-cell office:value-type="float" office:value="210.88" calcext:value-type="float">
            <text:p>210.8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98]" office:value-type="float" office:value="51.588" calcext:value-type="float">
            <text:p>51.588</text:p>
          </table:table-cell>
          <table:table-cell table:formula="of:=ABS(100*[.H298]/[.$G$3])" office:value-type="float" office:value="19.6549674627002" calcext:value-type="float">
            <text:p>19.654967462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7.063" calcext:value-type="float">
            <text:p>117.063</text:p>
          </table:table-cell>
          <table:table-cell office:value-type="float" office:value="83.1441" calcext:value-type="float">
            <text:p>83.1441</text:p>
          </table:table-cell>
          <table:table-cell office:value-type="float" office:value="211.758" calcext:value-type="float">
            <text:p>211.75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99]" office:value-type="float" office:value="50.71" calcext:value-type="float">
            <text:p>50.71</text:p>
          </table:table-cell>
          <table:table-cell table:formula="of:=ABS(100*[.H299]/[.$G$3])" office:value-type="float" office:value="19.3204504930125" calcext:value-type="float">
            <text:p>19.32045049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0.137" calcext:value-type="float">
            <text:p>120.137</text:p>
          </table:table-cell>
          <table:table-cell office:value-type="float" office:value="83.3457" calcext:value-type="float">
            <text:p>83.3457</text:p>
          </table:table-cell>
          <table:table-cell office:value-type="float" office:value="211.693" calcext:value-type="float">
            <text:p>211.69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0]" office:value-type="float" office:value="50.775" calcext:value-type="float">
            <text:p>50.775</text:p>
          </table:table-cell>
          <table:table-cell table:formula="of:=ABS(100*[.H300]/[.$G$3])" office:value-type="float" office:value="19.3452154167365" calcext:value-type="float">
            <text:p>19.345215416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9.119" calcext:value-type="float">
            <text:p>119.119</text:p>
          </table:table-cell>
          <table:table-cell office:value-type="float" office:value="83.6478" calcext:value-type="float">
            <text:p>83.6478</text:p>
          </table:table-cell>
          <table:table-cell office:value-type="float" office:value="213.19" calcext:value-type="float">
            <text:p>213.1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1]" office:value-type="float" office:value="49.278" calcext:value-type="float">
            <text:p>49.278</text:p>
          </table:table-cell>
          <table:table-cell table:formula="of:=ABS(100*[.H301]/[.$G$3])" office:value-type="float" office:value="18.7748601734307" calcext:value-type="float">
            <text:p>18.77486017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83.9404" calcext:value-type="float">
            <text:p>83.9404</text:p>
          </table:table-cell>
          <table:table-cell office:value-type="float" office:value="213.795" calcext:value-type="float">
            <text:p>213.79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2]" office:value-type="float" office:value="48.673" calcext:value-type="float">
            <text:p>48.673</text:p>
          </table:table-cell>
          <table:table-cell table:formula="of:=ABS(100*[.H302]/[.$G$3])" office:value-type="float" office:value="18.5443558833839" calcext:value-type="float">
            <text:p>18.544355883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2.516" calcext:value-type="float">
            <text:p>112.516</text:p>
          </table:table-cell>
          <table:table-cell office:value-type="float" office:value="84.1709" calcext:value-type="float">
            <text:p>84.1709</text:p>
          </table:table-cell>
          <table:table-cell office:value-type="float" office:value="214.273" calcext:value-type="float">
            <text:p>214.27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3]" office:value-type="float" office:value="48.195" calcext:value-type="float">
            <text:p>48.195</text:p>
          </table:table-cell>
          <table:table-cell table:formula="of:=ABS(100*[.H303]/[.$G$3])" office:value-type="float" office:value="18.3622384443056" calcext:value-type="float">
            <text:p>18.362238444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3.275" calcext:value-type="float">
            <text:p>143.275</text:p>
          </table:table-cell>
          <table:table-cell office:value-type="float" office:value="84.4258" calcext:value-type="float">
            <text:p>84.4258</text:p>
          </table:table-cell>
          <table:table-cell office:value-type="float" office:value="221.958" calcext:value-type="float">
            <text:p>221.95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4]" office:value-type="float" office:value="40.51" calcext:value-type="float">
            <text:p>40.51</text:p>
          </table:table-cell>
          <table:table-cell table:formula="of:=ABS(100*[.H304]/[.$G$3])" office:value-type="float" office:value="15.4342624624716" calcext:value-type="float">
            <text:p>15.434262462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22.588" calcext:value-type="float">
            <text:p>122.588</text:p>
          </table:table-cell>
          <table:table-cell office:value-type="float" office:value="84.7269" calcext:value-type="float">
            <text:p>84.7269</text:p>
          </table:table-cell>
          <table:table-cell office:value-type="float" office:value="225.63" calcext:value-type="float">
            <text:p>225.6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5]" office:value-type="float" office:value="36.838" calcext:value-type="float">
            <text:p>36.838</text:p>
          </table:table-cell>
          <table:table-cell table:formula="of:=ABS(100*[.H305]/[.$G$3])" office:value-type="float" office:value="14.0352347714769" calcext:value-type="float">
            <text:p>14.035234771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29.514" calcext:value-type="float">
            <text:p>129.514</text:p>
          </table:table-cell>
          <table:table-cell office:value-type="float" office:value="84.9879" calcext:value-type="float">
            <text:p>84.9879</text:p>
          </table:table-cell>
          <table:table-cell office:value-type="float" office:value="228.008" calcext:value-type="float">
            <text:p>228.00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6]" office:value-type="float" office:value="34.46" calcext:value-type="float">
            <text:p>34.46</text:p>
          </table:table-cell>
          <table:table-cell table:formula="of:=ABS(100*[.H306]/[.$G$3])" office:value-type="float" office:value="13.1292195620038" calcext:value-type="float">
            <text:p>13.12921956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7.378" calcext:value-type="float">
            <text:p>127.378</text:p>
          </table:table-cell>
          <table:table-cell office:value-type="float" office:value="85.2428" calcext:value-type="float">
            <text:p>85.2428</text:p>
          </table:table-cell>
          <table:table-cell office:value-type="float" office:value="229.535" calcext:value-type="float">
            <text:p>229.53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7]" office:value-type="float" office:value="32.933" calcext:value-type="float">
            <text:p>32.933</text:p>
          </table:table-cell>
          <table:table-cell table:formula="of:=ABS(100*[.H307]/[.$G$3])" office:value-type="float" office:value="12.5474343539022" calcext:value-type="float">
            <text:p>12.547434353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3.911" calcext:value-type="float">
            <text:p>143.911</text:p>
          </table:table-cell>
          <table:table-cell office:value-type="float" office:value="85.4978" calcext:value-type="float">
            <text:p>85.4978</text:p>
          </table:table-cell>
          <table:table-cell office:value-type="float" office:value="230.97" calcext:value-type="float">
            <text:p>230.9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8]" office:value-type="float" office:value="31.498" calcext:value-type="float">
            <text:p>31.498</text:p>
          </table:table-cell>
          <table:table-cell table:formula="of:=ABS(100*[.H308]/[.$G$3])" office:value-type="float" office:value="12.0007010378408" calcext:value-type="float">
            <text:p>12.000701037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5.24" calcext:value-type="float">
            <text:p>115.24</text:p>
          </table:table-cell>
          <table:table-cell office:value-type="float" office:value="85.7988" calcext:value-type="float">
            <text:p>85.7988</text:p>
          </table:table-cell>
          <table:table-cell office:value-type="float" office:value="232.26" calcext:value-type="float">
            <text:p>232.2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9]" office:value-type="float" office:value="30.208" calcext:value-type="float">
            <text:p>30.208</text:p>
          </table:table-cell>
          <table:table-cell table:formula="of:=ABS(100*[.H309]/[.$G$3])" office:value-type="float" office:value="11.5092125516254" calcext:value-type="float">
            <text:p>11.50921255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33.575" calcext:value-type="float">
            <text:p>133.575</text:p>
          </table:table-cell>
          <table:table-cell office:value-type="float" office:value="86.0488" calcext:value-type="float">
            <text:p>86.0488</text:p>
          </table:table-cell>
          <table:table-cell office:value-type="float" office:value="233.353" calcext:value-type="float">
            <text:p>233.3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0]" office:value-type="float" office:value="29.115" calcext:value-type="float">
            <text:p>29.115</text:p>
          </table:table-cell>
          <table:table-cell table:formula="of:=ABS(100*[.H310]/[.$G$3])" office:value-type="float" office:value="11.092780834235" calcext:value-type="float">
            <text:p>11.092780834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1.778" calcext:value-type="float">
            <text:p>151.778</text:p>
          </table:table-cell>
          <table:table-cell office:value-type="float" office:value="86.3001" calcext:value-type="float">
            <text:p>86.3001</text:p>
          </table:table-cell>
          <table:table-cell office:value-type="float" office:value="234.498" calcext:value-type="float">
            <text:p>234.49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1]" office:value-type="float" office:value="27.97" calcext:value-type="float">
            <text:p>27.97</text:p>
          </table:table-cell>
          <table:table-cell table:formula="of:=ABS(100*[.H311]/[.$G$3])" office:value-type="float" office:value="10.6565371778655" calcext:value-type="float">
            <text:p>10.656537177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2.489" calcext:value-type="float">
            <text:p>152.489</text:p>
          </table:table-cell>
          <table:table-cell office:value-type="float" office:value="86.5501" calcext:value-type="float">
            <text:p>86.5501</text:p>
          </table:table-cell>
          <table:table-cell office:value-type="float" office:value="235.458" calcext:value-type="float">
            <text:p>235.45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2]" office:value-type="float" office:value="27.01" calcext:value-type="float">
            <text:p>27.01</text:p>
          </table:table-cell>
          <table:table-cell table:formula="of:=ABS(100*[.H312]/[.$G$3])" office:value-type="float" office:value="10.2907783044028" calcext:value-type="float">
            <text:p>10.290778304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1.415" calcext:value-type="float">
            <text:p>151.415</text:p>
          </table:table-cell>
          <table:table-cell office:value-type="float" office:value="86.8013" calcext:value-type="float">
            <text:p>86.8013</text:p>
          </table:table-cell>
          <table:table-cell office:value-type="float" office:value="236.623" calcext:value-type="float">
            <text:p>236.62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3]" office:value-type="float" office:value="25.845" calcext:value-type="float">
            <text:p>25.845</text:p>
          </table:table-cell>
          <table:table-cell table:formula="of:=ABS(100*[.H313]/[.$G$3])" office:value-type="float" office:value="9.84691467150282" calcext:value-type="float">
            <text:p>9.846914671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79.774" calcext:value-type="float">
            <text:p>179.774</text:p>
          </table:table-cell>
          <table:table-cell office:value-type="float" office:value="87.1023" calcext:value-type="float">
            <text:p>87.1023</text:p>
          </table:table-cell>
          <table:table-cell office:value-type="float" office:value="237.93" calcext:value-type="float">
            <text:p>237.9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4]" office:value-type="float" office:value="24.538" calcext:value-type="float">
            <text:p>24.538</text:p>
          </table:table-cell>
          <table:table-cell table:formula="of:=ABS(100*[.H314]/[.$G$3])" office:value-type="float" office:value="9.34894920523645" calcext:value-type="float">
            <text:p>9.348949205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75.23" calcext:value-type="float">
            <text:p>175.23</text:p>
          </table:table-cell>
          <table:table-cell office:value-type="float" office:value="87.3273" calcext:value-type="float">
            <text:p>87.3273</text:p>
          </table:table-cell>
          <table:table-cell office:value-type="float" office:value="243.3" calcext:value-type="float">
            <text:p>243.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5]" office:value-type="float" office:value="19.168" calcext:value-type="float">
            <text:p>19.168</text:p>
          </table:table-cell>
          <table:table-cell table:formula="of:=ABS(100*[.H315]/[.$G$3])" office:value-type="float" office:value="7.30298550680464" calcext:value-type="float">
            <text:p>7.30298550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84.309" calcext:value-type="float">
            <text:p>184.309</text:p>
          </table:table-cell>
          <table:table-cell office:value-type="float" office:value="87.6068" calcext:value-type="float">
            <text:p>87.6068</text:p>
          </table:table-cell>
          <table:table-cell office:value-type="float" office:value="248.618" calcext:value-type="float">
            <text:p>248.6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6]" office:value-type="float" office:value="13.85" calcext:value-type="float">
            <text:p>13.85</text:p>
          </table:table-cell>
          <table:table-cell table:formula="of:=ABS(100*[.H316]/[.$G$3])" office:value-type="float" office:value="5.27683374735207" calcext:value-type="float">
            <text:p>5.276833747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76.534" calcext:value-type="float">
            <text:p>176.534</text:p>
          </table:table-cell>
          <table:table-cell office:value-type="float" office:value="87.8679" calcext:value-type="float">
            <text:p>87.8679</text:p>
          </table:table-cell>
          <table:table-cell office:value-type="float" office:value="250.925" calcext:value-type="float">
            <text:p>250.9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7]" office:value-type="float" office:value="11.543" calcext:value-type="float">
            <text:p>11.543</text:p>
          </table:table-cell>
          <table:table-cell table:formula="of:=ABS(100*[.H317]/[.$G$3])" office:value-type="float" office:value="4.39786945456208" calcext:value-type="float">
            <text:p>4.397869454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67.359" calcext:value-type="float">
            <text:p>167.359</text:p>
          </table:table-cell>
          <table:table-cell office:value-type="float" office:value="88.1289" calcext:value-type="float">
            <text:p>88.1289</text:p>
          </table:table-cell>
          <table:table-cell office:value-type="float" office:value="251.853" calcext:value-type="float">
            <text:p>251.8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8]" office:value-type="float" office:value="10.615" calcext:value-type="float">
            <text:p>10.615</text:p>
          </table:table-cell>
          <table:table-cell table:formula="of:=ABS(100*[.H318]/[.$G$3])" office:value-type="float" office:value="4.04430254354817" calcext:value-type="float">
            <text:p>4.044302543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89.752" calcext:value-type="float">
            <text:p>189.752</text:p>
          </table:table-cell>
          <table:table-cell office:value-type="float" office:value="88.1289" calcext:value-type="float">
            <text:p>88.1289</text:p>
          </table:table-cell>
          <table:table-cell office:value-type="float" office:value="253.06" calcext:value-type="float">
            <text:p>253.0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9]" office:value-type="float" office:value="9.40800000000002" calcext:value-type="float">
            <text:p>9.408</text:p>
          </table:table-cell>
          <table:table-cell table:formula="of:=ABS(100*[.H319]/[.$G$3])" office:value-type="float" office:value="3.58443695993417" calcext:value-type="float">
            <text:p>3.584436959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2.826" calcext:value-type="float">
            <text:p>112.826</text:p>
          </table:table-cell>
          <table:table-cell office:value-type="float" office:value="88.6591" calcext:value-type="float">
            <text:p>88.6591</text:p>
          </table:table-cell>
          <table:table-cell office:value-type="float" office:value="254.013" calcext:value-type="float">
            <text:p>254.01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20]" office:value-type="float" office:value="8.45500000000001" calcext:value-type="float">
            <text:p>8.455</text:p>
          </table:table-cell>
          <table:table-cell table:formula="of:=ABS(100*[.H320]/[.$G$3])" office:value-type="float" office:value="3.22134507825716" calcext:value-type="float">
            <text:p>3.221345078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81.792" calcext:value-type="float">
            <text:p>181.792</text:p>
          </table:table-cell>
          <table:table-cell office:value-type="float" office:value="88.9284" calcext:value-type="float">
            <text:p>88.9284</text:p>
          </table:table-cell>
          <table:table-cell office:value-type="float" office:value="256.97" calcext:value-type="float">
            <text:p>256.9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21]" office:value-type="float" office:value="5.49799999999999" calcext:value-type="float">
            <text:p>5.498</text:p>
          </table:table-cell>
          <table:table-cell table:formula="of:=ABS(100*[.H321]/[.$G$3])" office:value-type="float" office:value="2.09473154822683" calcext:value-type="float">
            <text:p>2.094731548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3.734" calcext:value-type="float">
            <text:p>153.734</text:p>
          </table:table-cell>
          <table:table-cell office:value-type="float" office:value="89.1299" calcext:value-type="float">
            <text:p>89.1299</text:p>
          </table:table-cell>
          <table:table-cell office:value-type="float" office:value="258.155" calcext:value-type="float">
            <text:p>258.1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22]" office:value-type="float" office:value="4.31300000000005" calcext:value-type="float">
            <text:p>4.313</text:p>
          </table:table-cell>
          <table:table-cell table:formula="of:=ABS(100*[.H322]/[.$G$3])" office:value-type="float" office:value="1.64324793879637" calcext:value-type="float">
            <text:p>1.643247938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7.67" calcext:value-type="float">
            <text:p>117.67</text:p>
          </table:table-cell>
          <table:table-cell office:value-type="float" office:value="89.4782" calcext:value-type="float">
            <text:p>89.4782</text:p>
          </table:table-cell>
          <table:table-cell office:value-type="float" office:value="260.055" calcext:value-type="float">
            <text:p>260.0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23]" office:value-type="float" office:value="2.41300000000001" calcext:value-type="float">
            <text:p>2.413</text:p>
          </table:table-cell>
          <table:table-cell table:formula="of:=ABS(100*[.H323]/[.$G$3])" office:value-type="float" office:value="0.919350168401485" calcext:value-type="float">
            <text:p>0.919350168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37.176" calcext:value-type="float">
            <text:p>137.176</text:p>
          </table:table-cell>
          <table:table-cell office:value-type="float" office:value="89.7792" calcext:value-type="float">
            <text:p>89.7792</text:p>
          </table:table-cell>
          <table:table-cell office:value-type="float" office:value="260.528" calcext:value-type="float">
            <text:p>260.52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24]" office:value-type="float" office:value="1.94" calcext:value-type="float">
            <text:p>1.94</text:p>
          </table:table-cell>
          <table:table-cell table:formula="of:=ABS(100*[.H324]/[.$G$3])" office:value-type="float" office:value="0.739137723455811" calcext:value-type="float">
            <text:p>0.739137723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0.466" calcext:value-type="float">
            <text:p>140.466</text:p>
          </table:table-cell>
          <table:table-cell office:value-type="float" office:value="90.0884" calcext:value-type="float">
            <text:p>90.0884</text:p>
          </table:table-cell>
          <table:table-cell office:value-type="float" office:value="260.518" calcext:value-type="float">
            <text:p>260.5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25]" office:value-type="float" office:value="1.95000000000005" calcext:value-type="float">
            <text:p>1.95</text:p>
          </table:table-cell>
          <table:table-cell table:formula="of:=ABS(100*[.H325]/[.$G$3])" office:value-type="float" office:value="0.742947711721065" calcext:value-type="float">
            <text:p>0.742947711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6.146" calcext:value-type="float">
            <text:p>136.146</text:p>
          </table:table-cell>
          <table:table-cell office:value-type="float" office:value="90.302" calcext:value-type="float">
            <text:p>90.302</text:p>
          </table:table-cell>
          <table:table-cell office:value-type="float" office:value="260.515" calcext:value-type="float">
            <text:p>260.51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26]" office:value-type="float" office:value="1.95300000000003" calcext:value-type="float">
            <text:p>1.953</text:p>
          </table:table-cell>
          <table:table-cell table:formula="of:=ABS(100*[.H326]/[.$G$3])" office:value-type="float" office:value="0.744090708200631" calcext:value-type="float">
            <text:p>0.744090708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1.199" calcext:value-type="float">
            <text:p>131.199</text:p>
          </table:table-cell>
          <table:table-cell office:value-type="float" office:value="90.5782" calcext:value-type="float">
            <text:p>90.5782</text:p>
          </table:table-cell>
          <table:table-cell office:value-type="float" office:value="260.515" calcext:value-type="float">
            <text:p>260.51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27]" office:value-type="float" office:value="1.95300000000003" calcext:value-type="float">
            <text:p>1.953</text:p>
          </table:table-cell>
          <table:table-cell table:formula="of:=ABS(100*[.H327]/[.$G$3])" office:value-type="float" office:value="0.744090708200631" calcext:value-type="float">
            <text:p>0.744090708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58.967" calcext:value-type="float">
            <text:p>158.967</text:p>
          </table:table-cell>
          <table:table-cell office:value-type="float" office:value="90.814" calcext:value-type="float">
            <text:p>90.814</text:p>
          </table:table-cell>
          <table:table-cell office:value-type="float" office:value="260.515" calcext:value-type="float">
            <text:p>260.51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28]" office:value-type="float" office:value="1.95300000000003" calcext:value-type="float">
            <text:p>1.953</text:p>
          </table:table-cell>
          <table:table-cell table:formula="of:=ABS(100*[.H328]/[.$G$3])" office:value-type="float" office:value="0.744090708200631" calcext:value-type="float">
            <text:p>0.744090708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26.141" calcext:value-type="float">
            <text:p>126.141</text:p>
          </table:table-cell>
          <table:table-cell office:value-type="float" office:value="91.0935" calcext:value-type="float">
            <text:p>91.0935</text:p>
          </table:table-cell>
          <table:table-cell office:value-type="float" office:value="260.515" calcext:value-type="float">
            <text:p>260.51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29]" office:value-type="float" office:value="1.95300000000003" calcext:value-type="float">
            <text:p>1.953</text:p>
          </table:table-cell>
          <table:table-cell table:formula="of:=ABS(100*[.H329]/[.$G$3])" office:value-type="float" office:value="0.744090708200631" calcext:value-type="float">
            <text:p>0.744090708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9.371" calcext:value-type="float">
            <text:p>149.371</text:p>
          </table:table-cell>
          <table:table-cell office:value-type="float" office:value="91.3307" calcext:value-type="float">
            <text:p>91.3307</text:p>
          </table:table-cell>
          <table:table-cell office:value-type="float" office:value="260.503" calcext:value-type="float">
            <text:p>260.5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30]" office:value-type="float" office:value="1.96500000000003" calcext:value-type="float">
            <text:p>1.965</text:p>
          </table:table-cell>
          <table:table-cell table:formula="of:=ABS(100*[.H330]/[.$G$3])" office:value-type="float" office:value="0.748662694118914" calcext:value-type="float">
            <text:p>0.748662694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9.057" calcext:value-type="float">
            <text:p>119.057</text:p>
          </table:table-cell>
          <table:table-cell office:value-type="float" office:value="91.6102" calcext:value-type="float">
            <text:p>91.6102</text:p>
          </table:table-cell>
          <table:table-cell office:value-type="float" office:value="260.503" calcext:value-type="float">
            <text:p>260.5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31]" office:value-type="float" office:value="1.96500000000003" calcext:value-type="float">
            <text:p>1.965</text:p>
          </table:table-cell>
          <table:table-cell table:formula="of:=ABS(100*[.H331]/[.$G$3])" office:value-type="float" office:value="0.748662694118914" calcext:value-type="float">
            <text:p>0.748662694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26.403" calcext:value-type="float">
            <text:p>126.403</text:p>
          </table:table-cell>
          <table:table-cell office:value-type="float" office:value="91.8614" calcext:value-type="float">
            <text:p>91.8614</text:p>
          </table:table-cell>
          <table:table-cell office:value-type="float" office:value="260.503" calcext:value-type="float">
            <text:p>260.5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32]" office:value-type="float" office:value="1.96500000000003" calcext:value-type="float">
            <text:p>1.965</text:p>
          </table:table-cell>
          <table:table-cell table:formula="of:=ABS(100*[.H332]/[.$G$3])" office:value-type="float" office:value="0.748662694118914" calcext:value-type="float">
            <text:p>0.748662694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4.678" calcext:value-type="float">
            <text:p>174.678</text:p>
          </table:table-cell>
          <table:table-cell office:value-type="float" office:value="92.1874" calcext:value-type="float">
            <text:p>92.1874</text:p>
          </table:table-cell>
          <table:table-cell office:value-type="float" office:value="260.503" calcext:value-type="float">
            <text:p>260.5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33]" office:value-type="float" office:value="1.96500000000003" calcext:value-type="float">
            <text:p>1.965</text:p>
          </table:table-cell>
          <table:table-cell table:formula="of:=ABS(100*[.H333]/[.$G$3])" office:value-type="float" office:value="0.748662694118914" calcext:value-type="float">
            <text:p>0.748662694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5.144" calcext:value-type="float">
            <text:p>115.144</text:p>
          </table:table-cell>
          <table:table-cell office:value-type="float" office:value="92.4138" calcext:value-type="float">
            <text:p>92.4138</text:p>
          </table:table-cell>
          <table:table-cell office:value-type="float" office:value="260.488" calcext:value-type="float">
            <text:p>260.48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34]" office:value-type="float" office:value="1.98000000000002" calcext:value-type="float">
            <text:p>1.98</text:p>
          </table:table-cell>
          <table:table-cell table:formula="of:=ABS(100*[.H334]/[.$G$3])" office:value-type="float" office:value="0.754377676516763" calcext:value-type="float">
            <text:p>0.754377676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24.34" calcext:value-type="float">
            <text:p>124.34</text:p>
          </table:table-cell>
          <table:table-cell office:value-type="float" office:value="92.665" calcext:value-type="float">
            <text:p>92.665</text:p>
          </table:table-cell>
          <table:table-cell office:value-type="float" office:value="260.488" calcext:value-type="float">
            <text:p>260.48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35]" office:value-type="float" office:value="1.98000000000002" calcext:value-type="float">
            <text:p>1.98</text:p>
          </table:table-cell>
          <table:table-cell table:formula="of:=ABS(100*[.H335]/[.$G$3])" office:value-type="float" office:value="0.754377676516763" calcext:value-type="float">
            <text:p>0.754377676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83.783" calcext:value-type="float">
            <text:p>183.783</text:p>
          </table:table-cell>
          <table:table-cell office:value-type="float" office:value="92.9661" calcext:value-type="float">
            <text:p>92.9661</text:p>
          </table:table-cell>
          <table:table-cell office:value-type="float" office:value="260.488" calcext:value-type="float">
            <text:p>260.48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36]" office:value-type="float" office:value="1.98000000000002" calcext:value-type="float">
            <text:p>1.98</text:p>
          </table:table-cell>
          <table:table-cell table:formula="of:=ABS(100*[.H336]/[.$G$3])" office:value-type="float" office:value="0.754377676516763" calcext:value-type="float">
            <text:p>0.754377676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26.185" calcext:value-type="float">
            <text:p>126.185</text:p>
          </table:table-cell>
          <table:table-cell office:value-type="float" office:value="93.2456" calcext:value-type="float">
            <text:p>93.2456</text:p>
          </table:table-cell>
          <table:table-cell office:value-type="float" office:value="260.463" calcext:value-type="float">
            <text:p>260.46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37]" office:value-type="float" office:value="2.005" calcext:value-type="float">
            <text:p>2.005</text:p>
          </table:table-cell>
          <table:table-cell table:formula="of:=ABS(100*[.H337]/[.$G$3])" office:value-type="float" office:value="0.763902647179845" calcext:value-type="float">
            <text:p>0.763902647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.206" calcext:value-type="float">
            <text:p>145.206</text:p>
          </table:table-cell>
          <table:table-cell office:value-type="float" office:value="93.4968" calcext:value-type="float">
            <text:p>93.4968</text:p>
          </table:table-cell>
          <table:table-cell office:value-type="float" office:value="261.35" calcext:value-type="float">
            <text:p>261.3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38]" office:value-type="float" office:value="1.118" calcext:value-type="float">
            <text:p>1.118</text:p>
          </table:table-cell>
          <table:table-cell table:formula="of:=ABS(100*[.H338]/[.$G$3])" office:value-type="float" office:value="0.425956688053399" calcext:value-type="float">
            <text:p>0.425956688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30.621" calcext:value-type="float">
            <text:p>130.621</text:p>
          </table:table-cell>
          <table:table-cell office:value-type="float" office:value="93.7468" calcext:value-type="float">
            <text:p>93.7468</text:p>
          </table:table-cell>
          <table:table-cell office:value-type="float" office:value="261.35" calcext:value-type="float">
            <text:p>261.3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39]" office:value-type="float" office:value="1.118" calcext:value-type="float">
            <text:p>1.118</text:p>
          </table:table-cell>
          <table:table-cell table:formula="of:=ABS(100*[.H339]/[.$G$3])" office:value-type="float" office:value="0.425956688053399" calcext:value-type="float">
            <text:p>0.425956688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32.796" calcext:value-type="float">
            <text:p>132.796</text:p>
          </table:table-cell>
          <table:table-cell office:value-type="float" office:value="94.0468" calcext:value-type="float">
            <text:p>94.0468</text:p>
          </table:table-cell>
          <table:table-cell office:value-type="float" office:value="261.775" calcext:value-type="float">
            <text:p>261.77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40]" office:value-type="float" office:value="0.693000000000041" calcext:value-type="float">
            <text:p>0.693</text:p>
          </table:table-cell>
          <table:table-cell table:formula="of:=ABS(100*[.H340]/[.$G$3])" office:value-type="float" office:value="0.26403218678088" calcext:value-type="float">
            <text:p>0.264032186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2.436" calcext:value-type="float">
            <text:p>112.436</text:p>
          </table:table-cell>
          <table:table-cell office:value-type="float" office:value="94.351" calcext:value-type="float">
            <text:p>94.351</text:p>
          </table:table-cell>
          <table:table-cell office:value-type="float" office:value="262.26" calcext:value-type="float">
            <text:p>262.2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41]" office:value-type="float" office:value="0.208000000000027" calcext:value-type="float">
            <text:p>0.208</text:p>
          </table:table-cell>
          <table:table-cell table:formula="of:=ABS(100*[.H341]/[.$G$3])" office:value-type="float" office:value="0.079247755916922" calcext:value-type="float">
            <text:p>0.079247755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6.717" calcext:value-type="float">
            <text:p>116.717</text:p>
          </table:table-cell>
          <table:table-cell office:value-type="float" office:value="94.6059" calcext:value-type="float">
            <text:p>94.6059</text:p>
          </table:table-cell>
          <table:table-cell office:value-type="float" office:value="262.255" calcext:value-type="float">
            <text:p>262.2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42]" office:value-type="float" office:value="0.213000000000022" calcext:value-type="float">
            <text:p>0.213</text:p>
          </table:table-cell>
          <table:table-cell table:formula="of:=ABS(100*[.H342]/[.$G$3])" office:value-type="float" office:value="0.0811527500495383" calcext:value-type="float">
            <text:p>0.081152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98.021" calcext:value-type="float">
            <text:p>198.021</text:p>
          </table:table-cell>
          <table:table-cell office:value-type="float" office:value="94.907" calcext:value-type="float">
            <text:p>94.907</text:p>
          </table:table-cell>
          <table:table-cell office:value-type="float" office:value="262.61" calcext:value-type="float">
            <text:p>262.6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43]" office:value-type="float" office:value="-0.141999999999996" calcext:value-type="float">
            <text:p>-0.142</text:p>
          </table:table-cell>
          <table:table-cell table:formula="of:=ABS(100*[.H343]/[.$G$3])" office:value-type="float" office:value="0.0541018333663517" calcext:value-type="float">
            <text:p>0.054101833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19.249" calcext:value-type="float">
            <text:p>119.249</text:p>
          </table:table-cell>
          <table:table-cell office:value-type="float" office:value="95.1619" calcext:value-type="float">
            <text:p>95.1619</text:p>
          </table:table-cell>
          <table:table-cell office:value-type="float" office:value="262.608" calcext:value-type="float">
            <text:p>262.60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44]" office:value-type="float" office:value="-0.139999999999986" calcext:value-type="float">
            <text:p>-0.14</text:p>
          </table:table-cell>
          <table:table-cell table:formula="of:=ABS(100*[.H344]/[.$G$3])" office:value-type="float" office:value="0.0533398357133008" calcext:value-type="float">
            <text:p>0.053339835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36.956" calcext:value-type="float">
            <text:p>136.956</text:p>
          </table:table-cell>
          <table:table-cell office:value-type="float" office:value="95.4119" calcext:value-type="float">
            <text:p>95.4119</text:p>
          </table:table-cell>
          <table:table-cell office:value-type="float" office:value="262.61" calcext:value-type="float">
            <text:p>262.6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45]" office:value-type="float" office:value="-0.141999999999996" calcext:value-type="float">
            <text:p>-0.142</text:p>
          </table:table-cell>
          <table:table-cell table:formula="of:=ABS(100*[.H345]/[.$G$3])" office:value-type="float" office:value="0.0541018333663517" calcext:value-type="float">
            <text:p>0.054101833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8.345" calcext:value-type="float">
            <text:p>138.345</text:p>
          </table:table-cell>
          <table:table-cell office:value-type="float" office:value="95.6632" calcext:value-type="float">
            <text:p>95.6632</text:p>
          </table:table-cell>
          <table:table-cell office:value-type="float" office:value="262.608" calcext:value-type="float">
            <text:p>262.60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46]" office:value-type="float" office:value="-0.139999999999986" calcext:value-type="float">
            <text:p>-0.14</text:p>
          </table:table-cell>
          <table:table-cell table:formula="of:=ABS(100*[.H346]/[.$G$3])" office:value-type="float" office:value="0.0533398357133008" calcext:value-type="float">
            <text:p>0.053339835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8.38" calcext:value-type="float">
            <text:p>148.38</text:p>
          </table:table-cell>
          <table:table-cell office:value-type="float" office:value="95.9632" calcext:value-type="float">
            <text:p>95.9632</text:p>
          </table:table-cell>
          <table:table-cell office:value-type="float" office:value="263.005" calcext:value-type="float">
            <text:p>263.00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47]" office:value-type="float" office:value="-0.536999999999978" calcext:value-type="float">
            <text:p>-0.537</text:p>
          </table:table-cell>
          <table:table-cell table:formula="of:=ABS(100*[.H347]/[.$G$3])" office:value-type="float" office:value="0.204596369843172" calcext:value-type="float">
            <text:p>0.204596369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34.071" calcext:value-type="float">
            <text:p>134.071</text:p>
          </table:table-cell>
          <table:table-cell office:value-type="float" office:value="96.2724" calcext:value-type="float">
            <text:p>96.2724</text:p>
          </table:table-cell>
          <table:table-cell office:value-type="float" office:value="263.005" calcext:value-type="float">
            <text:p>263.00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48]" office:value-type="float" office:value="-0.536999999999978" calcext:value-type="float">
            <text:p>-0.537</text:p>
          </table:table-cell>
          <table:table-cell table:formula="of:=ABS(100*[.H348]/[.$G$3])" office:value-type="float" office:value="0.204596369843172" calcext:value-type="float">
            <text:p>0.204596369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65.52" calcext:value-type="float">
            <text:p>165.52</text:p>
          </table:table-cell>
          <table:table-cell office:value-type="float" office:value="96.5519" calcext:value-type="float">
            <text:p>96.5519</text:p>
          </table:table-cell>
          <table:table-cell office:value-type="float" office:value="263.005" calcext:value-type="float">
            <text:p>263.00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49]" office:value-type="float" office:value="-0.536999999999978" calcext:value-type="float">
            <text:p>-0.537</text:p>
          </table:table-cell>
          <table:table-cell table:formula="of:=ABS(100*[.H349]/[.$G$3])" office:value-type="float" office:value="0.204596369843172" calcext:value-type="float">
            <text:p>0.204596369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3.878" calcext:value-type="float">
            <text:p>133.878</text:p>
          </table:table-cell>
          <table:table-cell office:value-type="float" office:value="96.704" calcext:value-type="float">
            <text:p>96.704</text:p>
          </table:table-cell>
          <table:table-cell office:value-type="float" office:value="263.463" calcext:value-type="float">
            <text:p>263.46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50]" office:value-type="float" office:value="-0.995000000000005" calcext:value-type="float">
            <text:p>-0.995</text:p>
          </table:table-cell>
          <table:table-cell table:formula="of:=ABS(100*[.H350]/[.$G$3])" office:value-type="float" office:value="0.379093832390998" calcext:value-type="float">
            <text:p>0.379093832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76.34" calcext:value-type="float">
            <text:p>176.34</text:p>
          </table:table-cell>
          <table:table-cell office:value-type="float" office:value="96.704" calcext:value-type="float">
            <text:p>96.704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51]" office:value-type="float" office:value="-0.991999999999962" calcext:value-type="float">
            <text:p>-0.992</text:p>
          </table:table-cell>
          <table:table-cell table:formula="of:=ABS(100*[.H351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7.773" calcext:value-type="float">
            <text:p>147.773</text:p>
          </table:table-cell>
          <table:table-cell office:value-type="float" office:value="97.2589" calcext:value-type="float">
            <text:p>97.2589</text:p>
          </table:table-cell>
          <table:table-cell office:value-type="float" office:value="263.458" calcext:value-type="float">
            <text:p>263.45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52]" office:value-type="float" office:value="-0.990000000000009" calcext:value-type="float">
            <text:p>-0.99</text:p>
          </table:table-cell>
          <table:table-cell table:formula="of:=ABS(100*[.H352]/[.$G$3])" office:value-type="float" office:value="0.377188838258382" calcext:value-type="float">
            <text:p>0.377188838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51.255" calcext:value-type="float">
            <text:p>151.255</text:p>
          </table:table-cell>
          <table:table-cell office:value-type="float" office:value="97.6339" calcext:value-type="float">
            <text:p>97.6339</text:p>
          </table:table-cell>
          <table:table-cell office:value-type="float" office:value="263.458" calcext:value-type="float">
            <text:p>263.45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53]" office:value-type="float" office:value="-0.990000000000009" calcext:value-type="float">
            <text:p>-0.99</text:p>
          </table:table-cell>
          <table:table-cell table:formula="of:=ABS(100*[.H353]/[.$G$3])" office:value-type="float" office:value="0.377188838258382" calcext:value-type="float">
            <text:p>0.377188838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9.212" calcext:value-type="float">
            <text:p>129.212</text:p>
          </table:table-cell>
          <table:table-cell office:value-type="float" office:value="97.8589" calcext:value-type="float">
            <text:p>97.8589</text:p>
          </table:table-cell>
          <table:table-cell office:value-type="float" office:value="263.458" calcext:value-type="float">
            <text:p>263.45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54]" office:value-type="float" office:value="-0.990000000000009" calcext:value-type="float">
            <text:p>-0.99</text:p>
          </table:table-cell>
          <table:table-cell table:formula="of:=ABS(100*[.H354]/[.$G$3])" office:value-type="float" office:value="0.377188838258382" calcext:value-type="float">
            <text:p>0.377188838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8.942" calcext:value-type="float">
            <text:p>148.942</text:p>
          </table:table-cell>
          <table:table-cell office:value-type="float" office:value="98.1102" calcext:value-type="float">
            <text:p>98.1102</text:p>
          </table:table-cell>
          <table:table-cell office:value-type="float" office:value="263.455" calcext:value-type="float">
            <text:p>263.4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55]" office:value-type="float" office:value="-0.986999999999966" calcext:value-type="float">
            <text:p>-0.987</text:p>
          </table:table-cell>
          <table:table-cell table:formula="of:=ABS(100*[.H355]/[.$G$3])" office:value-type="float" office:value="0.376045841778794" calcext:value-type="float">
            <text:p>0.376045841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44.598" calcext:value-type="float">
            <text:p>244.598</text:p>
          </table:table-cell>
          <table:table-cell office:value-type="float" office:value="98.1102" calcext:value-type="float">
            <text:p>98.1102</text:p>
          </table:table-cell>
          <table:table-cell office:value-type="float" office:value="263.455" calcext:value-type="float">
            <text:p>263.4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56]" office:value-type="float" office:value="-0.986999999999966" calcext:value-type="float">
            <text:p>-0.987</text:p>
          </table:table-cell>
          <table:table-cell table:formula="of:=ABS(100*[.H356]/[.$G$3])" office:value-type="float" office:value="0.376045841778794" calcext:value-type="float">
            <text:p>0.37604584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34.962" calcext:value-type="float">
            <text:p>134.962</text:p>
          </table:table-cell>
          <table:table-cell office:value-type="float" office:value="98.6102" calcext:value-type="float">
            <text:p>98.6102</text:p>
          </table:table-cell>
          <table:table-cell office:value-type="float" office:value="263.455" calcext:value-type="float">
            <text:p>263.4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57]" office:value-type="float" office:value="-0.986999999999966" calcext:value-type="float">
            <text:p>-0.987</text:p>
          </table:table-cell>
          <table:table-cell table:formula="of:=ABS(100*[.H357]/[.$G$3])" office:value-type="float" office:value="0.376045841778794" calcext:value-type="float">
            <text:p>0.37604584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0.741" calcext:value-type="float">
            <text:p>140.741</text:p>
          </table:table-cell>
          <table:table-cell office:value-type="float" office:value="98.8602" calcext:value-type="float">
            <text:p>98.8602</text:p>
          </table:table-cell>
          <table:table-cell office:value-type="float" office:value="263.455" calcext:value-type="float">
            <text:p>263.4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58]" office:value-type="float" office:value="-0.986999999999966" calcext:value-type="float">
            <text:p>-0.987</text:p>
          </table:table-cell>
          <table:table-cell table:formula="of:=ABS(100*[.H358]/[.$G$3])" office:value-type="float" office:value="0.376045841778794" calcext:value-type="float">
            <text:p>0.37604584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67.495" calcext:value-type="float">
            <text:p>167.495</text:p>
          </table:table-cell>
          <table:table-cell office:value-type="float" office:value="99.1602" calcext:value-type="float">
            <text:p>99.1602</text:p>
          </table:table-cell>
          <table:table-cell office:value-type="float" office:value="263.455" calcext:value-type="float">
            <text:p>263.4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59]" office:value-type="float" office:value="-0.986999999999966" calcext:value-type="float">
            <text:p>-0.987</text:p>
          </table:table-cell>
          <table:table-cell table:formula="of:=ABS(100*[.H359]/[.$G$3])" office:value-type="float" office:value="0.376045841778794" calcext:value-type="float">
            <text:p>0.376045841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88.208" calcext:value-type="float">
            <text:p>188.208</text:p>
          </table:table-cell>
          <table:table-cell office:value-type="float" office:value="99.4694" calcext:value-type="float">
            <text:p>99.4694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60]" office:value-type="float" office:value="-0.991999999999962" calcext:value-type="float">
            <text:p>-0.992</text:p>
          </table:table-cell>
          <table:table-cell table:formula="of:=ABS(100*[.H360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9.773" calcext:value-type="float">
            <text:p>129.773</text:p>
          </table:table-cell>
          <table:table-cell office:value-type="float" office:value="99.7268" calcext:value-type="float">
            <text:p>99.7268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61]" office:value-type="float" office:value="-0.991999999999962" calcext:value-type="float">
            <text:p>-0.992</text:p>
          </table:table-cell>
          <table:table-cell table:formula="of:=ABS(100*[.H361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9.957" calcext:value-type="float">
            <text:p>129.957</text:p>
          </table:table-cell>
          <table:table-cell office:value-type="float" office:value="99.9071" calcext:value-type="float">
            <text:p>99.9071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62]" office:value-type="float" office:value="-0.991999999999962" calcext:value-type="float">
            <text:p>-0.992</text:p>
          </table:table-cell>
          <table:table-cell table:formula="of:=ABS(100*[.H362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22.011" calcext:value-type="float">
            <text:p>122.011</text:p>
          </table:table-cell>
          <table:table-cell office:value-type="float" office:value="100.207" calcext:value-type="float">
            <text:p>100.207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63]" office:value-type="float" office:value="-0.991999999999962" calcext:value-type="float">
            <text:p>-0.992</text:p>
          </table:table-cell>
          <table:table-cell table:formula="of:=ABS(100*[.H363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91.411" calcext:value-type="float">
            <text:p>191.411</text:p>
          </table:table-cell>
          <table:table-cell office:value-type="float" office:value="100.607" calcext:value-type="float">
            <text:p>100.607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64]" office:value-type="float" office:value="-0.991999999999962" calcext:value-type="float">
            <text:p>-0.992</text:p>
          </table:table-cell>
          <table:table-cell table:formula="of:=ABS(100*[.H364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.877" calcext:value-type="float">
            <text:p>145.877</text:p>
          </table:table-cell>
          <table:table-cell office:value-type="float" office:value="100.907" calcext:value-type="float">
            <text:p>100.907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65]" office:value-type="float" office:value="-0.991999999999962" calcext:value-type="float">
            <text:p>-0.992</text:p>
          </table:table-cell>
          <table:table-cell table:formula="of:=ABS(100*[.H365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17.691" calcext:value-type="float">
            <text:p>117.691</text:p>
          </table:table-cell>
          <table:table-cell office:value-type="float" office:value="101.407" calcext:value-type="float">
            <text:p>101.407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66]" office:value-type="float" office:value="-0.991999999999962" calcext:value-type="float">
            <text:p>-0.992</text:p>
          </table:table-cell>
          <table:table-cell table:formula="of:=ABS(100*[.H366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4.841" calcext:value-type="float">
            <text:p>124.841</text:p>
          </table:table-cell>
          <table:table-cell office:value-type="float" office:value="101.716" calcext:value-type="float">
            <text:p>101.716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67]" office:value-type="float" office:value="-0.991999999999962" calcext:value-type="float">
            <text:p>-0.992</text:p>
          </table:table-cell>
          <table:table-cell table:formula="of:=ABS(100*[.H367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34.209" calcext:value-type="float">
            <text:p>134.209</text:p>
          </table:table-cell>
          <table:table-cell office:value-type="float" office:value="101.947" calcext:value-type="float">
            <text:p>101.947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68]" office:value-type="float" office:value="-0.991999999999962" calcext:value-type="float">
            <text:p>-0.992</text:p>
          </table:table-cell>
          <table:table-cell table:formula="of:=ABS(100*[.H368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96.788" calcext:value-type="float">
            <text:p>196.788</text:p>
          </table:table-cell>
          <table:table-cell office:value-type="float" office:value="102.248" calcext:value-type="float">
            <text:p>102.248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69]" office:value-type="float" office:value="-0.991999999999962" calcext:value-type="float">
            <text:p>-0.992</text:p>
          </table:table-cell>
          <table:table-cell table:formula="of:=ABS(100*[.H369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.776" calcext:value-type="float">
            <text:p>144.776</text:p>
          </table:table-cell>
          <table:table-cell office:value-type="float" office:value="102.548" calcext:value-type="float">
            <text:p>102.548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70]" office:value-type="float" office:value="-0.991999999999962" calcext:value-type="float">
            <text:p>-0.992</text:p>
          </table:table-cell>
          <table:table-cell table:formula="of:=ABS(100*[.H370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57.454" calcext:value-type="float">
            <text:p>157.454</text:p>
          </table:table-cell>
          <table:table-cell office:value-type="float" office:value="102.548" calcext:value-type="float">
            <text:p>102.548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71]" office:value-type="float" office:value="-0.991999999999962" calcext:value-type="float">
            <text:p>-0.992</text:p>
          </table:table-cell>
          <table:table-cell table:formula="of:=ABS(100*[.H371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38.159" calcext:value-type="float">
            <text:p>138.159</text:p>
          </table:table-cell>
          <table:table-cell office:value-type="float" office:value="102.864" calcext:value-type="float">
            <text:p>102.864</text:p>
          </table:table-cell>
          <table:table-cell office:value-type="float" office:value="263.46" calcext:value-type="float">
            <text:p>263.4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72]" office:value-type="float" office:value="-0.991999999999962" calcext:value-type="float">
            <text:p>-0.992</text:p>
          </table:table-cell>
          <table:table-cell table:formula="of:=ABS(100*[.H372]/[.$G$3])" office:value-type="float" office:value="0.377950835911411" calcext:value-type="float">
            <text:p>0.377950835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24.684" calcext:value-type="float">
            <text:p>124.684</text:p>
          </table:table-cell>
          <table:table-cell office:value-type="float" office:value="103.222" calcext:value-type="float">
            <text:p>103.222</text:p>
          </table:table-cell>
          <table:table-cell office:value-type="float" office:value="263.873" calcext:value-type="float">
            <text:p>263.87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73]" office:value-type="float" office:value="-1.40499999999997" calcext:value-type="float">
            <text:p>-1.405</text:p>
          </table:table-cell>
          <table:table-cell table:formula="of:=ABS(100*[.H373]/[.$G$3])" office:value-type="float" office:value="0.535303351265668" calcext:value-type="float">
            <text:p>0.535303351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37.627" calcext:value-type="float">
            <text:p>137.627</text:p>
          </table:table-cell>
          <table:table-cell office:value-type="float" office:value="103.598" calcext:value-type="float">
            <text:p>103.598</text:p>
          </table:table-cell>
          <table:table-cell office:value-type="float" office:value="263.865" calcext:value-type="float">
            <text:p>263.86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74]" office:value-type="float" office:value="-1.39699999999999" calcext:value-type="float">
            <text:p>-1.397</text:p>
          </table:table-cell>
          <table:table-cell table:formula="of:=ABS(100*[.H374]/[.$G$3])" office:value-type="float" office:value="0.532255360653486" calcext:value-type="float">
            <text:p>0.532255360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35.105" calcext:value-type="float">
            <text:p>135.105</text:p>
          </table:table-cell>
          <table:table-cell office:value-type="float" office:value="103.822" calcext:value-type="float">
            <text:p>103.822</text:p>
          </table:table-cell>
          <table:table-cell office:value-type="float" office:value="263.87" calcext:value-type="float">
            <text:p>263.8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75]" office:value-type="float" office:value="-1.40199999999999" calcext:value-type="float">
            <text:p>-1.402</text:p>
          </table:table-cell>
          <table:table-cell table:formula="of:=ABS(100*[.H375]/[.$G$3])" office:value-type="float" office:value="0.534160354786102" calcext:value-type="float">
            <text:p>0.534160354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64.748" calcext:value-type="float">
            <text:p>164.748</text:p>
          </table:table-cell>
          <table:table-cell office:value-type="float" office:value="104.088" calcext:value-type="float">
            <text:p>104.088</text:p>
          </table:table-cell>
          <table:table-cell office:value-type="float" office:value="263.87" calcext:value-type="float">
            <text:p>263.8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76]" office:value-type="float" office:value="-1.40199999999999" calcext:value-type="float">
            <text:p>-1.402</text:p>
          </table:table-cell>
          <table:table-cell table:formula="of:=ABS(100*[.H376]/[.$G$3])" office:value-type="float" office:value="0.534160354786102" calcext:value-type="float">
            <text:p>0.534160354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1.915" calcext:value-type="float">
            <text:p>121.915</text:p>
          </table:table-cell>
          <table:table-cell office:value-type="float" office:value="104.338" calcext:value-type="float">
            <text:p>104.338</text:p>
          </table:table-cell>
          <table:table-cell office:value-type="float" office:value="263.87" calcext:value-type="float">
            <text:p>263.8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77]" office:value-type="float" office:value="-1.40199999999999" calcext:value-type="float">
            <text:p>-1.402</text:p>
          </table:table-cell>
          <table:table-cell table:formula="of:=ABS(100*[.H377]/[.$G$3])" office:value-type="float" office:value="0.534160354786102" calcext:value-type="float">
            <text:p>0.534160354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5.675" calcext:value-type="float">
            <text:p>125.675</text:p>
          </table:table-cell>
          <table:table-cell office:value-type="float" office:value="104.638" calcext:value-type="float">
            <text:p>104.638</text:p>
          </table:table-cell>
          <table:table-cell office:value-type="float" office:value="263.87" calcext:value-type="float">
            <text:p>263.8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78]" office:value-type="float" office:value="-1.40199999999999" calcext:value-type="float">
            <text:p>-1.402</text:p>
          </table:table-cell>
          <table:table-cell table:formula="of:=ABS(100*[.H378]/[.$G$3])" office:value-type="float" office:value="0.534160354786102" calcext:value-type="float">
            <text:p>0.534160354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7.552" calcext:value-type="float">
            <text:p>147.552</text:p>
          </table:table-cell>
          <table:table-cell office:value-type="float" office:value="105.088" calcext:value-type="float">
            <text:p>105.088</text:p>
          </table:table-cell>
          <table:table-cell office:value-type="float" office:value="263.835" calcext:value-type="float">
            <text:p>263.83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79]" office:value-type="float" office:value="-1.36699999999996" calcext:value-type="float">
            <text:p>-1.367</text:p>
          </table:table-cell>
          <table:table-cell table:formula="of:=ABS(100*[.H379]/[.$G$3])" office:value-type="float" office:value="0.520825395857766" calcext:value-type="float">
            <text:p>0.520825395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7.496" calcext:value-type="float">
            <text:p>127.496</text:p>
          </table:table-cell>
          <table:table-cell office:value-type="float" office:value="105.413" calcext:value-type="float">
            <text:p>105.413</text:p>
          </table:table-cell>
          <table:table-cell office:value-type="float" office:value="263.87" calcext:value-type="float">
            <text:p>263.8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80]" office:value-type="float" office:value="-1.40199999999999" calcext:value-type="float">
            <text:p>-1.402</text:p>
          </table:table-cell>
          <table:table-cell table:formula="of:=ABS(100*[.H380]/[.$G$3])" office:value-type="float" office:value="0.534160354786102" calcext:value-type="float">
            <text:p>0.534160354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6.012" calcext:value-type="float">
            <text:p>126.012</text:p>
          </table:table-cell>
          <table:table-cell office:value-type="float" office:value="105.663" calcext:value-type="float">
            <text:p>105.663</text:p>
          </table:table-cell>
          <table:table-cell office:value-type="float" office:value="263.875" calcext:value-type="float">
            <text:p>263.87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81]" office:value-type="float" office:value="-1.40699999999998" calcext:value-type="float">
            <text:p>-1.407</text:p>
          </table:table-cell>
          <table:table-cell table:formula="of:=ABS(100*[.H381]/[.$G$3])" office:value-type="float" office:value="0.536065348918718" calcext:value-type="float">
            <text:p>0.536065348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7.135" calcext:value-type="float">
            <text:p>147.135</text:p>
          </table:table-cell>
          <table:table-cell office:value-type="float" office:value="105.864" calcext:value-type="float">
            <text:p>105.864</text:p>
          </table:table-cell>
          <table:table-cell office:value-type="float" office:value="263.888" calcext:value-type="float">
            <text:p>263.88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82]" office:value-type="float" office:value="-1.41999999999996" calcext:value-type="float">
            <text:p>-1.42</text:p>
          </table:table-cell>
          <table:table-cell table:formula="of:=ABS(100*[.H382]/[.$G$3])" office:value-type="float" office:value="0.541018333663517" calcext:value-type="float">
            <text:p>0.541018333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83.695" calcext:value-type="float">
            <text:p>183.695</text:p>
          </table:table-cell>
          <table:table-cell office:value-type="float" office:value="106.064" calcext:value-type="float">
            <text:p>106.064</text:p>
          </table:table-cell>
          <table:table-cell office:value-type="float" office:value="264.385" calcext:value-type="float">
            <text:p>264.38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83]" office:value-type="float" office:value="-1.91699999999997" calcext:value-type="float">
            <text:p>-1.917</text:p>
          </table:table-cell>
          <table:table-cell table:formula="of:=ABS(100*[.H383]/[.$G$3])" office:value-type="float" office:value="0.730374750445758" calcext:value-type="float">
            <text:p>0.730374750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0.949" calcext:value-type="float">
            <text:p>200.949</text:p>
          </table:table-cell>
          <table:table-cell office:value-type="float" office:value="106.064" calcext:value-type="float">
            <text:p>106.064</text:p>
          </table:table-cell>
          <table:table-cell office:value-type="float" office:value="264.373" calcext:value-type="float">
            <text:p>264.37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84]" office:value-type="float" office:value="-1.90499999999997" calcext:value-type="float">
            <text:p>-1.905</text:p>
          </table:table-cell>
          <table:table-cell table:formula="of:=ABS(100*[.H384]/[.$G$3])" office:value-type="float" office:value="0.725802764527475" calcext:value-type="float">
            <text:p>0.725802764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36.663" calcext:value-type="float">
            <text:p>136.663</text:p>
          </table:table-cell>
          <table:table-cell office:value-type="float" office:value="106.556" calcext:value-type="float">
            <text:p>106.556</text:p>
          </table:table-cell>
          <table:table-cell office:value-type="float" office:value="264.373" calcext:value-type="float">
            <text:p>264.37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85]" office:value-type="float" office:value="-1.90499999999997" calcext:value-type="float">
            <text:p>-1.905</text:p>
          </table:table-cell>
          <table:table-cell table:formula="of:=ABS(100*[.H385]/[.$G$3])" office:value-type="float" office:value="0.725802764527475" calcext:value-type="float">
            <text:p>0.725802764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36.623" calcext:value-type="float">
            <text:p>136.623</text:p>
          </table:table-cell>
          <table:table-cell office:value-type="float" office:value="106.864" calcext:value-type="float">
            <text:p>106.864</text:p>
          </table:table-cell>
          <table:table-cell office:value-type="float" office:value="263.59" calcext:value-type="float">
            <text:p>263.5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$G$3]-[.D386]" office:value-type="float" office:value="-1.12199999999996" calcext:value-type="float">
            <text:p>-1.122</text:p>
          </table:table-cell>
          <table:table-cell table:formula="of:=ABS(100*[.H386]/[.$G$3])" office:value-type="float" office:value="0.427480683359479" calcext:value-type="float">
            <text:p>0.427480683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50.363" calcext:value-type="float">
            <text:p>150.363</text:p>
          </table:table-cell>
          <table:table-cell office:value-type="float" office:value="107.126" calcext:value-type="float">
            <text:p>107.126</text:p>
          </table:table-cell>
          <table:table-cell office:value-type="float" office:value="263.625" calcext:value-type="float">
            <text:p>263.62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387]" office:value-type="float" office:value="-1.15699999999998" calcext:value-type="float">
            <text:p>-1.157</text:p>
          </table:table-cell>
          <table:table-cell table:formula="of:=ABS(100*[.H387]/[.$G$3])" office:value-type="float" office:value="0.440815642287815" calcext:value-type="float">
            <text:p>0.440815642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8.704" calcext:value-type="float">
            <text:p>128.704</text:p>
          </table:table-cell>
          <table:table-cell office:value-type="float" office:value="107.477" calcext:value-type="float">
            <text:p>107.477</text:p>
          </table:table-cell>
          <table:table-cell office:value-type="float" office:value="263.64" calcext:value-type="float">
            <text:p>263.6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388]" office:value-type="float" office:value="-1.17199999999997" calcext:value-type="float">
            <text:p>-1.172</text:p>
          </table:table-cell>
          <table:table-cell table:formula="of:=ABS(100*[.H388]/[.$G$3])" office:value-type="float" office:value="0.446530624685664" calcext:value-type="float">
            <text:p>0.446530624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4.063" calcext:value-type="float">
            <text:p>124.063</text:p>
          </table:table-cell>
          <table:table-cell office:value-type="float" office:value="107.802" calcext:value-type="float">
            <text:p>107.802</text:p>
          </table:table-cell>
          <table:table-cell office:value-type="float" office:value="263.645" calcext:value-type="float">
            <text:p>263.64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389]" office:value-type="float" office:value="-1.17699999999996" calcext:value-type="float">
            <text:p>-1.177</text:p>
          </table:table-cell>
          <table:table-cell table:formula="of:=ABS(100*[.H389]/[.$G$3])" office:value-type="float" office:value="0.44843561881828" calcext:value-type="float">
            <text:p>0.448435618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70.308" calcext:value-type="float">
            <text:p>170.308</text:p>
          </table:table-cell>
          <table:table-cell office:value-type="float" office:value="108.178" calcext:value-type="float">
            <text:p>108.178</text:p>
          </table:table-cell>
          <table:table-cell office:value-type="float" office:value="263.658" calcext:value-type="float">
            <text:p>263.65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390]" office:value-type="float" office:value="-1.19" calcext:value-type="float">
            <text:p>-1.19</text:p>
          </table:table-cell>
          <table:table-cell table:formula="of:=ABS(100*[.H390]/[.$G$3])" office:value-type="float" office:value="0.4533886035631" calcext:value-type="float">
            <text:p>0.453388603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54.826" calcext:value-type="float">
            <text:p>154.826</text:p>
          </table:table-cell>
          <table:table-cell office:value-type="float" office:value="108.479" calcext:value-type="float">
            <text:p>108.479</text:p>
          </table:table-cell>
          <table:table-cell office:value-type="float" office:value="263.588" calcext:value-type="float">
            <text:p>263.58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391]" office:value-type="float" office:value="-1.12" calcext:value-type="float">
            <text:p>-1.12</text:p>
          </table:table-cell>
          <table:table-cell table:formula="of:=ABS(100*[.H391]/[.$G$3])" office:value-type="float" office:value="0.42671868570645" calcext:value-type="float">
            <text:p>0.426718685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64.868" calcext:value-type="float">
            <text:p>164.868</text:p>
          </table:table-cell>
          <table:table-cell office:value-type="float" office:value="108.804" calcext:value-type="float">
            <text:p>108.804</text:p>
          </table:table-cell>
          <table:table-cell office:value-type="float" office:value="263.413" calcext:value-type="float">
            <text:p>263.41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392]" office:value-type="float" office:value="-0.944999999999993" calcext:value-type="float">
            <text:p>-0.945</text:p>
          </table:table-cell>
          <table:table-cell table:formula="of:=ABS(100*[.H392]/[.$G$3])" office:value-type="float" office:value="0.360043891064813" calcext:value-type="float">
            <text:p>0.360043891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38.957" calcext:value-type="float">
            <text:p>138.957</text:p>
          </table:table-cell>
          <table:table-cell office:value-type="float" office:value="109.084" calcext:value-type="float">
            <text:p>109.084</text:p>
          </table:table-cell>
          <table:table-cell office:value-type="float" office:value="262.948" calcext:value-type="float">
            <text:p>262.94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393]" office:value-type="float" office:value="-0.479999999999961" calcext:value-type="float">
            <text:p>-0.48</text:p>
          </table:table-cell>
          <table:table-cell table:formula="of:=ABS(100*[.H393]/[.$G$3])" office:value-type="float" office:value="0.18287943673132" calcext:value-type="float">
            <text:p>0.182879436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89.516" calcext:value-type="float">
            <text:p>189.516</text:p>
          </table:table-cell>
          <table:table-cell office:value-type="float" office:value="109.242" calcext:value-type="float">
            <text:p>109.242</text:p>
          </table:table-cell>
          <table:table-cell office:value-type="float" office:value="262.393" calcext:value-type="float">
            <text:p>262.39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394]" office:value-type="float" office:value="0.0750000000000455" calcext:value-type="float">
            <text:p>0.075</text:p>
          </table:table-cell>
          <table:table-cell table:formula="of:=ABS(100*[.H394]/[.$G$3])" office:value-type="float" office:value="0.0285749119892884" calcext:value-type="float">
            <text:p>0.02857491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3.908" calcext:value-type="float">
            <text:p>143.908</text:p>
          </table:table-cell>
          <table:table-cell office:value-type="float" office:value="109.267" calcext:value-type="float">
            <text:p>109.267</text:p>
          </table:table-cell>
          <table:table-cell office:value-type="float" office:value="262.393" calcext:value-type="float">
            <text:p>262.39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395]" office:value-type="float" office:value="0.0750000000000455" calcext:value-type="float">
            <text:p>0.075</text:p>
          </table:table-cell>
          <table:table-cell table:formula="of:=ABS(100*[.H395]/[.$G$3])" office:value-type="float" office:value="0.0285749119892884" calcext:value-type="float">
            <text:p>0.02857491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19.395" calcext:value-type="float">
            <text:p>119.395</text:p>
          </table:table-cell>
          <table:table-cell office:value-type="float" office:value="109.504" calcext:value-type="float">
            <text:p>109.504</text:p>
          </table:table-cell>
          <table:table-cell office:value-type="float" office:value="262.405" calcext:value-type="float">
            <text:p>262.40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396]" office:value-type="float" office:value="0.063000000000045" calcext:value-type="float">
            <text:p>0.063</text:p>
          </table:table-cell>
          <table:table-cell table:formula="of:=ABS(100*[.H396]/[.$G$3])" office:value-type="float" office:value="0.0240029260710049" calcext:value-type="float">
            <text:p>0.024002926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50.36" calcext:value-type="float">
            <text:p>150.36</text:p>
          </table:table-cell>
          <table:table-cell office:value-type="float" office:value="109.718" calcext:value-type="float">
            <text:p>109.718</text:p>
          </table:table-cell>
          <table:table-cell office:value-type="float" office:value="262.428" calcext:value-type="float">
            <text:p>262.42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397]" office:value-type="float" office:value="0.0400000000000205" calcext:value-type="float">
            <text:p>0.04</text:p>
          </table:table-cell>
          <table:table-cell table:formula="of:=ABS(100*[.H397]/[.$G$3])" office:value-type="float" office:value="0.0152399530609524" calcext:value-type="float">
            <text:p>0.015239953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50.626" calcext:value-type="float">
            <text:p>150.626</text:p>
          </table:table-cell>
          <table:table-cell office:value-type="float" office:value="109.718" calcext:value-type="float">
            <text:p>109.718</text:p>
          </table:table-cell>
          <table:table-cell office:value-type="float" office:value="262.353" calcext:value-type="float">
            <text:p>262.35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[.$G$3]-[.D398]" office:value-type="float" office:value="0.115000000000009" calcext:value-type="float">
            <text:p>0.115</text:p>
          </table:table-cell>
          <table:table-cell table:formula="of:=ABS(100*[.H398]/[.$G$3])" office:value-type="float" office:value="0.0438148650502191" calcext:value-type="float">
            <text:p>0.043814865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73.105" calcext:value-type="float">
            <text:p>173.105</text:p>
          </table:table-cell>
          <table:table-cell office:value-type="float" office:value="110.235" calcext:value-type="float">
            <text:p>110.235</text:p>
          </table:table-cell>
          <table:table-cell office:value-type="float" office:value="262.438" calcext:value-type="float">
            <text:p>262.43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$G$3]-[.D399]" office:value-type="float" office:value="0.0300000000000296" calcext:value-type="float">
            <text:p>0.03</text:p>
          </table:table-cell>
          <table:table-cell table:formula="of:=ABS(100*[.H399]/[.$G$3])" office:value-type="float" office:value="0.0114299647957197" calcext:value-type="float">
            <text:p>0.011429964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60.514" calcext:value-type="float">
            <text:p>160.514</text:p>
          </table:table-cell>
          <table:table-cell office:value-type="float" office:value="110.235" calcext:value-type="float">
            <text:p>110.235</text:p>
          </table:table-cell>
          <table:table-cell office:value-type="float" office:value="262.468" calcext:value-type="float">
            <text:p>262.46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$G$3]-[.D400]" office:value-type="float" office:value="0" calcext:value-type="float">
            <text:p>0</text:p>
          </table:table-cell>
          <table:table-cell table:formula="of:=ABS(100*[.H400]/[.$G$3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16:44:55.608505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6T16:52:14.122777834</dc:date>
    <meta:generator>LibreOffice/4.2.8.2$Linux_X86_64 LibreOffice_project/420m0$Build-2</meta:generator>
    <meta:editing-duration>PT16M1S</meta:editing-duration>
    <meta:editing-cycles>4</meta:editing-cycles>
    <meta:document-statistic meta:table-count="1" meta:cell-count="28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cm" svg:height="9.856cm" xlink:href=".." xlink:type="simple" chart:class="chart:scatter" chart:style-name="ch1">
        <chart:title svg:x="7.485cm" svg:y="0.333cm" chart:style-name="ch2">
          <text:p>Area Coverage</text:p>
        </chart:title>
        <chart:plot-area chart:style-name="ch3" table:cell-range-address="Sheet1.C2:Sheet1.C400 Sheet1.I2:Sheet1.I400" svg:x="1.373cm" svg:y="1.335cm" svg:width="16.365cm" svg:height="7.343cm">
          <chartooo:coordinate-region svg:x="2.18cm" svg:y="1.534cm" svg:width="15.278cm" svg:height="6.497cm"/>
          <chart:axis chart:dimension="x" chart:name="primary-x" chart:style-name="ch4">
            <chart:title svg:x="8.585cm" svg:y="8.875cm" chart:style-name="ch5">
              <text:p>Distance (m)</text:p>
            </chart:title>
          </chart:axis>
          <chart:axis chart:dimension="y" chart:name="primary-y" chart:style-name="ch6">
            <chart:title svg:x="0.451cm" svg:y="6.518cm" chart:style-name="ch7">
              <text:p>Remaining Area (%)</text:p>
            </chart:title>
            <chart:grid chart:style-name="ch8" chart:class="major"/>
          </chart:axis>
          <chart:series chart:style-name="ch9" chart:values-cell-range-address="Sheet1.I2:Sheet1.I400" chart:class="chart:scatter">
            <chart:domain table:cell-range-address="Sheet1.C2:Sheet1.C400"/>
            <chart:data-point chart:repeated="3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400</svg:desc>
                </draw:g>
              </table:table-cell>
              <table:table-cell office:value-type="float" office:value="100">
                <text:p>100</text:p>
                <draw:g>
                  <svg:desc>Sheet1.I2:Sheet1.I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0001">
                <text:p>0.550001</text:p>
              </table:table-cell>
              <table:table-cell office:value-type="float" office:value="96.7843699041407">
                <text:p>96.7843699041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94.8508008595334">
                <text:p>94.8508008595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25">
                <text:p>1.025</text:p>
              </table:table-cell>
              <table:table-cell office:value-type="float" office:value="94.4231296767606">
                <text:p>94.4231296767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4861">
                <text:p>1.24861</text:p>
              </table:table-cell>
              <table:table-cell office:value-type="float" office:value="94.4374171327552">
                <text:p>94.4374171327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5068">
                <text:p>1.55068</text:p>
              </table:table-cell>
              <table:table-cell office:value-type="float" office:value="94.3126400170688">
                <text:p>94.3126400170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6428">
                <text:p>1.76428</text:p>
              </table:table-cell>
              <table:table-cell office:value-type="float" office:value="94.3126400170688">
                <text:p>94.3126400170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9067">
                <text:p>1.99067</text:p>
              </table:table-cell>
              <table:table-cell office:value-type="float" office:value="94.3297849642623">
                <text:p>94.32978496426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4067">
                <text:p>2.24067</text:p>
              </table:table-cell>
              <table:table-cell office:value-type="float" office:value="94.1897678955149">
                <text:p>94.1897678955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1567">
                <text:p>2.51567</text:p>
              </table:table-cell>
              <table:table-cell office:value-type="float" office:value="94.2088178368411">
                <text:p>94.20881783684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1567">
                <text:p>2.81567</text:p>
              </table:table-cell>
              <table:table-cell office:value-type="float" office:value="94.1249980950059">
                <text:p>94.1249980950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1692">
                <text:p>3.31692</text:p>
              </table:table-cell>
              <table:table-cell office:value-type="float" office:value="93.4144352835393">
                <text:p>93.41443528353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7486">
                <text:p>3.67486</text:p>
              </table:table-cell>
              <table:table-cell office:value-type="float" office:value="91.3227517259247">
                <text:p>91.3227517259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1027">
                <text:p>4.01027</text:p>
              </table:table-cell>
              <table:table-cell office:value-type="float" office:value="90.7760184098633">
                <text:p>90.77601840986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32352">
                <text:p>4.32352</text:p>
              </table:table-cell>
              <table:table-cell office:value-type="float" office:value="90.0378331834738">
                <text:p>90.0378331834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7477">
                <text:p>4.57477</text:p>
              </table:table-cell>
              <table:table-cell office:value-type="float" office:value="88.8176844415319">
                <text:p>88.8176844415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8509">
                <text:p>4.8509</text:p>
              </table:table-cell>
              <table:table-cell office:value-type="float" office:value="88.0213968940976">
                <text:p>88.0213968940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759">
                <text:p>5.1759</text:p>
              </table:table-cell>
              <table:table-cell office:value-type="float" office:value="87.1003322309767">
                <text:p>87.1003322309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3385">
                <text:p>5.53385</text:p>
              </table:table-cell>
              <table:table-cell office:value-type="float" office:value="86.4850191261411">
                <text:p>86.48501912614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79486">
                <text:p>5.79486</text:p>
              </table:table-cell>
              <table:table-cell office:value-type="float" office:value="86.0554429492357">
                <text:p>86.05544294923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099">
                <text:p>6.099</text:p>
              </table:table-cell>
              <table:table-cell office:value-type="float" office:value="85.6906365728394">
                <text:p>85.690636572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2496">
                <text:p>6.42496</text:p>
              </table:table-cell>
              <table:table-cell office:value-type="float" office:value="85.3429751436366">
                <text:p>85.3429751436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7496">
                <text:p>6.67496</text:p>
              </table:table-cell>
              <table:table-cell office:value-type="float" office:value="84.9114939725986">
                <text:p>84.91149397259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9262">
                <text:p>6.9262</text:p>
              </table:table-cell>
              <table:table-cell office:value-type="float" office:value="83.9342319825655">
                <text:p>83.93423198256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23544">
                <text:p>7.23544</text:p>
              </table:table-cell>
              <table:table-cell office:value-type="float" office:value="83.9751893564168">
                <text:p>83.97518935641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56426">
                <text:p>7.56426</text:p>
              </table:table-cell>
              <table:table-cell office:value-type="float" office:value="83.7427800722374">
                <text:p>83.74278007223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77786">
                <text:p>7.77786</text:p>
              </table:table-cell>
              <table:table-cell office:value-type="float" office:value="83.5637106237713">
                <text:p>83.5637106237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10382">
                <text:p>8.10382</text:p>
              </table:table-cell>
              <table:table-cell office:value-type="float" office:value="83.575140588567">
                <text:p>83.575140588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37308">
                <text:p>8.37308</text:p>
              </table:table-cell>
              <table:table-cell office:value-type="float" office:value="83.340826310255">
                <text:p>83.340826310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69808">
                <text:p>8.69808</text:p>
              </table:table-cell>
              <table:table-cell office:value-type="float" office:value="83.2455766036241">
                <text:p>83.24557660362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92308">
                <text:p>8.92308</text:p>
              </table:table-cell>
              <table:table-cell office:value-type="float" office:value="83.353208772117">
                <text:p>83.3532087721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32308">
                <text:p>9.32308</text:p>
              </table:table-cell>
              <table:table-cell office:value-type="float" office:value="82.949350016002">
                <text:p>82.949350016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64904">
                <text:p>9.64904</text:p>
              </table:table-cell>
              <table:table-cell office:value-type="float" office:value="82.9750674367923">
                <text:p>82.97506743679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89904">
                <text:p>9.89904</text:p>
              </table:table-cell>
              <table:table-cell office:value-type="float" office:value="82.4540515415212">
                <text:p>82.4540515415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124">
                <text:p>10.124</text:p>
              </table:table-cell>
              <table:table-cell office:value-type="float" office:value="82.5007238977704">
                <text:p>82.50072389777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4002">
                <text:p>10.4002</text:p>
              </table:table-cell>
              <table:table-cell office:value-type="float" office:value="82.4407165825929">
                <text:p>82.44071658259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7511">
                <text:p>10.7511</text:p>
              </table:table-cell>
              <table:table-cell office:value-type="float" office:value="82.1397275096393">
                <text:p>82.13972750963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0521">
                <text:p>11.0521</text:p>
              </table:table-cell>
              <table:table-cell office:value-type="float" office:value="81.9206531843882">
                <text:p>81.92065318438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3809">
                <text:p>11.3809</text:p>
              </table:table-cell>
              <table:table-cell office:value-type="float" office:value="82.0073304174223">
                <text:p>82.00733041742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6559">
                <text:p>11.6559</text:p>
              </table:table-cell>
              <table:table-cell office:value-type="float" office:value="81.4672645808251">
                <text:p>81.46726458082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9072">
                <text:p>11.9072</text:p>
              </table:table-cell>
              <table:table-cell office:value-type="float" office:value="81.1453205724126">
                <text:p>81.14532057241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1547">
                <text:p>12.1547</text:p>
              </table:table-cell>
              <table:table-cell office:value-type="float" office:value="79.8270646326409">
                <text:p>79.82706463264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4462">
                <text:p>12.4462</text:p>
              </table:table-cell>
              <table:table-cell office:value-type="float" office:value="79.9518417483274">
                <text:p>79.9518417483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5212">
                <text:p>12.5212</text:p>
              </table:table-cell>
              <table:table-cell office:value-type="float" office:value="79.8280171297072">
                <text:p>79.82801712970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8007">
                <text:p>12.8007</text:p>
              </table:table-cell>
              <table:table-cell office:value-type="float" office:value="79.8270646326409">
                <text:p>79.82706463264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0818">
                <text:p>13.0818</text:p>
              </table:table-cell>
              <table:table-cell office:value-type="float" office:value="79.8537345504976">
                <text:p>79.85373455049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4229">
                <text:p>13.4229</text:p>
              </table:table-cell>
              <table:table-cell office:value-type="float" office:value="79.8508770592987">
                <text:p>79.85087705929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6815">
                <text:p>13.6815</text:p>
              </table:table-cell>
              <table:table-cell office:value-type="float" office:value="79.8537345504976">
                <text:p>79.85373455049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9315">
                <text:p>13.9315</text:p>
              </table:table-cell>
              <table:table-cell office:value-type="float" office:value="79.8537345504976">
                <text:p>79.85373455049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1565">
                <text:p>14.1565</text:p>
              </table:table-cell>
              <table:table-cell office:value-type="float" office:value="79.8537345504976">
                <text:p>79.85373455049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4825">
                <text:p>14.4825</text:p>
              </table:table-cell>
              <table:table-cell office:value-type="float" office:value="79.8537345504976">
                <text:p>79.85373455049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7325">
                <text:p>14.7325</text:p>
              </table:table-cell>
              <table:table-cell office:value-type="float" office:value="79.8537345504976">
                <text:p>79.8537345504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0335">
                <text:p>15.0335</text:p>
              </table:table-cell>
              <table:table-cell office:value-type="float" office:value="79.8527820534313">
                <text:p>79.85278205343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2847">
                <text:p>15.2847</text:p>
              </table:table-cell>
              <table:table-cell office:value-type="float" office:value="79.8556395446302">
                <text:p>79.85563954463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5152">
                <text:p>15.5152</text:p>
              </table:table-cell>
              <table:table-cell office:value-type="float" office:value="79.7299099318774">
                <text:p>79.72990993187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902">
                <text:p>15.7902</text:p>
              </table:table-cell>
              <table:table-cell office:value-type="float" office:value="79.5260755596873">
                <text:p>79.52607555968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0995">
                <text:p>16.0995</text:p>
              </table:table-cell>
              <table:table-cell office:value-type="float" office:value="79.5260755596873">
                <text:p>79.52607555968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379">
                <text:p>16.379</text:p>
              </table:table-cell>
              <table:table-cell office:value-type="float" office:value="79.380343508542">
                <text:p>79.3803435085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68">
                <text:p>16.68</text:p>
              </table:table-cell>
              <table:table-cell office:value-type="float" office:value="79.380343508542">
                <text:p>79.3803435085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006">
                <text:p>17.006</text:p>
              </table:table-cell>
              <table:table-cell office:value-type="float" office:value="79.3851059938735">
                <text:p>79.38510599387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356">
                <text:p>17.356</text:p>
              </table:table-cell>
              <table:table-cell office:value-type="float" office:value="79.3851059938735">
                <text:p>79.38510599387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706">
                <text:p>17.706</text:p>
              </table:table-cell>
              <table:table-cell office:value-type="float" office:value="79.3870109880062">
                <text:p>79.38701098800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031">
                <text:p>18.031</text:p>
              </table:table-cell>
              <table:table-cell office:value-type="float" office:value="79.3870109880062">
                <text:p>79.38701098800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381">
                <text:p>18.381</text:p>
              </table:table-cell>
              <table:table-cell office:value-type="float" office:value="79.3870109880062">
                <text:p>79.38701098800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6605">
                <text:p>18.6605</text:p>
              </table:table-cell>
              <table:table-cell office:value-type="float" office:value="79.3879634850725">
                <text:p>79.38796348507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9117">
                <text:p>18.9117</text:p>
              </table:table-cell>
              <table:table-cell office:value-type="float" office:value="79.3993934498682">
                <text:p>79.39939344986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1867">
                <text:p>19.1867</text:p>
              </table:table-cell>
              <table:table-cell office:value-type="float" office:value="78.5792934757761">
                <text:p>78.57929347577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5117">
                <text:p>19.5117</text:p>
              </table:table-cell>
              <table:table-cell office:value-type="float" office:value="78.4021290214426">
                <text:p>78.40212902144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8128">
                <text:p>19.8128</text:p>
              </table:table-cell>
              <table:table-cell office:value-type="float" office:value="78.4468963835591">
                <text:p>78.44689638355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1637">
                <text:p>20.1637</text:p>
              </table:table-cell>
              <table:table-cell office:value-type="float" office:value="78.1925796668546">
                <text:p>78.19257966685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.4637">
                <text:p>20.4637</text:p>
              </table:table-cell>
              <table:table-cell office:value-type="float" office:value="78.2173445905787">
                <text:p>78.21734459057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.6137">
                <text:p>20.6137</text:p>
              </table:table-cell>
              <table:table-cell office:value-type="float" office:value="78.2382995260375">
                <text:p>78.2382995260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.9887">
                <text:p>20.9887</text:p>
              </table:table-cell>
              <table:table-cell office:value-type="float" office:value="77.7134736425012">
                <text:p>77.71347364250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.2349">
                <text:p>21.2349</text:p>
              </table:table-cell>
              <table:table-cell office:value-type="float" office:value="76.2342456985233">
                <text:p>76.23424569852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6132">
                <text:p>21.6132</text:p>
              </table:table-cell>
              <table:table-cell office:value-type="float" office:value="75.2817486322142">
                <text:p>75.28174863221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942">
                <text:p>21.942</text:p>
              </table:table-cell>
              <table:table-cell office:value-type="float" office:value="74.3206790923084">
                <text:p>74.32067909230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.1725">
                <text:p>22.1725</text:p>
              </table:table-cell>
              <table:table-cell office:value-type="float" office:value="74.035882469482">
                <text:p>74.0358824694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.4767">
                <text:p>22.4767</text:p>
              </table:table-cell>
              <table:table-cell office:value-type="float" office:value="72.0146836947742">
                <text:p>72.01468369477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.6517">
                <text:p>22.6517</text:p>
              </table:table-cell>
              <table:table-cell office:value-type="float" office:value="71.4593779051161">
                <text:p>71.45937790511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.9367">
                <text:p>22.9367</text:p>
              </table:table-cell>
              <table:table-cell office:value-type="float" office:value="70.5668881539845">
                <text:p>70.56688815398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.2529">
                <text:p>23.2529</text:p>
              </table:table-cell>
              <table:table-cell office:value-type="float" office:value="69.4905664690553">
                <text:p>69.49056646905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.4834">
                <text:p>23.4834</text:p>
              </table:table-cell>
              <table:table-cell office:value-type="float" office:value="69.0743252510782">
                <text:p>69.07432525107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.8122">
                <text:p>23.8122</text:p>
              </table:table-cell>
              <table:table-cell office:value-type="float" office:value="68.5323544203484">
                <text:p>68.53235442034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.0358">
                <text:p>24.0358</text:p>
              </table:table-cell>
              <table:table-cell office:value-type="float" office:value="68.5361644086136">
                <text:p>68.53616440861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.3187">
                <text:p>24.3187</text:p>
              </table:table-cell>
              <table:table-cell office:value-type="float" office:value="68.5333069174147">
                <text:p>68.53330691741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.5761">
                <text:p>24.5761</text:p>
              </table:table-cell>
              <table:table-cell office:value-type="float" office:value="68.5333069174147">
                <text:p>68.53330691741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.934">
                <text:p>24.934</text:p>
              </table:table-cell>
              <table:table-cell office:value-type="float" office:value="68.5352119115473">
                <text:p>68.53521191154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2102">
                <text:p>25.2102</text:p>
              </table:table-cell>
              <table:table-cell office:value-type="float" office:value="68.3913848545347">
                <text:p>68.39138485453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5611">
                <text:p>25.5611</text:p>
              </table:table-cell>
              <table:table-cell office:value-type="float" office:value="68.3913848545347">
                <text:p>68.39138485453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8652">
                <text:p>25.8652</text:p>
              </table:table-cell>
              <table:table-cell office:value-type="float" office:value="68.3913848545347">
                <text:p>68.39138485453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.0667">
                <text:p>26.0667</text:p>
              </table:table-cell>
              <table:table-cell office:value-type="float" office:value="68.2142204002012">
                <text:p>68.21422040020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.4167">
                <text:p>26.4167</text:p>
              </table:table-cell>
              <table:table-cell office:value-type="float" office:value="67.8170291235503">
                <text:p>67.81702912355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.6717">
                <text:p>26.6717</text:p>
              </table:table-cell>
              <table:table-cell office:value-type="float" office:value="67.8265540942134">
                <text:p>67.82655409421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.9512">
                <text:p>26.9512</text:p>
              </table:table-cell>
              <table:table-cell office:value-type="float" office:value="66.2368364905436">
                <text:p>66.23683649054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.3012">
                <text:p>27.3012</text:p>
              </table:table-cell>
              <table:table-cell office:value-type="float" office:value="65.1338448877578">
                <text:p>65.13384488775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.6012">
                <text:p>27.6012</text:p>
              </table:table-cell>
              <table:table-cell office:value-type="float" office:value="64.4118521114955">
                <text:p>64.41185211149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.977">
                <text:p>27.977</text:p>
              </table:table-cell>
              <table:table-cell office:value-type="float" office:value="63.5984196168676">
                <text:p>63.59841961686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.3059">
                <text:p>28.3059</text:p>
              </table:table-cell>
              <table:table-cell office:value-type="float" office:value="63.0678787509335">
                <text:p>63.06787875093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.5364">
                <text:p>28.5364</text:p>
              </table:table-cell>
              <table:table-cell office:value-type="float" office:value="62.8459469344835">
                <text:p>62.84594693448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.8652">
                <text:p>28.8652</text:p>
              </table:table-cell>
              <table:table-cell office:value-type="float" office:value="61.6429431397351">
                <text:p>61.64294313973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.1201">
                <text:p>29.1201</text:p>
              </table:table-cell>
              <table:table-cell office:value-type="float" office:value="61.309569166527">
                <text:p>61.3095691665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.6307">
                <text:p>29.6307</text:p>
              </table:table-cell>
              <table:table-cell office:value-type="float" office:value="60.7666458387308">
                <text:p>60.7666458387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.8917">
                <text:p>29.8917</text:p>
              </table:table-cell>
              <table:table-cell office:value-type="float" office:value="60.50261365195">
                <text:p>60.502613651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.1429">
                <text:p>30.1429</text:p>
              </table:table-cell>
              <table:table-cell office:value-type="float" office:value="60.2256275050673">
                <text:p>60.22562750506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.4429">
                <text:p>30.4429</text:p>
              </table:table-cell>
              <table:table-cell office:value-type="float" office:value="59.9292104180319">
                <text:p>59.92921041803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.7179">
                <text:p>30.7179</text:p>
              </table:table-cell>
              <table:table-cell office:value-type="float" office:value="59.6103144002317">
                <text:p>59.61031440023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.9083">
                <text:p>30.9083</text:p>
              </table:table-cell>
              <table:table-cell office:value-type="float" office:value="59.2826554094213">
                <text:p>59.28265540942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.1442">
                <text:p>31.1442</text:p>
              </table:table-cell>
              <table:table-cell office:value-type="float" office:value="59.285322401207">
                <text:p>59.2853224012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.3706">
                <text:p>31.3706</text:p>
              </table:table-cell>
              <table:table-cell office:value-type="float" office:value="58.7683069936145">
                <text:p>58.76830699361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.5956">
                <text:p>31.5956</text:p>
              </table:table-cell>
              <table:table-cell office:value-type="float" office:value="58.5892375451484">
                <text:p>58.58923754514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.8456">
                <text:p>31.8456</text:p>
              </table:table-cell>
              <table:table-cell office:value-type="float" office:value="58.341588307908">
                <text:p>58.3415883079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.0968">
                <text:p>32.0968</text:p>
              </table:table-cell>
              <table:table-cell office:value-type="float" office:value="58.1366109392383">
                <text:p>58.13661093923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.3718">
                <text:p>32.3718</text:p>
              </table:table-cell>
              <table:table-cell office:value-type="float" office:value="58.0958440648003">
                <text:p>58.09584406480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.6479">
                <text:p>32.6479</text:p>
              </table:table-cell>
              <table:table-cell office:value-type="float" office:value="57.3357514058857">
                <text:p>57.33575140588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.0085">
                <text:p>33.0085</text:p>
              </table:table-cell>
              <table:table-cell office:value-type="float" office:value="56.9364646356889">
                <text:p>56.93646463568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.3439">
                <text:p>33.3439</text:p>
              </table:table-cell>
              <table:table-cell office:value-type="float" office:value="56.6240455979396">
                <text:p>56.62404559793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.5989">
                <text:p>33.5989</text:p>
              </table:table-cell>
              <table:table-cell office:value-type="float" office:value="55.7667982382614">
                <text:p>55.76679823826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.8489">
                <text:p>33.8489</text:p>
              </table:table-cell>
              <table:table-cell office:value-type="float" office:value="55.5762988249996">
                <text:p>55.57629882499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.1146">
                <text:p>34.1146</text:p>
              </table:table-cell>
              <table:table-cell office:value-type="float" office:value="54.2325159638508">
                <text:p>54.23251596385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.2421">
                <text:p>34.2421</text:p>
              </table:table-cell>
              <table:table-cell office:value-type="float" office:value="54.2325159638508">
                <text:p>54.23251596385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.298">
                <text:p>34.298</text:p>
              </table:table-cell>
              <table:table-cell office:value-type="float" office:value="54.2325159638508">
                <text:p>54.23251596385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.3687">
                <text:p>34.3687</text:p>
              </table:table-cell>
              <table:table-cell office:value-type="float" office:value="54.2706158465032">
                <text:p>54.27061584650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.5838">
                <text:p>34.5838</text:p>
              </table:table-cell>
              <table:table-cell office:value-type="float" office:value="54.2782358230337">
                <text:p>54.27823582303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.9088">
                <text:p>34.9088</text:p>
              </table:table-cell>
              <table:table-cell office:value-type="float" office:value="54.0839264215066">
                <text:p>54.08392642150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.1103">
                <text:p>35.1103</text:p>
              </table:table-cell>
              <table:table-cell office:value-type="float" office:value="54.0839264215066">
                <text:p>54.08392642150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.4363">
                <text:p>35.4363</text:p>
              </table:table-cell>
              <table:table-cell office:value-type="float" office:value="54.0839264215066">
                <text:p>54.08392642150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.7158">
                <text:p>35.7158</text:p>
              </table:table-cell>
              <table:table-cell office:value-type="float" office:value="54.0865934132923">
                <text:p>54.08659341329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.0798">
                <text:p>36.0798</text:p>
              </table:table-cell>
              <table:table-cell office:value-type="float" office:value="53.9220019202341">
                <text:p>53.92200192023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.3839">
                <text:p>36.3839</text:p>
              </table:table-cell>
              <table:table-cell office:value-type="float" office:value="53.9220019202341">
                <text:p>53.92200192023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.685">
                <text:p>36.685</text:p>
              </table:table-cell>
              <table:table-cell office:value-type="float" office:value="53.9220019202341">
                <text:p>53.92200192023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.986">
                <text:p>36.986</text:p>
              </table:table-cell>
              <table:table-cell office:value-type="float" office:value="53.9220019202341">
                <text:p>53.92200192023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.2871">
                <text:p>37.2871</text:p>
              </table:table-cell>
              <table:table-cell office:value-type="float" office:value="53.9220019202341">
                <text:p>53.92200192023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.542">
                <text:p>37.542</text:p>
              </table:table-cell>
              <table:table-cell office:value-type="float" office:value="53.9220019202341">
                <text:p>53.92200192023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.843">
                <text:p>37.843</text:p>
              </table:table-cell>
              <table:table-cell office:value-type="float" office:value="53.9220019202341">
                <text:p>53.92200192023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.1192">
                <text:p>38.1192</text:p>
              </table:table-cell>
              <table:table-cell office:value-type="float" office:value="53.9220019202341">
                <text:p>53.92200192023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.3704">
                <text:p>38.3704</text:p>
              </table:table-cell>
              <table:table-cell office:value-type="float" office:value="53.7265495222275">
                <text:p>53.72654952222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.7213">
                <text:p>38.7213</text:p>
              </table:table-cell>
              <table:table-cell office:value-type="float" office:value="53.7265495222275">
                <text:p>53.72654952222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.9975">
                <text:p>38.9975</text:p>
              </table:table-cell>
              <table:table-cell office:value-type="float" office:value="53.7315025069723">
                <text:p>53.73150250697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.2985">
                <text:p>39.2985</text:p>
              </table:table-cell>
              <table:table-cell office:value-type="float" office:value="53.7315025069723">
                <text:p>53.73150250697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.5497">
                <text:p>39.5497</text:p>
              </table:table-cell>
              <table:table-cell office:value-type="float" office:value="53.7315025069723">
                <text:p>53.73150250697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.796">
                <text:p>39.796</text:p>
              </table:table-cell>
              <table:table-cell office:value-type="float" office:value="53.7315025069723">
                <text:p>53.73150250697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.1651">
                <text:p>40.1651</text:p>
              </table:table-cell>
              <table:table-cell office:value-type="float" office:value="53.4484203788652">
                <text:p>53.44842037886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.3712">
                <text:p>40.3712</text:p>
              </table:table-cell>
              <table:table-cell office:value-type="float" office:value="53.4484203788652">
                <text:p>53.44842037886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.6474">
                <text:p>40.6474</text:p>
              </table:table-cell>
              <table:table-cell office:value-type="float" office:value="53.1569562765747">
                <text:p>53.15695627657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.9474">
                <text:p>40.9474</text:p>
              </table:table-cell>
              <table:table-cell office:value-type="float" office:value="53.1569562765747">
                <text:p>53.15695627657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.1974">
                <text:p>41.1974</text:p>
              </table:table-cell>
              <table:table-cell office:value-type="float" office:value="53.1569562765747">
                <text:p>53.15695627657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.5974">
                <text:p>41.5974</text:p>
              </table:table-cell>
              <table:table-cell office:value-type="float" office:value="53.2274410594815">
                <text:p>53.22744105948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.8474">
                <text:p>41.8474</text:p>
              </table:table-cell>
              <table:table-cell office:value-type="float" office:value="52.9752198363229">
                <text:p>52.97521983632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.0974">
                <text:p>42.0974</text:p>
              </table:table-cell>
              <table:table-cell office:value-type="float" office:value="52.8513952177027">
                <text:p>52.85139521770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.3486">
                <text:p>42.3486</text:p>
              </table:table-cell>
              <table:table-cell office:value-type="float" office:value="52.9664568633129">
                <text:p>52.96645686331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.6736">
                <text:p>42.6736</text:p>
              </table:table-cell>
              <table:table-cell office:value-type="float" office:value="52.9942697776491">
                <text:p>52.99426977764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.9736">
                <text:p>42.9736</text:p>
              </table:table-cell>
              <table:table-cell office:value-type="float" office:value="53.0361796485667">
                <text:p>53.0361796485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3.2498">
                <text:p>43.2498</text:p>
              </table:table-cell>
              <table:table-cell office:value-type="float" office:value="50.5825472057546">
                <text:p>50.58254720575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.6256">
                <text:p>43.6256</text:p>
              </table:table-cell>
              <table:table-cell office:value-type="float" office:value="49.1271316884344">
                <text:p>49.12713168843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.9544">
                <text:p>43.9544</text:p>
              </table:table-cell>
              <table:table-cell office:value-type="float" office:value="48.1506316960544">
                <text:p>48.15063169605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.247">
                <text:p>44.247</text:p>
              </table:table-cell>
              <table:table-cell office:value-type="float" office:value="47.5772284621363">
                <text:p>47.57722846213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.3588">
                <text:p>44.3588</text:p>
              </table:table-cell>
              <table:table-cell office:value-type="float" office:value="47.4953137144338">
                <text:p>47.49531371443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.4295">
                <text:p>44.4295</text:p>
              </table:table-cell>
              <table:table-cell office:value-type="float" office:value="47.499123702699">
                <text:p>47.4991237026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.6311">
                <text:p>44.6311</text:p>
              </table:table-cell>
              <table:table-cell office:value-type="float" office:value="47.0906929606657">
                <text:p>47.09069296066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.9561">
                <text:p>44.9561</text:p>
              </table:table-cell>
              <table:table-cell office:value-type="float" office:value="46.7142661200604">
                <text:p>46.71426612006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.2254">
                <text:p>45.2254</text:p>
              </table:table-cell>
              <table:table-cell office:value-type="float" office:value="46.5782495389914">
                <text:p>46.57824953899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.4803">
                <text:p>45.4803</text:p>
              </table:table-cell>
              <table:table-cell office:value-type="float" office:value="46.5001447795541">
                <text:p>46.50014477955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.7845">
                <text:p>45.7845</text:p>
              </table:table-cell>
              <table:table-cell office:value-type="float" office:value="45.8753067040554">
                <text:p>45.87530670405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.1007">
                <text:p>46.1007</text:p>
              </table:table-cell>
              <table:table-cell office:value-type="float" office:value="45.4562079948794">
                <text:p>45.45620799487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.3519">
                <text:p>46.3519</text:p>
              </table:table-cell>
              <table:table-cell office:value-type="float" office:value="44.9551945380008">
                <text:p>44.95519453800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.6519">
                <text:p>46.6519</text:p>
              </table:table-cell>
              <table:table-cell office:value-type="float" office:value="45.0447292622339">
                <text:p>45.0447292622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.953">
                <text:p>46.953</text:p>
              </table:table-cell>
              <table:table-cell office:value-type="float" office:value="44.9513845497356">
                <text:p>44.95138454973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7.2079">
                <text:p>47.2079</text:p>
              </table:table-cell>
              <table:table-cell office:value-type="float" office:value="45.0885441272841">
                <text:p>45.08854412728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.4653">
                <text:p>47.4653</text:p>
              </table:table-cell>
              <table:table-cell office:value-type="float" office:value="44.5787676973955">
                <text:p>44.57876769739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.7263">
                <text:p>47.7263</text:p>
              </table:table-cell>
              <table:table-cell office:value-type="float" office:value="44.2141518204124">
                <text:p>44.21415182041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.9873">
                <text:p>47.9873</text:p>
              </table:table-cell>
              <table:table-cell office:value-type="float" office:value="44.2236767910755">
                <text:p>44.22367679107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8.2724">
                <text:p>48.2724</text:p>
              </table:table-cell>
              <table:table-cell office:value-type="float" office:value="43.901732782663">
                <text:p>43.9017327826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8.4739">
                <text:p>48.4739</text:p>
              </table:table-cell>
              <table:table-cell office:value-type="float" office:value="43.9063047685813">
                <text:p>43.90630476858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8.8522">
                <text:p>48.8522</text:p>
              </table:table-cell>
              <table:table-cell office:value-type="float" office:value="43.5291159303229">
                <text:p>43.52911593032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.1072">
                <text:p>49.1072</text:p>
              </table:table-cell>
              <table:table-cell office:value-type="float" office:value="43.5310209244556">
                <text:p>43.53102092445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.508">
                <text:p>49.508</text:p>
              </table:table-cell>
              <table:table-cell office:value-type="float" office:value="43.2338418397671">
                <text:p>43.23384183976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.683">
                <text:p>49.683</text:p>
              </table:table-cell>
              <table:table-cell office:value-type="float" office:value="43.2262218632367">
                <text:p>43.22622186323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9.908">
                <text:p>49.908</text:p>
              </table:table-cell>
              <table:table-cell office:value-type="float" office:value="43.2128869043083">
                <text:p>43.21288690430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0.033">
                <text:p>50.033</text:p>
              </table:table-cell>
              <table:table-cell office:value-type="float" office:value="42.9549506987519">
                <text:p>42.95495069875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0.283">
                <text:p>50.283</text:p>
              </table:table-cell>
              <table:table-cell office:value-type="float" office:value="42.9690476553332">
                <text:p>42.96904765533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.283">
                <text:p>50.283</text:p>
              </table:table-cell>
              <table:table-cell office:value-type="float" office:value="42.9690476553332">
                <text:p>42.96904765533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0.658">
                <text:p>50.658</text:p>
              </table:table-cell>
              <table:table-cell office:value-type="float" office:value="42.6920615084506">
                <text:p>42.69206150845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0.9341">
                <text:p>50.9341</text:p>
              </table:table-cell>
              <table:table-cell office:value-type="float" office:value="42.4177423533536">
                <text:p>42.41774235335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.1403">
                <text:p>51.1403</text:p>
              </table:table-cell>
              <table:table-cell office:value-type="float" office:value="42.4710821890669">
                <text:p>42.47108218906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.4413">
                <text:p>51.4413</text:p>
              </table:table-cell>
              <table:table-cell office:value-type="float" office:value="40.8175472819544">
                <text:p>40.81754728195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1.6718">
                <text:p>51.6718</text:p>
              </table:table-cell>
              <table:table-cell office:value-type="float" office:value="39.9229620372769">
                <text:p>39.92296203727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1.9411">
                <text:p>51.9411</text:p>
              </table:table-cell>
              <table:table-cell office:value-type="float" office:value="39.2314491671366">
                <text:p>39.23144916713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.1769">
                <text:p>52.1769</text:p>
              </table:table-cell>
              <table:table-cell office:value-type="float" office:value="38.5685112089855">
                <text:p>38.56851120898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.4597">
                <text:p>52.4597</text:p>
              </table:table-cell>
              <table:table-cell office:value-type="float" office:value="38.2077053202676">
                <text:p>38.20770532026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.7618">
                <text:p>52.7618</text:p>
              </table:table-cell>
              <table:table-cell office:value-type="float" office:value="37.8076565524178">
                <text:p>37.80765655241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3.0618">
                <text:p>53.0618</text:p>
              </table:table-cell>
              <table:table-cell office:value-type="float" office:value="37.4647576085466">
                <text:p>37.46475760854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3.366">
                <text:p>53.366</text:p>
              </table:table-cell>
              <table:table-cell office:value-type="float" office:value="37.2494932715607">
                <text:p>37.24949327156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3.6455">
                <text:p>53.6455</text:p>
              </table:table-cell>
              <table:table-cell office:value-type="float" office:value="36.7980096621302">
                <text:p>36.79800966213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3.9004">
                <text:p>53.9004</text:p>
              </table:table-cell>
              <table:table-cell office:value-type="float" office:value="36.3949129036683">
                <text:p>36.39491290366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4.2254">
                <text:p>54.2254</text:p>
              </table:table-cell>
              <table:table-cell office:value-type="float" office:value="35.9262843470442">
                <text:p>35.92628434704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4.4518">
                <text:p>54.4518</text:p>
              </table:table-cell>
              <table:table-cell office:value-type="float" office:value="35.4378438514409">
                <text:p>35.43784385144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4.7128">
                <text:p>54.7128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5.0128">
                <text:p>55.0128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5.3464">
                <text:p>55.3464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5.6799">
                <text:p>55.6799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.0299">
                <text:p>56.0299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6.2799">
                <text:p>56.2799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6.5961">
                <text:p>56.5961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6.8711">
                <text:p>56.8711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7.1224">
                <text:p>57.1224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7.4234">
                <text:p>57.4234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7.4234">
                <text:p>57.4234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7.9498">
                <text:p>57.9498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8.2998">
                <text:p>58.2998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.5848">
                <text:p>58.5848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8.8153">
                <text:p>58.8153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9.0389">
                <text:p>59.0389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.2939">
                <text:p>59.2939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9.5689">
                <text:p>59.5689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9.8238">
                <text:p>59.8238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0.0788">
                <text:p>60.0788</text:p>
              </table:table-cell>
              <table:table-cell office:value-type="float" office:value="34.1832147156987">
                <text:p>34.18321471569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.3788">
                <text:p>60.3788</text:p>
              </table:table-cell>
              <table:table-cell office:value-type="float" office:value="34.0319581815688">
                <text:p>34.03195818156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.63">
                <text:p>60.63</text:p>
              </table:table-cell>
              <table:table-cell office:value-type="float" office:value="34.0319581815688">
                <text:p>34.03195818156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0.905">
                <text:p>60.905</text:p>
              </table:table-cell>
              <table:table-cell office:value-type="float" office:value="34.0319581815688">
                <text:p>34.03195818156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1.16">
                <text:p>61.16</text:p>
              </table:table-cell>
              <table:table-cell office:value-type="float" office:value="34.0319581815688">
                <text:p>34.03195818156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1.5135">
                <text:p>61.5135</text:p>
              </table:table-cell>
              <table:table-cell office:value-type="float" office:value="34.0319581815688">
                <text:p>34.03195818156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1.8135">
                <text:p>61.8135</text:p>
              </table:table-cell>
              <table:table-cell office:value-type="float" office:value="34.0319581815688">
                <text:p>34.03195818156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2.0648">
                <text:p>62.0648</text:p>
              </table:table-cell>
              <table:table-cell office:value-type="float" office:value="34.0319581815688">
                <text:p>34.03195818156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2.3268">
                <text:p>62.3268</text:p>
              </table:table-cell>
              <table:table-cell office:value-type="float" office:value="32.5658746971059">
                <text:p>32.56587469710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2.5768">
                <text:p>62.5768</text:p>
              </table:table-cell>
              <table:table-cell office:value-type="float" office:value="32.5651126994529">
                <text:p>32.56511269945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2.9277">
                <text:p>62.9277</text:p>
              </table:table-cell>
              <table:table-cell office:value-type="float" office:value="32.5651126994529">
                <text:p>32.56511269945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2.9277">
                <text:p>62.9277</text:p>
              </table:table-cell>
              <table:table-cell office:value-type="float" office:value="32.5658746971059">
                <text:p>32.56587469710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3.4787">
                <text:p>63.4787</text:p>
              </table:table-cell>
              <table:table-cell office:value-type="float" office:value="32.5658746971059">
                <text:p>32.56587469710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3.7287">
                <text:p>63.7287</text:p>
              </table:table-cell>
              <table:table-cell office:value-type="float" office:value="32.5651126994529">
                <text:p>32.56511269945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3.9799">
                <text:p>63.9799</text:p>
              </table:table-cell>
              <table:table-cell office:value-type="float" office:value="32.5651126994529">
                <text:p>32.56511269945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4.3299">
                <text:p>64.3299</text:p>
              </table:table-cell>
              <table:table-cell office:value-type="float" office:value="32.5651126994529">
                <text:p>32.56511269945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4.5799">
                <text:p>64.5799</text:p>
              </table:table-cell>
              <table:table-cell office:value-type="float" office:value="32.5651126994529">
                <text:p>32.56511269945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4.8799">
                <text:p>64.8799</text:p>
              </table:table-cell>
              <table:table-cell office:value-type="float" office:value="32.4287151195574">
                <text:p>32.42871511955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5.1312">
                <text:p>65.1312</text:p>
              </table:table-cell>
              <table:table-cell office:value-type="float" office:value="32.4287151195574">
                <text:p>32.42871511955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5.3824">
                <text:p>65.3824</text:p>
              </table:table-cell>
              <table:table-cell office:value-type="float" office:value="32.4287151195574">
                <text:p>32.42871511955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5.6824">
                <text:p>65.6824</text:p>
              </table:table-cell>
              <table:table-cell office:value-type="float" office:value="32.4287151195574">
                <text:p>32.42871511955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5.9574">
                <text:p>65.9574</text:p>
              </table:table-cell>
              <table:table-cell office:value-type="float" office:value="32.3136534739473">
                <text:p>32.31365347394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6.2324">
                <text:p>66.2324</text:p>
              </table:table-cell>
              <table:table-cell office:value-type="float" office:value="31.9238916744136">
                <text:p>31.92389167441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6.434">
                <text:p>66.434</text:p>
              </table:table-cell>
              <table:table-cell office:value-type="float" office:value="31.9277016626789">
                <text:p>31.92770166267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6.684">
                <text:p>66.684</text:p>
              </table:table-cell>
              <table:table-cell office:value-type="float" office:value="31.493363000442">
                <text:p>31.4933630004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6.9532">
                <text:p>66.9532</text:p>
              </table:table-cell>
              <table:table-cell office:value-type="float" office:value="31.2792416599357">
                <text:p>31.27924165993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7.2225">
                <text:p>67.2225</text:p>
              </table:table-cell>
              <table:table-cell office:value-type="float" office:value="31.0677873112151">
                <text:p>31.06778731121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7.4775">
                <text:p>67.4775</text:p>
              </table:table-cell>
              <table:table-cell office:value-type="float" office:value="30.8334730329031">
                <text:p>30.83347303290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7.7275">
                <text:p>67.7275</text:p>
              </table:table-cell>
              <table:table-cell office:value-type="float" office:value="30.6582135727022">
                <text:p>30.65821357270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8.0025">
                <text:p>68.0025</text:p>
              </table:table-cell>
              <table:table-cell office:value-type="float" office:value="30.4951460749501">
                <text:p>30.49514607495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8.2775">
                <text:p>68.2775</text:p>
              </table:table-cell>
              <table:table-cell office:value-type="float" office:value="30.2048249691391">
                <text:p>30.20482496913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8.5785">
                <text:p>68.5785</text:p>
              </table:table-cell>
              <table:table-cell office:value-type="float" office:value="29.6455186918024">
                <text:p>29.64551869180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8.8285">
                <text:p>68.8285</text:p>
              </table:table-cell>
              <table:table-cell office:value-type="float" office:value="29.6512336742003">
                <text:p>29.65123367420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.1535">
                <text:p>69.1535</text:p>
              </table:table-cell>
              <table:table-cell office:value-type="float" office:value="27.9900787905573">
                <text:p>27.990078790557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.4545">
                <text:p>69.4545</text:p>
              </table:table-cell>
              <table:table-cell office:value-type="float" office:value="27.2577990459789">
                <text:p>27.25779904597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9.7307">
                <text:p>69.7307</text:p>
              </table:table-cell>
              <table:table-cell office:value-type="float" office:value="26.6546779035921">
                <text:p>26.65467790359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0.0317">
                <text:p>70.0317</text:p>
              </table:table-cell>
              <table:table-cell office:value-type="float" office:value="26.1879543411006">
                <text:p>26.18795434110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0.2891">
                <text:p>70.2891</text:p>
              </table:table-cell>
              <table:table-cell office:value-type="float" office:value="25.8317204383011">
                <text:p>25.83172043830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0.5932">
                <text:p>70.5932</text:p>
              </table:table-cell>
              <table:table-cell office:value-type="float" office:value="25.4754865355015">
                <text:p>25.47548653550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0.7948">
                <text:p>70.7948</text:p>
              </table:table-cell>
              <table:table-cell office:value-type="float" office:value="25.4754865355015">
                <text:p>25.47548653550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1.1448">
                <text:p>71.1448</text:p>
              </table:table-cell>
              <table:table-cell office:value-type="float" office:value="25.1470655470381">
                <text:p>25.14706554703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.396">
                <text:p>71.396</text:p>
              </table:table-cell>
              <table:table-cell office:value-type="float" office:value="24.9497081548989">
                <text:p>24.94970815489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1.646">
                <text:p>71.646</text:p>
              </table:table-cell>
              <table:table-cell office:value-type="float" office:value="24.1229407013426">
                <text:p>24.12294070134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1.896">
                <text:p>71.896</text:p>
              </table:table-cell>
              <table:table-cell office:value-type="float" office:value="23.8650044957861">
                <text:p>23.86500449578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2.271">
                <text:p>72.271</text:p>
              </table:table-cell>
              <table:table-cell office:value-type="float" office:value="23.8745294664492">
                <text:p>23.87452946644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2.5506">
                <text:p>72.5506</text:p>
              </table:table-cell>
              <table:table-cell office:value-type="float" office:value="23.8745294664492">
                <text:p>23.87452946644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2.7877">
                <text:p>72.7877</text:p>
              </table:table-cell>
              <table:table-cell office:value-type="float" office:value="23.7152719569624">
                <text:p>23.71527195696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3.104">
                <text:p>73.104</text:p>
              </table:table-cell>
              <table:table-cell office:value-type="float" office:value="21.9169574957709">
                <text:p>21.91695749577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.4823">
                <text:p>73.4823</text:p>
              </table:table-cell>
              <table:table-cell office:value-type="float" office:value="21.54662663639">
                <text:p>21.546626636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3.7864">
                <text:p>73.7864</text:p>
              </table:table-cell>
              <table:table-cell office:value-type="float" office:value="20.5979395583462">
                <text:p>20.59793955834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4.0474">
                <text:p>74.0474</text:p>
              </table:table-cell>
              <table:table-cell office:value-type="float" office:value="20.4463020253898">
                <text:p>20.44630202538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.3636">
                <text:p>74.3636</text:p>
              </table:table-cell>
              <table:table-cell office:value-type="float" office:value="20.1548379230992">
                <text:p>20.15483792309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4.6432">
                <text:p>74.6432</text:p>
              </table:table-cell>
              <table:table-cell office:value-type="float" office:value="20.1967477940168">
                <text:p>20.19674779401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4.9594">
                <text:p>74.9594</text:p>
              </table:table-cell>
              <table:table-cell office:value-type="float" office:value="19.9186186506546">
                <text:p>19.91861865065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5.2604">
                <text:p>75.2604</text:p>
              </table:table-cell>
              <table:table-cell office:value-type="float" office:value="19.8062239968301">
                <text:p>19.80622399683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5.5117">
                <text:p>75.5117</text:p>
              </table:table-cell>
              <table:table-cell office:value-type="float" office:value="19.627154548364">
                <text:p>19.6271545483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5.7617">
                <text:p>75.7617</text:p>
              </table:table-cell>
              <table:table-cell office:value-type="float" office:value="19.3795053111236">
                <text:p>19.37950531112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6.0227">
                <text:p>76.0227</text:p>
              </table:table-cell>
              <table:table-cell office:value-type="float" office:value="19.3806483076032">
                <text:p>19.38064830760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6.2776">
                <text:p>76.2776</text:p>
              </table:table-cell>
              <table:table-cell office:value-type="float" office:value="19.3806483076032">
                <text:p>19.38064830760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6.5276">
                <text:p>76.5276</text:p>
              </table:table-cell>
              <table:table-cell office:value-type="float" office:value="19.2492037124526">
                <text:p>19.24920371245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6.7886">
                <text:p>76.7886</text:p>
              </table:table-cell>
              <table:table-cell office:value-type="float" office:value="19.2511087065852">
                <text:p>19.25110870658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7.1136">
                <text:p>77.1136</text:p>
              </table:table-cell>
              <table:table-cell office:value-type="float" office:value="19.2511087065852">
                <text:p>19.25110870658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7.3649">
                <text:p>77.3649</text:p>
              </table:table-cell>
              <table:table-cell office:value-type="float" office:value="19.2511087065852">
                <text:p>19.25110870658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7.6149">
                <text:p>77.6149</text:p>
              </table:table-cell>
              <table:table-cell office:value-type="float" office:value="19.2511087065852">
                <text:p>19.25110870658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7.9149">
                <text:p>77.9149</text:p>
              </table:table-cell>
              <table:table-cell office:value-type="float" office:value="19.2511087065852">
                <text:p>19.25110870658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.1649">
                <text:p>78.1649</text:p>
              </table:table-cell>
              <table:table-cell office:value-type="float" office:value="19.2511087065852">
                <text:p>19.25110870658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8.469">
                <text:p>78.469</text:p>
              </table:table-cell>
              <table:table-cell office:value-type="float" office:value="19.2511087065852">
                <text:p>19.25110870658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8.7732">
                <text:p>78.7732</text:p>
              </table:table-cell>
              <table:table-cell office:value-type="float" office:value="19.2511087065852">
                <text:p>19.25110870658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9.1067">
                <text:p>79.1067</text:p>
              </table:table-cell>
              <table:table-cell office:value-type="float" office:value="19.2511087065852">
                <text:p>19.25110870658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9.3567">
                <text:p>79.3567</text:p>
              </table:table-cell>
              <table:table-cell office:value-type="float" office:value="19.0206044165384">
                <text:p>19.02060441653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9.6328">
                <text:p>79.6328</text:p>
              </table:table-cell>
              <table:table-cell office:value-type="float" office:value="19.0213664141914">
                <text:p>19.02136641419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9.6328">
                <text:p>79.6328</text:p>
              </table:table-cell>
              <table:table-cell office:value-type="float" office:value="19.0213664141914">
                <text:p>19.02136641419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0.1591">
                <text:p>80.1591</text:p>
              </table:table-cell>
              <table:table-cell office:value-type="float" office:value="18.7824801499612">
                <text:p>18.78248014996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0.5766">
                <text:p>80.5766</text:p>
              </table:table-cell>
              <table:table-cell office:value-type="float" office:value="20.0797811542741">
                <text:p>20.07978115427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0.8578">
                <text:p>80.8578</text:p>
              </table:table-cell>
              <table:table-cell office:value-type="float" office:value="19.8549918466251">
                <text:p>19.85499184662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1.1824">
                <text:p>81.1824</text:p>
              </table:table-cell>
              <table:table-cell office:value-type="float" office:value="19.8340369111663">
                <text:p>19.83403691116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1.3841">
                <text:p>81.3841</text:p>
              </table:table-cell>
              <table:table-cell office:value-type="float" office:value="19.8443238794825">
                <text:p>19.84432387948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1.7377">
                <text:p>81.7377</text:p>
              </table:table-cell>
              <table:table-cell office:value-type="float" office:value="19.8443238794825">
                <text:p>19.84432387948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2.0377">
                <text:p>82.0377</text:p>
              </table:table-cell>
              <table:table-cell office:value-type="float" office:value="19.8443238794825">
                <text:p>19.84432387948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2.2889">
                <text:p>82.2889</text:p>
              </table:table-cell>
              <table:table-cell office:value-type="float" office:value="19.8443238794825">
                <text:p>19.84432387948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2.5389">
                <text:p>82.5389</text:p>
              </table:table-cell>
              <table:table-cell office:value-type="float" office:value="19.8443238794825">
                <text:p>19.84432387948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2.84">
                <text:p>82.84</text:p>
              </table:table-cell>
              <table:table-cell office:value-type="float" office:value="19.6549674627002">
                <text:p>19.65496746270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3.1441">
                <text:p>83.1441</text:p>
              </table:table-cell>
              <table:table-cell office:value-type="float" office:value="19.3204504930125">
                <text:p>19.32045049301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3.3457">
                <text:p>83.3457</text:p>
              </table:table-cell>
              <table:table-cell office:value-type="float" office:value="19.3452154167365">
                <text:p>19.34521541673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3.6478">
                <text:p>83.6478</text:p>
              </table:table-cell>
              <table:table-cell office:value-type="float" office:value="18.7748601734307">
                <text:p>18.77486017343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3.9404">
                <text:p>83.9404</text:p>
              </table:table-cell>
              <table:table-cell office:value-type="float" office:value="18.5443558833839">
                <text:p>18.54435588338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4.1709">
                <text:p>84.1709</text:p>
              </table:table-cell>
              <table:table-cell office:value-type="float" office:value="18.3622384443056">
                <text:p>18.36223844430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4.4258">
                <text:p>84.4258</text:p>
              </table:table-cell>
              <table:table-cell office:value-type="float" office:value="15.4342624624716">
                <text:p>15.43426246247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4.7269">
                <text:p>84.7269</text:p>
              </table:table-cell>
              <table:table-cell office:value-type="float" office:value="14.0352347714769">
                <text:p>14.03523477147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4.9879">
                <text:p>84.9879</text:p>
              </table:table-cell>
              <table:table-cell office:value-type="float" office:value="13.1292195620038">
                <text:p>13.12921956200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5.2428">
                <text:p>85.2428</text:p>
              </table:table-cell>
              <table:table-cell office:value-type="float" office:value="12.5474343539022">
                <text:p>12.54743435390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.4978">
                <text:p>85.4978</text:p>
              </table:table-cell>
              <table:table-cell office:value-type="float" office:value="12.0007010378408">
                <text:p>12.00070103784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5.7988">
                <text:p>85.7988</text:p>
              </table:table-cell>
              <table:table-cell office:value-type="float" office:value="11.5092125516254">
                <text:p>11.50921255162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6.0488">
                <text:p>86.0488</text:p>
              </table:table-cell>
              <table:table-cell office:value-type="float" office:value="11.092780834235">
                <text:p>11.0927808342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6.3001">
                <text:p>86.3001</text:p>
              </table:table-cell>
              <table:table-cell office:value-type="float" office:value="10.6565371778655">
                <text:p>10.65653717786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6.5501">
                <text:p>86.5501</text:p>
              </table:table-cell>
              <table:table-cell office:value-type="float" office:value="10.2907783044028">
                <text:p>10.29077830440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6.8013">
                <text:p>86.8013</text:p>
              </table:table-cell>
              <table:table-cell office:value-type="float" office:value="9.84691467150282">
                <text:p>9.846914671502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7.1023">
                <text:p>87.1023</text:p>
              </table:table-cell>
              <table:table-cell office:value-type="float" office:value="9.34894920523645">
                <text:p>9.348949205236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7.3273">
                <text:p>87.3273</text:p>
              </table:table-cell>
              <table:table-cell office:value-type="float" office:value="7.30298550680464">
                <text:p>7.302985506804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7.6068">
                <text:p>87.6068</text:p>
              </table:table-cell>
              <table:table-cell office:value-type="float" office:value="5.27683374735207">
                <text:p>5.276833747352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7.8679">
                <text:p>87.8679</text:p>
              </table:table-cell>
              <table:table-cell office:value-type="float" office:value="4.39786945456208">
                <text:p>4.397869454562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8.1289">
                <text:p>88.1289</text:p>
              </table:table-cell>
              <table:table-cell office:value-type="float" office:value="4.04430254354817">
                <text:p>4.044302543548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8.1289">
                <text:p>88.1289</text:p>
              </table:table-cell>
              <table:table-cell office:value-type="float" office:value="3.58443695993417">
                <text:p>3.584436959934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8.6591">
                <text:p>88.6591</text:p>
              </table:table-cell>
              <table:table-cell office:value-type="float" office:value="3.22134507825716">
                <text:p>3.221345078257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8.9284">
                <text:p>88.9284</text:p>
              </table:table-cell>
              <table:table-cell office:value-type="float" office:value="2.09473154822683">
                <text:p>2.0947315482268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9.1299">
                <text:p>89.1299</text:p>
              </table:table-cell>
              <table:table-cell office:value-type="float" office:value="1.64324793879637">
                <text:p>1.643247938796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9.4782">
                <text:p>89.4782</text:p>
              </table:table-cell>
              <table:table-cell office:value-type="float" office:value="0.919350168401485">
                <text:p>0.9193501684014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9.7792">
                <text:p>89.7792</text:p>
              </table:table-cell>
              <table:table-cell office:value-type="float" office:value="0.739137723455811">
                <text:p>0.7391377234558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0.0884">
                <text:p>90.0884</text:p>
              </table:table-cell>
              <table:table-cell office:value-type="float" office:value="0.742947711721065">
                <text:p>0.74294771172106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0.302">
                <text:p>90.302</text:p>
              </table:table-cell>
              <table:table-cell office:value-type="float" office:value="0.744090708200631">
                <text:p>0.7440907082006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0.5782">
                <text:p>90.5782</text:p>
              </table:table-cell>
              <table:table-cell office:value-type="float" office:value="0.744090708200631">
                <text:p>0.7440907082006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0.814">
                <text:p>90.814</text:p>
              </table:table-cell>
              <table:table-cell office:value-type="float" office:value="0.744090708200631">
                <text:p>0.7440907082006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1.0935">
                <text:p>91.0935</text:p>
              </table:table-cell>
              <table:table-cell office:value-type="float" office:value="0.744090708200631">
                <text:p>0.7440907082006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1.3307">
                <text:p>91.3307</text:p>
              </table:table-cell>
              <table:table-cell office:value-type="float" office:value="0.748662694118914">
                <text:p>0.7486626941189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1.6102">
                <text:p>91.6102</text:p>
              </table:table-cell>
              <table:table-cell office:value-type="float" office:value="0.748662694118914">
                <text:p>0.7486626941189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1.8614">
                <text:p>91.8614</text:p>
              </table:table-cell>
              <table:table-cell office:value-type="float" office:value="0.748662694118914">
                <text:p>0.7486626941189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2.1874">
                <text:p>92.1874</text:p>
              </table:table-cell>
              <table:table-cell office:value-type="float" office:value="0.748662694118914">
                <text:p>0.7486626941189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2.4138">
                <text:p>92.4138</text:p>
              </table:table-cell>
              <table:table-cell office:value-type="float" office:value="0.754377676516763">
                <text:p>0.7543776765167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2.665">
                <text:p>92.665</text:p>
              </table:table-cell>
              <table:table-cell office:value-type="float" office:value="0.754377676516763">
                <text:p>0.7543776765167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2.9661">
                <text:p>92.9661</text:p>
              </table:table-cell>
              <table:table-cell office:value-type="float" office:value="0.754377676516763">
                <text:p>0.7543776765167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3.2456">
                <text:p>93.2456</text:p>
              </table:table-cell>
              <table:table-cell office:value-type="float" office:value="0.763902647179845">
                <text:p>0.7639026471798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3.4968">
                <text:p>93.4968</text:p>
              </table:table-cell>
              <table:table-cell office:value-type="float" office:value="0.425956688053399">
                <text:p>0.4259566880533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3.7468">
                <text:p>93.7468</text:p>
              </table:table-cell>
              <table:table-cell office:value-type="float" office:value="0.425956688053399">
                <text:p>0.4259566880533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4.0468">
                <text:p>94.0468</text:p>
              </table:table-cell>
              <table:table-cell office:value-type="float" office:value="0.26403218678088">
                <text:p>0.264032186780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4.351">
                <text:p>94.351</text:p>
              </table:table-cell>
              <table:table-cell office:value-type="float" office:value="0.079247755916922">
                <text:p>0.0792477559169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4.6059">
                <text:p>94.6059</text:p>
              </table:table-cell>
              <table:table-cell office:value-type="float" office:value="0.0811527500495383">
                <text:p>0.08115275004953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4.907">
                <text:p>94.907</text:p>
              </table:table-cell>
              <table:table-cell office:value-type="float" office:value="0.0541018333663517">
                <text:p>0.05410183336635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5.1619">
                <text:p>95.1619</text:p>
              </table:table-cell>
              <table:table-cell office:value-type="float" office:value="0.0533398357133008">
                <text:p>0.05333983571330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5.4119">
                <text:p>95.4119</text:p>
              </table:table-cell>
              <table:table-cell office:value-type="float" office:value="0.0541018333663517">
                <text:p>0.05410183336635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5.6632">
                <text:p>95.6632</text:p>
              </table:table-cell>
              <table:table-cell office:value-type="float" office:value="0.0533398357133008">
                <text:p>0.05333983571330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5.9632">
                <text:p>95.9632</text:p>
              </table:table-cell>
              <table:table-cell office:value-type="float" office:value="0.204596369843172">
                <text:p>0.2045963698431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6.2724">
                <text:p>96.2724</text:p>
              </table:table-cell>
              <table:table-cell office:value-type="float" office:value="0.204596369843172">
                <text:p>0.2045963698431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6.5519">
                <text:p>96.5519</text:p>
              </table:table-cell>
              <table:table-cell office:value-type="float" office:value="0.204596369843172">
                <text:p>0.2045963698431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6.704">
                <text:p>96.704</text:p>
              </table:table-cell>
              <table:table-cell office:value-type="float" office:value="0.379093832390998">
                <text:p>0.3790938323909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6.704">
                <text:p>96.704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7.2589">
                <text:p>97.2589</text:p>
              </table:table-cell>
              <table:table-cell office:value-type="float" office:value="0.377188838258382">
                <text:p>0.3771888382583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7.6339">
                <text:p>97.6339</text:p>
              </table:table-cell>
              <table:table-cell office:value-type="float" office:value="0.377188838258382">
                <text:p>0.3771888382583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7.8589">
                <text:p>97.8589</text:p>
              </table:table-cell>
              <table:table-cell office:value-type="float" office:value="0.377188838258382">
                <text:p>0.3771888382583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8.1102">
                <text:p>98.1102</text:p>
              </table:table-cell>
              <table:table-cell office:value-type="float" office:value="0.376045841778794">
                <text:p>0.3760458417787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8.1102">
                <text:p>98.1102</text:p>
              </table:table-cell>
              <table:table-cell office:value-type="float" office:value="0.376045841778794">
                <text:p>0.3760458417787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8.6102">
                <text:p>98.6102</text:p>
              </table:table-cell>
              <table:table-cell office:value-type="float" office:value="0.376045841778794">
                <text:p>0.3760458417787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8.8602">
                <text:p>98.8602</text:p>
              </table:table-cell>
              <table:table-cell office:value-type="float" office:value="0.376045841778794">
                <text:p>0.3760458417787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9.1602">
                <text:p>99.1602</text:p>
              </table:table-cell>
              <table:table-cell office:value-type="float" office:value="0.376045841778794">
                <text:p>0.37604584177879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9.4694">
                <text:p>99.4694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9.7268">
                <text:p>99.7268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9.9071">
                <text:p>99.9071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.207">
                <text:p>100.207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0.607">
                <text:p>100.607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0.907">
                <text:p>100.907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1.407">
                <text:p>101.407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1.716">
                <text:p>101.716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1.947">
                <text:p>101.947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2.248">
                <text:p>102.248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2.548">
                <text:p>102.548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2.548">
                <text:p>102.548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2.864">
                <text:p>102.864</text:p>
              </table:table-cell>
              <table:table-cell office:value-type="float" office:value="0.377950835911411">
                <text:p>0.3779508359114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3.222">
                <text:p>103.222</text:p>
              </table:table-cell>
              <table:table-cell office:value-type="float" office:value="0.535303351265668">
                <text:p>0.5353033512656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3.598">
                <text:p>103.598</text:p>
              </table:table-cell>
              <table:table-cell office:value-type="float" office:value="0.532255360653486">
                <text:p>0.5322553606534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3.822">
                <text:p>103.822</text:p>
              </table:table-cell>
              <table:table-cell office:value-type="float" office:value="0.534160354786102">
                <text:p>0.5341603547861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4.088">
                <text:p>104.088</text:p>
              </table:table-cell>
              <table:table-cell office:value-type="float" office:value="0.534160354786102">
                <text:p>0.53416035478610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4.338">
                <text:p>104.338</text:p>
              </table:table-cell>
              <table:table-cell office:value-type="float" office:value="0.534160354786102">
                <text:p>0.5341603547861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4.638">
                <text:p>104.638</text:p>
              </table:table-cell>
              <table:table-cell office:value-type="float" office:value="0.534160354786102">
                <text:p>0.5341603547861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5.088">
                <text:p>105.088</text:p>
              </table:table-cell>
              <table:table-cell office:value-type="float" office:value="0.520825395857766">
                <text:p>0.5208253958577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5.413">
                <text:p>105.413</text:p>
              </table:table-cell>
              <table:table-cell office:value-type="float" office:value="0.534160354786102">
                <text:p>0.5341603547861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5.663">
                <text:p>105.663</text:p>
              </table:table-cell>
              <table:table-cell office:value-type="float" office:value="0.536065348918718">
                <text:p>0.5360653489187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5.864">
                <text:p>105.864</text:p>
              </table:table-cell>
              <table:table-cell office:value-type="float" office:value="0.541018333663517">
                <text:p>0.5410183336635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6.064">
                <text:p>106.064</text:p>
              </table:table-cell>
              <table:table-cell office:value-type="float" office:value="0.730374750445758">
                <text:p>0.7303747504457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6.064">
                <text:p>106.064</text:p>
              </table:table-cell>
              <table:table-cell office:value-type="float" office:value="0.725802764527475">
                <text:p>0.7258027645274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6.556">
                <text:p>106.556</text:p>
              </table:table-cell>
              <table:table-cell office:value-type="float" office:value="0.725802764527475">
                <text:p>0.7258027645274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6.864">
                <text:p>106.864</text:p>
              </table:table-cell>
              <table:table-cell office:value-type="float" office:value="0.427480683359479">
                <text:p>0.4274806833594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7.126">
                <text:p>107.126</text:p>
              </table:table-cell>
              <table:table-cell office:value-type="float" office:value="0.440815642287815">
                <text:p>0.4408156422878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7.477">
                <text:p>107.477</text:p>
              </table:table-cell>
              <table:table-cell office:value-type="float" office:value="0.446530624685664">
                <text:p>0.4465306246856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7.802">
                <text:p>107.802</text:p>
              </table:table-cell>
              <table:table-cell office:value-type="float" office:value="0.44843561881828">
                <text:p>0.448435618818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8.178">
                <text:p>108.178</text:p>
              </table:table-cell>
              <table:table-cell office:value-type="float" office:value="0.4533886035631">
                <text:p>0.45338860356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8.479">
                <text:p>108.479</text:p>
              </table:table-cell>
              <table:table-cell office:value-type="float" office:value="0.42671868570645">
                <text:p>0.426718685706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8.804">
                <text:p>108.804</text:p>
              </table:table-cell>
              <table:table-cell office:value-type="float" office:value="0.360043891064813">
                <text:p>0.3600438910648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9.084">
                <text:p>109.084</text:p>
              </table:table-cell>
              <table:table-cell office:value-type="float" office:value="0.18287943673132">
                <text:p>0.182879436731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9.242">
                <text:p>109.242</text:p>
              </table:table-cell>
              <table:table-cell office:value-type="float" office:value="0.0285749119892884">
                <text:p>0.02857491198928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9.267">
                <text:p>109.267</text:p>
              </table:table-cell>
              <table:table-cell office:value-type="float" office:value="0.0285749119892884">
                <text:p>0.02857491198928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9.504">
                <text:p>109.504</text:p>
              </table:table-cell>
              <table:table-cell office:value-type="float" office:value="0.0240029260710049">
                <text:p>0.024002926071004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9.718">
                <text:p>109.718</text:p>
              </table:table-cell>
              <table:table-cell office:value-type="float" office:value="0.0152399530609524">
                <text:p>0.01523995306095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9.718">
                <text:p>109.718</text:p>
              </table:table-cell>
              <table:table-cell office:value-type="float" office:value="0.0438148650502191">
                <text:p>0.043814865050219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0.235">
                <text:p>110.235</text:p>
              </table:table-cell>
              <table:table-cell office:value-type="float" office:value="0.0114299647957197">
                <text:p>0.01142996479571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0.235">
                <text:p>110.2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